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1pt"/>
    </style:style>
    <style:style style:name="co2" style:family="table-column">
      <style:table-column-properties fo:break-before="auto" style:column-width="353.14pt"/>
    </style:style>
    <style:style style:name="co3" style:family="table-column">
      <style:table-column-properties fo:break-before="auto" style:column-width="60.35pt"/>
    </style:style>
    <style:style style:name="co4" style:family="table-column">
      <style:table-column-properties fo:break-before="auto" style:column-width="103.69pt"/>
    </style:style>
    <style:style style:name="co5" style:family="table-column">
      <style:table-column-properties fo:break-before="auto" style:column-width="465.99pt"/>
    </style:style>
    <style:style style:name="co6" style:family="table-column">
      <style:table-column-properties fo:break-before="auto" style:column-width="70.36pt"/>
    </style:style>
    <style:style style:name="co7" style:family="table-column">
      <style:table-column-properties fo:break-before="auto" style:column-width="151.8pt"/>
    </style:style>
    <style:style style:name="co8" style:family="table-column">
      <style:table-column-properties fo:break-before="auto" style:column-width="46.09pt"/>
    </style:style>
    <style:style style:name="co9" style:family="table-column">
      <style:table-column-properties fo:break-before="auto" style:column-width="82.26pt"/>
    </style:style>
    <style:style style:name="co10" style:family="table-column">
      <style:table-column-properties fo:break-before="auto" style:column-width="48.95pt"/>
    </style:style>
    <style:style style:name="co11" style:family="table-column">
      <style:table-column-properties fo:break-before="auto" style:column-width="85.15pt"/>
    </style:style>
    <style:style style:name="co12" style:family="table-column">
      <style:table-column-properties fo:break-before="auto" style:column-width="148.9pt"/>
    </style:style>
    <style:style style:name="co13" style:family="table-column">
      <style:table-column-properties fo:break-before="auto" style:column-width="42.29pt"/>
    </style:style>
    <style:style style:name="co14" style:family="table-column">
      <style:table-column-properties fo:break-before="auto" style:column-width="179.8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3.16pt" fo:break-before="auto" style:use-optimal-row-height="true"/>
    </style:style>
    <style:style style:name="ro4" style:family="table-row">
      <style:table-row-properties style:row-height="34.7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fo:padding-bottom="0.99pt" fo:padding-left="0.99pt" fo:padding-right="4pt" fo:padding-top="0.99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feedly_fee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feed_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ed_status</text:p>
          </table:table-cell>
          <table:table-cell office:value-type="string" calcext:value-type="string">
            <text:p>feedly_import_stori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eedly_stories</text:p>
          </table:table-cell>
          <table:table-cell office:value-type="string" calcext:value-type="string">
            <text:p>last_attempted_download_time</text:p>
          </table:table-cell>
          <table:table-cell office:value-type="string" calcext:value-type="string">
            <text:p>feeds_id</text:p>
          </table:table-cell>
          <table:table-cell office:value-type="string" calcext:value-type="string">
            <text:p>feedly_end_date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feedly_start_date</text:p>
          </table:table-cell>
          <table:table-cell office:value-type="string" calcext:value-type="string">
            <text:p>last_successful_download_time</text:p>
          </table:table-cell>
          <table:table-cell office:value-type="string" calcext:value-type="string">
            <text:p>last_new_story_time</text:p>
          </table:table-cell>
          <table:table-cell office:value-type="string" calcext:value-type="string">
            <text:p>reparse</text:p>
          </table:table-cell>
          <table:table-cell office:value-type="string" calcext:value-type="string">
            <text:p>last_checksu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nking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float" office:value="67653" calcext:value-type="float">
            <text:p>67653</text:p>
          </table:table-cell>
          <table:table-cell office:value-type="string" calcext:value-type="string">
            <text:p>http://www.bignewsnetwork.com/index.php/nav/rss/2f7c7b2b71fcfcd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9:25:46.471143-04</text:p>
          </table:table-cell>
          <table:table-cell office:value-type="float" office:value="179399" calcext:value-type="float">
            <text:p>1793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9 07:19:14-04</text:p>
          </table:table-cell>
          <table:table-cell office:value-type="string" calcext:value-type="string">
            <text:p>2016-03-19 03:47:05.241275-04</text:p>
          </table:table-cell>
          <table:table-cell/>
          <table:table-cell office:value-type="string" calcext:value-type="string">
            <text:p>d20b14b9979ef03b338ddfbab4d97d0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Star, Kenya</text:p>
          </table:table-cell>
          <table:table-cell office:value-type="string" calcext:value-type="string">
            <text:p>active</text:p>
          </table:table-cell>
          <table:table-cell office:value-type="float" office:value="41928" calcext:value-type="float">
            <text:p>41928</text:p>
          </table:table-cell>
          <table:table-cell office:value-type="string" calcext:value-type="string">
            <text:p>http://www.the-star.co.ke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04:20.530181-04</text:p>
          </table:table-cell>
          <table:table-cell office:value-type="float" office:value="179851" calcext:value-type="float">
            <text:p>1798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916" calcext:value-type="float">
            <text:p>1069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8:04:52-04</text:p>
          </table:table-cell>
          <table:table-cell office:value-type="string" calcext:value-type="string">
            <text:p>2016-04-06 10:28:58.095001-04</text:p>
          </table:table-cell>
          <table:table-cell/>
          <table:table-cell office:value-type="string" calcext:value-type="string">
            <text:p>add1f0eb56aefe862a43a696b399eb8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ctive</text:p>
          </table:table-cell>
          <table:table-cell office:value-type="float" office:value="30123" calcext:value-type="float">
            <text:p>30123</text:p>
          </table:table-cell>
          <table:table-cell office:value-type="string" calcext:value-type="string">
            <text:p>http://blog.sme.sk/rss/?vr=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3:12:46.276392-04</text:p>
          </table:table-cell>
          <table:table-cell office:value-type="float" office:value="366258" calcext:value-type="float">
            <text:p>36625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8918" calcext:value-type="float">
            <text:p>5891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3:13:09-04</text:p>
          </table:table-cell>
          <table:table-cell office:value-type="string" calcext:value-type="string">
            <text:p>2015-12-23 02:59:10.279609-05</text:p>
          </table:table-cell>
          <table:table-cell/>
          <table:table-cell office:value-type="string" calcext:value-type="string">
            <text:p>56f30f26024fd177c5212d9babeba71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Malay Mail Online | Sports</text:p>
          </table:table-cell>
          <table:table-cell office:value-type="string" calcext:value-type="string">
            <text:p>active</text:p>
          </table:table-cell>
          <table:table-cell office:value-type="float" office:value="22394" calcext:value-type="float">
            <text:p>22394</text:p>
          </table:table-cell>
          <table:table-cell office:value-type="string" calcext:value-type="string">
            <text:p>http://www.themalaymailonline.com/feed/rss/spo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4:59:49.504925-04</text:p>
          </table:table-cell>
          <table:table-cell office:value-type="float" office:value="378127" calcext:value-type="float">
            <text:p>3781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745" calcext:value-type="float">
            <text:p>6074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5:06:11-04</text:p>
          </table:table-cell>
          <table:table-cell office:value-type="string" calcext:value-type="string">
            <text:p>2016-04-05 07:23:38.546172-04</text:p>
          </table:table-cell>
          <table:table-cell/>
          <table:table-cell office:value-type="string" calcext:value-type="string">
            <text:p>cc4ffb6a403ad4036651aebba44fcc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igma Live News</text:p>
          </table:table-cell>
          <table:table-cell office:value-type="string" calcext:value-type="string">
            <text:p>active</text:p>
          </table:table-cell>
          <table:table-cell office:value-type="float" office:value="22314" calcext:value-type="float">
            <text:p>22314</text:p>
          </table:table-cell>
          <table:table-cell office:value-type="string" calcext:value-type="string">
            <text:p>http://www.sigmalive.com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82438" calcext:value-type="float">
            <text:p>824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946" calcext:value-type="float">
            <text:p>4094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31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a52a8d4d29bbae67eed7c0a4aa2a301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Газета РБК от 07.04.2016</text:p>
          </table:table-cell>
          <table:table-cell office:value-type="string" calcext:value-type="string">
            <text:p>active</text:p>
          </table:table-cell>
          <table:table-cell office:value-type="float" office:value="21751" calcext:value-type="float">
            <text:p>21751</text:p>
          </table:table-cell>
          <table:table-cell office:value-type="string" calcext:value-type="string">
            <text:p>http://static.feed.rbc.ru/rbc/internal/rss.rbc.ru/rbcdaily.ru/last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88485" calcext:value-type="float">
            <text:p>3884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27" calcext:value-type="float">
            <text:p>4102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4:51-04</text:p>
          </table:table-cell>
          <table:table-cell office:value-type="string" calcext:value-type="string">
            <text:p>2016-04-07 03:31:40.348074-04</text:p>
          </table:table-cell>
          <table:table-cell/>
          <table:table-cell office:value-type="string" calcext:value-type="string">
            <text:p>947ea1a31662c13dd099b4adf384038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active</text:p>
          </table:table-cell>
          <table:table-cell office:value-type="float" office:value="21082" calcext:value-type="float">
            <text:p>21082</text:p>
          </table:table-cell>
          <table:table-cell office:value-type="string" calcext:value-type="string">
            <text:p>http://www.vg247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276886" calcext:value-type="float">
            <text:p>2768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8179" calcext:value-type="float">
            <text:p>681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6:52-04</text:p>
          </table:table-cell>
          <table:table-cell office:value-type="string" calcext:value-type="string">
            <text:p>2016-04-07 17:04:14.43813-04</text:p>
          </table:table-cell>
          <table:table-cell/>
          <table:table-cell office:value-type="string" calcext:value-type="string">
            <text:p>f447f01eadea77c4af4ef318d1489f9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oa News, News of Goa - Times of India</text:p>
          </table:table-cell>
          <table:table-cell office:value-type="string" calcext:value-type="string">
            <text:p>active</text:p>
          </table:table-cell>
          <table:table-cell office:value-type="float" office:value="19943" calcext:value-type="float">
            <text:p>19943</text:p>
          </table:table-cell>
          <table:table-cell office:value-type="string" calcext:value-type="string">
            <text:p>http://timesofindia.indiatimes.com/rssfeeds/3012535.c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73496" calcext:value-type="float">
            <text:p>37349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1093" calcext:value-type="float">
            <text:p>9109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7:07-04</text:p>
          </table:table-cell>
          <table:table-cell office:value-type="string" calcext:value-type="string">
            <text:p>2016-04-07 15:04:02.902479-04</text:p>
          </table:table-cell>
          <table:table-cell/>
          <table:table-cell office:value-type="string" calcext:value-type="string">
            <text:p>814adbda75c64163d1786ca37406af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beroquotidiano.it - Libero di sfogliare... Anche OnLine</text:p>
          </table:table-cell>
          <table:table-cell office:value-type="string" calcext:value-type="string">
            <text:p>active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http://www.liberoquotidiano.it/rss.jsp?sezione=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30620" calcext:value-type="float">
            <text:p>1306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09" calcext:value-type="float">
            <text:p>398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22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d9fd26b86a4d47b403d256328de3b9c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gió 7 - El més llegit</text:p>
          </table:table-cell>
          <table:table-cell office:value-type="string" calcext:value-type="string">
            <text:p>active</text:p>
          </table:table-cell>
          <table:table-cell office:value-type="float" office:value="16608" calcext:value-type="float">
            <text:p>16608</text:p>
          </table:table-cell>
          <table:table-cell office:value-type="string" calcext:value-type="string">
            <text:p>http://www.regio7.cat/elementosInt/rss/LoM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74183" calcext:value-type="float">
            <text:p>7418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633" calcext:value-type="float">
            <text:p>3963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5:29-04</text:p>
          </table:table-cell>
          <table:table-cell office:value-type="string" calcext:value-type="string">
            <text:p>2016-04-07 17:04:14.43813-04</text:p>
          </table:table-cell>
          <table:table-cell/>
          <table:table-cell office:value-type="string" calcext:value-type="string">
            <text:p>74f320fefa65dc1263414c2bd907d4f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20 Minuten | Schweiz</text:p>
          </table:table-cell>
          <table:table-cell office:value-type="string" calcext:value-type="string">
            <text:p>active</text:p>
          </table:table-cell>
          <table:table-cell office:value-type="float" office:value="16563" calcext:value-type="float">
            <text:p>16563</text:p>
          </table:table-cell>
          <table:table-cell office:value-type="string" calcext:value-type="string">
            <text:p>http://www.20min.ch/rss/rss.tmpl?type=channel&amp;get=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367403" calcext:value-type="float">
            <text:p>3674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04" calcext:value-type="float">
            <text:p>414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1:46-04</text:p>
          </table:table-cell>
          <table:table-cell office:value-type="string" calcext:value-type="string">
            <text:p>2016-03-30 09:30:41.335926-04</text:p>
          </table:table-cell>
          <table:table-cell/>
          <table:table-cell office:value-type="string" calcext:value-type="string">
            <text:p>ea4e84a5801545e7d16b43a19656b3c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GN Articles</text:p>
          </table:table-cell>
          <table:table-cell office:value-type="string" calcext:value-type="string">
            <text:p>active</text:p>
          </table:table-cell>
          <table:table-cell office:value-type="float" office:value="15808" calcext:value-type="float">
            <text:p>15808</text:p>
          </table:table-cell>
          <table:table-cell office:value-type="string" calcext:value-type="string">
            <text:p>http://feeds.ign.com/ign/artic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79761" calcext:value-type="float">
            <text:p>1797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7289" calcext:value-type="float">
            <text:p>6728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52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3265c100fca98392b040c8b8d1097ec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ocks-Markets-The Economic Times</text:p>
          </table:table-cell>
          <table:table-cell office:value-type="string" calcext:value-type="string">
            <text:p>active</text:p>
          </table:table-cell>
          <table:table-cell office:value-type="float" office:value="15150" calcext:value-type="float">
            <text:p>15150</text:p>
          </table:table-cell>
          <table:table-cell office:value-type="string" calcext:value-type="string">
            <text:p>http://economictimes.indiatimes.com/markets/stocks/rssfeeds/2146842.c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5:10:53.883963-04</text:p>
          </table:table-cell>
          <table:table-cell office:value-type="float" office:value="372398" calcext:value-type="float">
            <text:p>37239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0" calcext:value-type="float">
            <text:p>27116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5:11:51-04</text:p>
          </table:table-cell>
          <table:table-cell office:value-type="string" calcext:value-type="string">
            <text:p>2016-02-10 12:41:23.17683-05</text:p>
          </table:table-cell>
          <table:table-cell/>
          <table:table-cell office:value-type="string" calcext:value-type="string">
            <text:p>631a8c906f21bef43c5b5930d639a7b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ravel and Tourism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float" office:value="13424" calcext:value-type="float">
            <text:p>13424</text:p>
          </table:table-cell>
          <table:table-cell office:value-type="string" calcext:value-type="string">
            <text:p>http://www.bignewsnetwork.com/index.php/nav/rss/26e7946dced8f2b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179665" calcext:value-type="float">
            <text:p>1796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9 08:20:14-04</text:p>
          </table:table-cell>
          <table:table-cell office:value-type="string" calcext:value-type="string">
            <text:p>2016-03-19 07:47:48.851258-04</text:p>
          </table:table-cell>
          <table:table-cell/>
          <table:table-cell office:value-type="string" calcext:value-type="string">
            <text:p>7b7f838f0a782b66a83dfa51178eed4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TL Info - A la Une</text:p>
          </table:table-cell>
          <table:table-cell office:value-type="string" calcext:value-type="string">
            <text:p>active</text:p>
          </table:table-cell>
          <table:table-cell office:value-type="float" office:value="13362" calcext:value-type="float">
            <text:p>13362</text:p>
          </table:table-cell>
          <table:table-cell office:value-type="string" calcext:value-type="string">
            <text:p>http://feeds.feedburner.com/Rtlinfos-ALaU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07561" calcext:value-type="float">
            <text:p>1075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329" calcext:value-type="float">
            <text:p>563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6:33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a8f9bd1b6a5af542b4ac1bdf63f55f5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haskar</text:p>
          </table:table-cell>
          <table:table-cell office:value-type="string" calcext:value-type="string">
            <text:p>active</text:p>
          </table:table-cell>
          <table:table-cell office:value-type="float" office:value="12204" calcext:value-type="float">
            <text:p>12204</text:p>
          </table:table-cell>
          <table:table-cell office:value-type="string" calcext:value-type="string">
            <text:p>http://www.bhaskar.com/rss-feed/3998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373077" calcext:value-type="float">
            <text:p>3730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19540" calcext:value-type="float">
            <text:p>21954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5:08-04</text:p>
          </table:table-cell>
          <table:table-cell office:value-type="string" calcext:value-type="string">
            <text:p>2016-04-07 16:34:10.347803-04</text:p>
          </table:table-cell>
          <table:table-cell/>
          <table:table-cell office:value-type="string" calcext:value-type="string">
            <text:p>e4cc0a3a09a6fd6714d452a5aaefe47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أخبار موقع نافذة مصر <text:s text:c="2"/></text:p>
          </table:table-cell>
          <table:table-cell office:value-type="string" calcext:value-type="string">
            <text:p>active</text:p>
          </table:table-cell>
          <table:table-cell office:value-type="float" office:value="10907" calcext:value-type="float">
            <text:p>10907</text:p>
          </table:table-cell>
          <table:table-cell office:value-type="string" calcext:value-type="string">
            <text:p>http://egyptwindow.net/Rss.asp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73772" calcext:value-type="float">
            <text:p>17377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633" calcext:value-type="float">
            <text:p>10263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09-04</text:p>
          </table:table-cell>
          <table:table-cell office:value-type="string" calcext:value-type="string">
            <text:p>2016-04-07 19:04:33.474507-04</text:p>
          </table:table-cell>
          <table:table-cell/>
          <table:table-cell office:value-type="string" calcext:value-type="string">
            <text:p>93f9a4804cb3c67a506992bc6408d989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עסקים - nrg.co.il <text:s/></text:p>
          </table:table-cell>
          <table:table-cell office:value-type="string" calcext:value-type="string">
            <text:p>active</text:p>
          </table:table-cell>
          <table:table-cell office:value-type="float" office:value="9506" calcext:value-type="float">
            <text:p>9506</text:p>
          </table:table-cell>
          <table:table-cell office:value-type="string" calcext:value-type="string">
            <text:p>http://www.nrg.co.il/online/RSS/16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3:38:49.974457-04</text:p>
          </table:table-cell>
          <table:table-cell office:value-type="float" office:value="112211" calcext:value-type="float">
            <text:p>1122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585" calcext:value-type="float">
            <text:p>5958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29 07:54:51-05</text:p>
          </table:table-cell>
          <table:table-cell office:value-type="string" calcext:value-type="string">
            <text:p>2015-12-29 07:54:38.068781-05</text:p>
          </table:table-cell>
          <table:table-cell/>
          <table:table-cell office:value-type="string" calcext:value-type="string">
            <text:p>685bcf1eb0d139ae1535c78551245df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<text:s/>R7 - Notícias de Tecnologia e Ciência</text:p>
          </table:table-cell>
          <table:table-cell office:value-type="string" calcext:value-type="string">
            <text:p>active</text:p>
          </table:table-cell>
          <table:table-cell office:value-type="float" office:value="9329" calcext:value-type="float">
            <text:p>9329</text:p>
          </table:table-cell>
          <table:table-cell office:value-type="string" calcext:value-type="string">
            <text:p>http://www.r7.com//data/rss/tecnologiaCiencia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51620" calcext:value-type="float">
            <text:p>1516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356" calcext:value-type="float">
            <text:p>833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16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adb3f176f7750fb592c4fabda471574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 KwaZulu-Natal Extended</text:p>
          </table:table-cell>
          <table:table-cell office:value-type="string" calcext:value-type="string">
            <text:p>active</text:p>
          </table:table-cell>
          <table:table-cell office:value-type="float" office:value="9223" calcext:value-type="float">
            <text:p>9223</text:p>
          </table:table-cell>
          <table:table-cell office:value-type="string" calcext:value-type="string">
            <text:p>http://www.iol.co.za/cmlink/news-kwazulu-natal-extended-1.679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2:18:05.91098-04</text:p>
          </table:table-cell>
          <table:table-cell office:value-type="float" office:value="365785" calcext:value-type="float">
            <text:p>3657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9281" calcext:value-type="float">
            <text:p>2692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2:18:32-04</text:p>
          </table:table-cell>
          <table:table-cell office:value-type="string" calcext:value-type="string">
            <text:p>2016-02-25 08:48:19.572661-05</text:p>
          </table:table-cell>
          <table:table-cell/>
          <table:table-cell office:value-type="string" calcext:value-type="string">
            <text:p>237c6127b536dfcac32abbb6ce6d0b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V Box Feed Extended</text:p>
          </table:table-cell>
          <table:table-cell office:value-type="string" calcext:value-type="string">
            <text:p>active</text:p>
          </table:table-cell>
          <table:table-cell office:value-type="float" office:value="8353" calcext:value-type="float">
            <text:p>8353</text:p>
          </table:table-cell>
          <table:table-cell office:value-type="string" calcext:value-type="string">
            <text:p>http://www.iol.co.za/cmlink/tv-box-feed-extended-1.17053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3:08:45.093942-04</text:p>
          </table:table-cell>
          <table:table-cell office:value-type="float" office:value="362801" calcext:value-type="float">
            <text:p>36280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228" calcext:value-type="float">
            <text:p>422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3:08:58-04</text:p>
          </table:table-cell>
          <table:table-cell office:value-type="string" calcext:value-type="string">
            <text:p>2016-02-09 11:57:55.655905-05</text:p>
          </table:table-cell>
          <table:table-cell/>
          <table:table-cell office:value-type="string" calcext:value-type="string">
            <text:p>eb69ea82562e465698cd293b7f9548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Colleges</text:p>
          </table:table-cell>
          <table:table-cell office:value-type="string" calcext:value-type="string">
            <text:p>active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http://www.dallasnews.com/sports/college-sport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19:07.017383-04</text:p>
          </table:table-cell>
          <table:table-cell office:value-type="float" office:value="350323" calcext:value-type="float">
            <text:p>3503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3 11:03:27-05</text:p>
          </table:table-cell>
          <table:table-cell office:value-type="string" calcext:value-type="string">
            <text:p>2015-12-03 10:31:02.950423-05</text:p>
          </table:table-cell>
          <table:table-cell/>
          <table:table-cell office:value-type="string" calcext:value-type="string">
            <text:p>2c300da1dc07cd982a6cc43ed22850a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ood Deals</text:p>
          </table:table-cell>
          <table:table-cell office:value-type="string" calcext:value-type="string">
            <text:p>active</text:p>
          </table:table-cell>
          <table:table-cell office:value-type="float" office:value="6898" calcext:value-type="float">
            <text:p>6898</text:p>
          </table:table-cell>
          <table:table-cell office:value-type="string" calcext:value-type="string">
            <text:p>http://impact.al.com/shopping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3:52:16.320611-04</text:p>
          </table:table-cell>
          <table:table-cell office:value-type="float" office:value="375599" calcext:value-type="float">
            <text:p>3755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4725" calcext:value-type="float">
            <text:p>247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3:52:56-04</text:p>
          </table:table-cell>
          <table:table-cell office:value-type="string" calcext:value-type="string">
            <text:p>2016-02-26 19:53:55.289211-05</text:p>
          </table:table-cell>
          <table:table-cell/>
          <table:table-cell office:value-type="string" calcext:value-type="string">
            <text:p>c5fcc7bea32baada54f3ea92e74ef1d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lo RSS</text:p>
          </table:table-cell>
          <table:table-cell office:value-type="string" calcext:value-type="string">
            <text:p>active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http://www.delo.si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83556" calcext:value-type="float">
            <text:p>835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114" calcext:value-type="float">
            <text:p>411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26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d6ca9a3888ee5618fed636b8cb4d3f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Rangers</text:p>
          </table:table-cell>
          <table:table-cell office:value-type="string" calcext:value-type="string">
            <text:p>active</text:p>
          </table:table-cell>
          <table:table-cell office:value-type="float" office:value="6520" calcext:value-type="float">
            <text:p>6520</text:p>
          </table:table-cell>
          <table:table-cell office:value-type="string" calcext:value-type="string">
            <text:p>http://www.dallasnews.com/sports/texas-ranger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3:18:08.181371-04</text:p>
          </table:table-cell>
          <table:table-cell office:value-type="float" office:value="351520" calcext:value-type="float">
            <text:p>3515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4" calcext:value-type="float">
            <text:p>165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3 09:32:06-05</text:p>
          </table:table-cell>
          <table:table-cell office:value-type="string" calcext:value-type="string">
            <text:p>2015-12-03 06:00:49.672861-05</text:p>
          </table:table-cell>
          <table:table-cell/>
          <table:table-cell office:value-type="string" calcext:value-type="string">
            <text:p>524234987bab52de0293ef18be366f9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SOnline.com Business</text:p>
          </table:table-cell>
          <table:table-cell office:value-type="string" calcext:value-type="string">
            <text:p>active</text:p>
          </table:table-cell>
          <table:table-cell office:value-type="float" office:value="6508" calcext:value-type="float">
            <text:p>6508</text:p>
          </table:table-cell>
          <table:table-cell office:value-type="string" calcext:value-type="string">
            <text:p>http://www.jsonline.com/rss?c=y&amp;path=%2Fbusin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9:24:05.513983-04</text:p>
          </table:table-cell>
          <table:table-cell office:value-type="float" office:value="346845" calcext:value-type="float">
            <text:p>34684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9:26:15-04</text:p>
          </table:table-cell>
          <table:table-cell office:value-type="string" calcext:value-type="string">
            <text:p>2016-04-02 17:41:30.927823-04</text:p>
          </table:table-cell>
          <table:table-cell/>
          <table:table-cell office:value-type="string" calcext:value-type="string">
            <text:p>551344960132b1d390065947d9add9a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ealth News | Wellness | Diet And Fitness | Disorders Cure | Nutrition</text:p>
          </table:table-cell>
          <table:table-cell office:value-type="string" calcext:value-type="string">
            <text:p>active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http://www.boldsky.com/rss/boldsky-health-fb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31:20.355431-04</text:p>
          </table:table-cell>
          <table:table-cell office:value-type="float" office:value="378457" calcext:value-type="float">
            <text:p>37845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44645" calcext:value-type="float">
            <text:p>24464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1:32:06-04</text:p>
          </table:table-cell>
          <table:table-cell office:value-type="string" calcext:value-type="string">
            <text:p>2016-03-20 10:52:52.251648-04</text:p>
          </table:table-cell>
          <table:table-cell/>
          <table:table-cell office:value-type="string" calcext:value-type="string">
            <text:p>50de8e5f7a1f3c69833cf83360e6301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NN.com Recently Published/Updated</text:p>
          </table:table-cell>
          <table:table-cell office:value-type="string" calcext:value-type="string">
            <text:p>active</text:p>
          </table:table-cell>
          <table:table-cell office:value-type="float" office:value="4272" calcext:value-type="float">
            <text:p>4272</text:p>
          </table:table-cell>
          <table:table-cell office:value-type="string" calcext:value-type="string">
            <text:p>http://rss.cnn.com/rss/cnn_latest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7684" calcext:value-type="float">
            <text:p>768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55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e724a1950f101ca7aa1fe0a57147811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High Schools</text:p>
          </table:table-cell>
          <table:table-cell office:value-type="string" calcext:value-type="string">
            <text:p>active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http://www.dallasnews.com/sports/high-school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0:30:39.279132-04</text:p>
          </table:table-cell>
          <table:table-cell office:value-type="float" office:value="350956" calcext:value-type="float">
            <text:p>3509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3" calcext:value-type="float">
            <text:p>16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01 06:15:16-05</text:p>
          </table:table-cell>
          <table:table-cell office:value-type="string" calcext:value-type="string">
            <text:p>2015-10-31 23:43:02.088344-04</text:p>
          </table:table-cell>
          <table:table-cell/>
          <table:table-cell office:value-type="string" calcext:value-type="string">
            <text:p>b46fac8fceee7ffc22184e470f850d9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hoenix - Politics</text:p>
          </table:table-cell>
          <table:table-cell office:value-type="string" calcext:value-type="string">
            <text:p>active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http://rssfeeds.azcentral.com/phoenix/politic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55974" calcext:value-type="float">
            <text:p>35597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5128" calcext:value-type="float">
            <text:p>251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5:39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1be8e81960ee628d7a9e0b31f25917c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lkandCookies</text:p>
          </table:table-cell>
          <table:table-cell office:value-type="string" calcext:value-type="string">
            <text:p>active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http://feeds.feedburner.com/milkandcook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0:00:40.476876-04</text:p>
          </table:table-cell>
          <table:table-cell office:value-type="float" office:value="347617" calcext:value-type="float">
            <text:p>3476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0:03:41-04</text:p>
          </table:table-cell>
          <table:table-cell office:value-type="string" calcext:value-type="string">
            <text:p>2016-04-05 12:24:48.233071-04</text:p>
          </table:table-cell>
          <table:table-cell/>
          <table:table-cell office:value-type="string" calcext:value-type="string">
            <text:p>276e34e892e2db2c4dae75470549c3b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est Linn Tidings</text:p>
          </table:table-cell>
          <table:table-cell office:value-type="string" calcext:value-type="string">
            <text:p>active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http://www.pamplinmedia.com/component/obrss/west-linn-tid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49184" calcext:value-type="float">
            <text:p>34918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99" calcext:value-type="float">
            <text:p>13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7:49-04</text:p>
          </table:table-cell>
          <table:table-cell office:value-type="string" calcext:value-type="string">
            <text:p>2016-04-07 21:04:58.067331-04</text:p>
          </table:table-cell>
          <table:table-cell/>
          <table:table-cell office:value-type="string" calcext:value-type="string">
            <text:p>12043a110b90f9b2f1eca59b585f000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HNED.cz - Blogy</text:p>
          </table:table-cell>
          <table:table-cell office:value-type="string" calcext:value-type="string">
            <text:p>active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http://blog.ihned.cz/?m=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04:02.902479-04</text:p>
          </table:table-cell>
          <table:table-cell office:value-type="float" office:value="381241" calcext:value-type="float">
            <text:p>38124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56" calcext:value-type="float">
            <text:p>405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05:43-04</text:p>
          </table:table-cell>
          <table:table-cell office:value-type="string" calcext:value-type="string">
            <text:p>2016-04-07 07:32:20.111225-04</text:p>
          </table:table-cell>
          <table:table-cell/>
          <table:table-cell office:value-type="string" calcext:value-type="string">
            <text:p>e04c5ff2e4e6f5c2a085f0117642add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Soleil - Les régions</text:p>
          </table:table-cell>
          <table:table-cell office:value-type="string" calcext:value-type="string">
            <text:p>active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http://www.lapresse.ca/rss/593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8:58:32.51741-04</text:p>
          </table:table-cell>
          <table:table-cell office:value-type="float" office:value="363570" calcext:value-type="float">
            <text:p>3635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747" calcext:value-type="float">
            <text:p>607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9:03:02-04</text:p>
          </table:table-cell>
          <table:table-cell office:value-type="string" calcext:value-type="string">
            <text:p>2016-04-03 17:16:27.540998-04</text:p>
          </table:table-cell>
          <table:table-cell/>
          <table:table-cell office:value-type="string" calcext:value-type="string">
            <text:p>326bf24427a8cca9e9f089634563512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20 Minuten Online - Wetter</text:p>
          </table:table-cell>
          <table:table-cell office:value-type="string" calcext:value-type="string">
            <text:p>active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http://www.20min.ch/rss/videopodcast.tmpl?cid=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67411" calcext:value-type="float">
            <text:p>3674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04" calcext:value-type="float">
            <text:p>414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49-04</text:p>
          </table:table-cell>
          <table:table-cell office:value-type="string" calcext:value-type="string">
            <text:p>2016-04-07 15:04:02.902479-04</text:p>
          </table:table-cell>
          <table:table-cell/>
          <table:table-cell office:value-type="string" calcext:value-type="string">
            <text:p>08b43d82f197c849a50e35f762ffb89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itizen-times.com - Sports</text:p>
          </table:table-cell>
          <table:table-cell office:value-type="string" calcext:value-type="string">
            <text:p>active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http://www.citizen-times.com/rss/spo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52:45.373133-04</text:p>
          </table:table-cell>
          <table:table-cell office:value-type="float" office:value="349470" calcext:value-type="float">
            <text:p>3494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8" calcext:value-type="float">
            <text:p>1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25 21:53:15-05</text:p>
          </table:table-cell>
          <table:table-cell table:number-columns-repeated="2"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pinion Blog</text:p>
          </table:table-cell>
          <table:table-cell office:value-type="string" calcext:value-type="string">
            <text:p>active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http://dallasmorningviewsblog.dallasnew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350205" calcext:value-type="float">
            <text:p>3502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2:22:16-04</text:p>
          </table:table-cell>
          <table:table-cell office:value-type="string" calcext:value-type="string">
            <text:p>2016-03-30 18:32:00.802653-04</text:p>
          </table:table-cell>
          <table:table-cell/>
          <table:table-cell office:value-type="string" calcext:value-type="string">
            <text:p>dbcf2e1ce05845242162da57c2bc69d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Texas Longhorns</text:p>
          </table:table-cell>
          <table:table-cell office:value-type="string" calcext:value-type="string">
            <text:p>active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http://www.dallasnews.com/sports/college-sports/texas-longhorn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2:47:32.223873-04</text:p>
          </table:table-cell>
          <table:table-cell office:value-type="float" office:value="354009" calcext:value-type="float">
            <text:p>35400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4" calcext:value-type="float">
            <text:p>16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3 09:03:23-05</text:p>
          </table:table-cell>
          <table:table-cell office:value-type="string" calcext:value-type="string">
            <text:p>2015-12-03 01:29:54.799579-05</text:p>
          </table:table-cell>
          <table:table-cell/>
          <table:table-cell office:value-type="string" calcext:value-type="string">
            <text:p>329c78ede001f636f197ebd4f74360a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litics and Society Headlines from Bosnia and Herzegovina</text:p>
          </table:table-cell>
          <table:table-cell office:value-type="string" calcext:value-type="string">
            <text:p>active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http://www.balkaninsight.com/en/rss/bosnia-and-herzegovina-politics-and-society-all-lat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4:38:59.338701-04</text:p>
          </table:table-cell>
          <table:table-cell office:value-type="float" office:value="375436" calcext:value-type="float">
            <text:p>3754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97" calcext:value-type="float">
            <text:p>3949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4:39:29-04</text:p>
          </table:table-cell>
          <table:table-cell office:value-type="string" calcext:value-type="string">
            <text:p>2016-03-08 12:39:14.897635-05</text:p>
          </table:table-cell>
          <table:table-cell/>
          <table:table-cell office:value-type="string" calcext:value-type="string">
            <text:p>2b9e62344e9abd6f03174ac3718e515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rtalCT.com.br - O nosso lado é o seu</text:p>
          </table:table-cell>
          <table:table-cell office:value-type="string" calcext:value-type="string">
            <text:p>active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http://www.clebertoledo.com.br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66095" calcext:value-type="float">
            <text:p>3660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672" calcext:value-type="float">
            <text:p>836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43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9a14908e6c6a77f7c415f77822e4e07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http://feeds.feedburner.com/noticias-do-corinthi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52407" calcext:value-type="float">
            <text:p>1524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428" calcext:value-type="float">
            <text:p>834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33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0d6a70d46c830dcba65ffaa1f4760ed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Arts &amp; Life</text:p>
          </table:table-cell>
          <table:table-cell office:value-type="string" calcext:value-type="string">
            <text:p>active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http://www.dallasnews.com/lifestyl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04:58.067331-04</text:p>
          </table:table-cell>
          <table:table-cell office:value-type="float" office:value="351352" calcext:value-type="float">
            <text:p>3513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5" calcext:value-type="float">
            <text:p>16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05:29-04</text:p>
          </table:table-cell>
          <table:table-cell office:value-type="string" calcext:value-type="string">
            <text:p>2016-04-06 13:29:28.921628-04</text:p>
          </table:table-cell>
          <table:table-cell/>
          <table:table-cell office:value-type="string" calcext:value-type="string">
            <text:p>b22f46cb266a0375bb5f68e088b2748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Football</text:p>
          </table:table-cell>
          <table:table-cell office:value-type="string" calcext:value-type="string">
            <text:p>active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http://www.dallasnews.com/sports/high-schools/football-new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0786" calcext:value-type="float">
            <text:p>3507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1" calcext:value-type="float">
            <text:p>16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7 20:07:05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f19098b2cf9e258d5603e771e566790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line Reporter/news from www.heritage.com</text:p>
          </table:table-cell>
          <table:table-cell office:value-type="string" calcext:value-type="string">
            <text:p>active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http://www.heritage.com/?rss=saline_reporter/n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52:45.373133-04</text:p>
          </table:table-cell>
          <table:table-cell office:value-type="float" office:value="355219" calcext:value-type="float">
            <text:p>3552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16" calcext:value-type="float">
            <text:p>17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25 21:53:27-05</text:p>
          </table:table-cell>
          <table:table-cell table:number-columns-repeated="2"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ппозиционный журнал</text:p>
          </table:table-cell>
          <table:table-cell office:value-type="string" calcext:value-type="string">
            <text:p>active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http://community.livejournal.com/ru_opposition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5286" calcext:value-type="float">
            <text:p>352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025" calcext:value-type="float">
            <text:p>140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41:45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40c0a001dff5e466735aee80efa8477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ankfurter Rundschau Politik</text:p>
          </table:table-cell>
          <table:table-cell office:value-type="string" calcext:value-type="string">
            <text:p>active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http://www.fr-online.de/politik/-/1472596/1472596/-/view/asFeed/-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76626" calcext:value-type="float">
            <text:p>766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983" calcext:value-type="float">
            <text:p>399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31-04</text:p>
          </table:table-cell>
          <table:table-cell office:value-type="string" calcext:value-type="string">
            <text:p>2016-04-05 06:53:39.767699-04</text:p>
          </table:table-cell>
          <table:table-cell/>
          <table:table-cell office:value-type="string" calcext:value-type="string">
            <text:p>ffb6e223086614daa01c285554ba2aa1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خبرگزاری باشگاه خبرنگاران | آخرین اخبار ایران و جهان</text:p>
          </table:table-cell>
          <table:table-cell office:value-type="string" calcext:value-type="string">
            <text:p>active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http://www.yjc.ir/fa/rss/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1:47:15.596318-04</text:p>
          </table:table-cell>
          <table:table-cell office:value-type="float" office:value="79970" calcext:value-type="float">
            <text:p>799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00" calcext:value-type="float">
            <text:p>406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1:47:25-04</text:p>
          </table:table-cell>
          <table:table-cell office:value-type="string" calcext:value-type="string">
            <text:p>2016-03-29 14:57:05.568353-04</text:p>
          </table:table-cell>
          <table:table-cell/>
          <table:table-cell office:value-type="string" calcext:value-type="string">
            <text:p>e16ecf140610168001eba46112735a6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http://ucho.info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53295" calcext:value-type="float">
            <text:p>1532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835" calcext:value-type="float">
            <text:p>8383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50-04</text:p>
          </table:table-cell>
          <table:table-cell office:value-type="string" calcext:value-type="string">
            <text:p>2016-04-07 21:04:58.067331-04</text:p>
          </table:table-cell>
          <table:table-cell/>
          <table:table-cell office:value-type="string" calcext:value-type="string">
            <text:p>458eea373f8700202a1bc3b93c880db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десский портал</text:p>
          </table:table-cell>
          <table:table-cell office:value-type="string" calcext:value-type="string">
            <text:p>active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http://odessa.comments.ua/export/rss_odessa_ru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34:23.937362-04</text:p>
          </table:table-cell>
          <table:table-cell office:value-type="float" office:value="74611" calcext:value-type="float">
            <text:p>746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752" calcext:value-type="float">
            <text:p>3975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8:35:40-04</text:p>
          </table:table-cell>
          <table:table-cell office:value-type="string" calcext:value-type="string">
            <text:p>2016-04-07 11:03:12.168147-04</text:p>
          </table:table-cell>
          <table:table-cell/>
          <table:table-cell office:value-type="string" calcext:value-type="string">
            <text:p>4a4845155b0fb3fdb6acf90b53f0df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avericks Blog</text:p>
          </table:table-cell>
          <table:table-cell office:value-type="string" calcext:value-type="string">
            <text:p>active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http://mavsblog.dallasnew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0277" calcext:value-type="float">
            <text:p>3502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27 12:03:56-05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f1fc16c7d976986457c372baafbbd06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NOnline.com.br - O Jornal Eletronico do Norte do Parana.</text:p>
          </table:table-cell>
          <table:table-cell office:value-type="string" calcext:value-type="string">
            <text:p>active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http://tnonline.com.br/noticias/regiao/apucarana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2:12:37.866274-04</text:p>
          </table:table-cell>
          <table:table-cell office:value-type="float" office:value="153603" calcext:value-type="float">
            <text:p>1536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014" calcext:value-type="float">
            <text:p>840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25 01:10:38.893388-04</text:p>
          </table:table-cell>
          <table:table-cell office:value-type="string" calcext:value-type="string">
            <text:p>2015-03-24 17:38:11.182688-04</text:p>
          </table:table-cell>
          <table:table-cell/>
          <table:table-cell office:value-type="string" calcext:value-type="string">
            <text:p>7dcc0dac75bb0ad5a8be7e179329f5f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ampabay.com RSS Feed</text:p>
          </table:table-cell>
          <table:table-cell office:value-type="string" calcext:value-type="string">
            <text:p>active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http://www.tampabay.com/feeds/rss/blogs/juice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7:32:20.111225-04</text:p>
          </table:table-cell>
          <table:table-cell office:value-type="float" office:value="356858" calcext:value-type="float">
            <text:p>35685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7921" calcext:value-type="float">
            <text:p>20792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7:34:31-04</text:p>
          </table:table-cell>
          <table:table-cell office:value-type="string" calcext:value-type="string">
            <text:p>2016-04-06 16:00:02.165287-04</text:p>
          </table:table-cell>
          <table:table-cell/>
          <table:table-cell office:value-type="string" calcext:value-type="string">
            <text:p>9eaa0e81146a9f42a946c7aab47fd30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ltimas entradas de: Restaurantes</text:p>
          </table:table-cell>
          <table:table-cell office:value-type="string" calcext:value-type="string">
            <text:p>active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http://feeds2.feedburner.com/chilango/restaur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2:24:48.233071-04</text:p>
          </table:table-cell>
          <table:table-cell office:value-type="float" office:value="314833" calcext:value-type="float">
            <text:p>3148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9267" calcext:value-type="float">
            <text:p>2392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2:25:07-04</text:p>
          </table:table-cell>
          <table:table-cell office:value-type="string" calcext:value-type="string">
            <text:p>2016-04-02 20:42:14.576488-04</text:p>
          </table:table-cell>
          <table:table-cell/>
          <table:table-cell office:value-type="string" calcext:value-type="string">
            <text:p>93e93984fa0c99046b9ce0e2f6596f6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Últimas do Omelete - Games</text:p>
          </table:table-cell>
          <table:table-cell office:value-type="string" calcext:value-type="string">
            <text:p>active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http://omelete.uol.com.br/feeds/game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04:58.067331-04</text:p>
          </table:table-cell>
          <table:table-cell office:value-type="float" office:value="153949" calcext:value-type="float">
            <text:p>1539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243" calcext:value-type="float">
            <text:p>842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05:49-04</text:p>
          </table:table-cell>
          <table:table-cell office:value-type="string" calcext:value-type="string">
            <text:p>2016-04-07 17:34:20.482058-04</text:p>
          </table:table-cell>
          <table:table-cell/>
          <table:table-cell office:value-type="string" calcext:value-type="string">
            <text:p>c6a77c0a2d4b69c629de6c0414b64d4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#FeedArt Network</text:p>
          </table:table-cell>
          <table:table-cell office:value-type="string" calcext:value-type="string">
            <text:p>activ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http://dangerouslee.biz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6:23:35.760611-04</text:p>
          </table:table-cell>
          <table:table-cell office:value-type="float" office:value="175033" calcext:value-type="float">
            <text:p>1750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868" calcext:value-type="float">
            <text:p>1028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6:26:17-04</text:p>
          </table:table-cell>
          <table:table-cell office:value-type="string" calcext:value-type="string">
            <text:p>2016-03-25 14:11:37.500792-04</text:p>
          </table:table-cell>
          <table:table-cell/>
          <table:table-cell office:value-type="string" calcext:value-type="string">
            <text:p>2f66e403f04bae14f656e317821a944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ognews RSS Feed</text:p>
          </table:table-cell>
          <table:table-cell office:value-type="string" calcext:value-type="string">
            <text:p>active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http://rss.frognews.bg/0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33154" calcext:value-type="float">
            <text:p>1331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81" calcext:value-type="float">
            <text:p>416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5:53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2a53201afa1dfcc8a26a39ec016a2fd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p Stories -- Boston.com</text:p>
          </table:table-cell>
          <table:table-cell office:value-type="string" calcext:value-type="string">
            <text:p>active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http://syndication.boston.com/topstorie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2:22:50.881657-04</text:p>
          </table:table-cell>
          <table:table-cell office:value-type="float" office:value="115735" calcext:value-type="float">
            <text:p>1157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947" calcext:value-type="float">
            <text:p>619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2:25:04-04</text:p>
          </table:table-cell>
          <table:table-cell office:value-type="string" calcext:value-type="string">
            <text:p>2015-01-15 17:32:49.453868-05</text:p>
          </table:table-cell>
          <table:table-cell/>
          <table:table-cell office:value-type="string" calcext:value-type="string">
            <text:p>d371f521519913f3c59d21c9f04ba79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s Moines - Editorials</text:p>
          </table:table-cell>
          <table:table-cell office:value-type="string" calcext:value-type="string">
            <text:p>active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http://rssfeeds.desmoinesregister.com/desmoines/editoria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49:44.823794-04</text:p>
          </table:table-cell>
          <table:table-cell office:value-type="float" office:value="369767" calcext:value-type="float">
            <text:p>36976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8170" calcext:value-type="float">
            <text:p>181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9:51:00-04</text:p>
          </table:table-cell>
          <table:table-cell office:value-type="string" calcext:value-type="string">
            <text:p>2016-02-29 23:29:31.394282-05</text:p>
          </table:table-cell>
          <table:table-cell/>
          <table:table-cell office:value-type="string" calcext:value-type="string">
            <text:p>5d07696afe4397e003b0940203ee1b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Travel</text:p>
          </table:table-cell>
          <table:table-cell office:value-type="string" calcext:value-type="string">
            <text:p>active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http://www.dallasnews.com/lifestyles/travel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2:20:03.344068-04</text:p>
          </table:table-cell>
          <table:table-cell office:value-type="float" office:value="352115" calcext:value-type="float">
            <text:p>35211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8" calcext:value-type="float">
            <text:p>16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2:20:27-04</text:p>
          </table:table-cell>
          <table:table-cell office:value-type="string" calcext:value-type="string">
            <text:p>2016-03-10 22:49:45.575673-05</text:p>
          </table:table-cell>
          <table:table-cell/>
          <table:table-cell office:value-type="string" calcext:value-type="string">
            <text:p>dc03b6842d64d1a2d2dcfe688b4630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active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http://www.roozonline.com/index.php?id=107&amp;type=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31:20.355431-04</text:p>
          </table:table-cell>
          <table:table-cell office:value-type="float" office:value="130778" calcext:value-type="float">
            <text:p>13077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81" calcext:value-type="float">
            <text:p>398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1:34:10-04</text:p>
          </table:table-cell>
          <table:table-cell office:value-type="string" calcext:value-type="string">
            <text:p>2016-03-06 08:28:00.176051-05</text:p>
          </table:table-cell>
          <table:table-cell/>
          <table:table-cell office:value-type="string" calcext:value-type="string">
            <text:p>8772cb35e535bac0ef4d1c65dc24a7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ranashop</text:p>
          </table:table-cell>
          <table:table-cell office:value-type="string" calcext:value-type="string">
            <text:p>active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http://www.paranashop.com.br/rss/gera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56:10.339177-04</text:p>
          </table:table-cell>
          <table:table-cell office:value-type="float" office:value="154195" calcext:value-type="float">
            <text:p>1541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448" calcext:value-type="float">
            <text:p>844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8-11 12:02:55-04</text:p>
          </table:table-cell>
          <table:table-cell office:value-type="string" calcext:value-type="string">
            <text:p>2015-01-30 12:28:06.008841-05</text:p>
          </table:table-cell>
          <table:table-cell/>
          <table:table-cell office:value-type="string" calcext:value-type="string">
            <text:p>799b054db8e96f1a1e588f39076a9bc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eo Health - Geo TV Network</text:p>
          </table:table-cell>
          <table:table-cell office:value-type="string" calcext:value-type="string">
            <text:p>active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http://feeds.feedburner.com/GeoHealth-GeoTvNetwo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67371" calcext:value-type="float">
            <text:p>3673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37" calcext:value-type="float">
            <text:p>4143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32-04</text:p>
          </table:table-cell>
          <table:table-cell office:value-type="string" calcext:value-type="string">
            <text:p>2016-04-07 03:31:40.348074-04</text:p>
          </table:table-cell>
          <table:table-cell/>
          <table:table-cell office:value-type="string" calcext:value-type="string">
            <text:p>7d790b7c155bd84ec621afb39674dcc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n Bongino</text:p>
          </table:table-cell>
          <table:table-cell office:value-type="string" calcext:value-type="string">
            <text:p>active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http://blog.bongino.com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56116" calcext:value-type="float">
            <text:p>3561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4336" calcext:value-type="float">
            <text:p>943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5:07-04</text:p>
          </table:table-cell>
          <table:table-cell office:value-type="string" calcext:value-type="string">
            <text:p>2016-04-07 00:01:11.203483-04</text:p>
          </table:table-cell>
          <table:table-cell/>
          <table:table-cell office:value-type="string" calcext:value-type="string">
            <text:p>5d8ded47dc154133061c2ab64424ed4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ГС.НОВОСТИ</text:p>
          </table:table-cell>
          <table:table-cell office:value-type="string" calcext:value-type="string">
            <text:p>activ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ttp://news.ngs.ru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04:58.067331-04</text:p>
          </table:table-cell>
          <table:table-cell office:value-type="float" office:value="93986" calcext:value-type="float">
            <text:p>939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82" calcext:value-type="float">
            <text:p>4198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05:50-04</text:p>
          </table:table-cell>
          <table:table-cell office:value-type="string" calcext:value-type="string">
            <text:p>2016-04-07 17:34:20.482058-04</text:p>
          </table:table-cell>
          <table:table-cell/>
          <table:table-cell office:value-type="string" calcext:value-type="string">
            <text:p>bad99ac891c5cb5f332c196583d9bb7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ditor's Choice RSS feed</text:p>
          </table:table-cell>
          <table:table-cell office:value-type="string" calcext:value-type="string">
            <text:p>active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http://www.iol.co.za/cmlink/editor-s-choice-rss-feed-1.17228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32:55.429099-04</text:p>
          </table:table-cell>
          <table:table-cell office:value-type="float" office:value="362797" calcext:value-type="float">
            <text:p>3627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228" calcext:value-type="float">
            <text:p>422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35:52-04</text:p>
          </table:table-cell>
          <table:table-cell office:value-type="string" calcext:value-type="string">
            <text:p>2016-04-06 01:57:07.761118-04</text:p>
          </table:table-cell>
          <table:table-cell/>
          <table:table-cell office:value-type="string" calcext:value-type="string">
            <text:p>428834d01513f0d1ddd012060fdcf1a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Российская Газета</text:p>
          </table:table-cell>
          <table:table-cell office:value-type="string" calcext:value-type="string">
            <text:p>active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http://www.rg.ru/tema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02:35.430215-04</text:p>
          </table:table-cell>
          <table:table-cell office:value-type="float" office:value="11243" calcext:value-type="float">
            <text:p>112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69" calcext:value-type="float">
            <text:p>17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05:44-04</text:p>
          </table:table-cell>
          <table:table-cell office:value-type="string" calcext:value-type="string">
            <text:p>2016-04-06 00:26:46.628366-04</text:p>
          </table:table-cell>
          <table:table-cell/>
          <table:table-cell office:value-type="string" calcext:value-type="string">
            <text:p>fc05b6ac431fe2195410bc36ab1ae83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hara Reporters</text:p>
          </table:table-cell>
          <table:table-cell office:value-type="string" calcext:value-type="string">
            <text:p>active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http://saharareporters.com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07968" calcext:value-type="float">
            <text:p>10796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651" calcext:value-type="float">
            <text:p>566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24-04</text:p>
          </table:table-cell>
          <table:table-cell office:value-type="string" calcext:value-type="string">
            <text:p>2016-04-07 18:34:23.937362-04</text:p>
          </table:table-cell>
          <table:table-cell/>
          <table:table-cell office:value-type="string" calcext:value-type="string">
            <text:p>d7c411b4fe298b66bd18280f93c18b3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rtableApps.com - Portable software for USB, portable and cloud drives</text:p>
          </table:table-cell>
          <table:table-cell office:value-type="string" calcext:value-type="string">
            <text:p>active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http://portableapps.com/feeds/gen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64640" calcext:value-type="float">
            <text:p>3646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49" calcext:value-type="float">
            <text:p>59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5:08-04</text:p>
          </table:table-cell>
          <table:table-cell office:value-type="string" calcext:value-type="string">
            <text:p>2016-04-07 00:01:11.203483-04</text:p>
          </table:table-cell>
          <table:table-cell/>
          <table:table-cell office:value-type="string" calcext:value-type="string">
            <text:p>cfc24c9ff2bf0a567f0def156e81860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utomotive:Repairs Articles from EzineArticles.com</text:p>
          </table:table-cell>
          <table:table-cell office:value-type="string" calcext:value-type="string">
            <text:p>active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http://feeds.ezinearticles.com/category/Automotive:Repair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9104" calcext:value-type="float">
            <text:p>3791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12:24:15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b0576eef92808f1c968420b539c3644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apan Times RSS Feed - Top Stories</text:p>
          </table:table-cell>
          <table:table-cell office:value-type="string" calcext:value-type="string">
            <text:p>activ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ttp://www.japantimes.co.jp/feed/topstorie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04:20.530181-04</text:p>
          </table:table-cell>
          <table:table-cell office:value-type="float" office:value="109440" calcext:value-type="float">
            <text:p>1094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536" calcext:value-type="float">
            <text:p>575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8:06:21-04</text:p>
          </table:table-cell>
          <table:table-cell office:value-type="string" calcext:value-type="string">
            <text:p>2016-04-07 10:33:14.949734-04</text:p>
          </table:table-cell>
          <table:table-cell/>
          <table:table-cell office:value-type="string" calcext:value-type="string">
            <text:p>98858f32b3fc0761808ea43bd7d1ea4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usinessweek.com -- Top News</text:p>
          </table:table-cell>
          <table:table-cell office:value-type="string" calcext:value-type="string">
            <text:p>active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http://www.businessweek.com/feeds/homepage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132249" calcext:value-type="float">
            <text:p>1322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944" calcext:value-type="float">
            <text:p>4094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1-29 05:52:01.062609-05</text:p>
          </table:table-cell>
          <table:table-cell office:value-type="string" calcext:value-type="string">
            <text:p>2015-01-23 21:43:10.916861-05</text:p>
          </table:table-cell>
          <table:table-cell/>
          <table:table-cell office:value-type="string" calcext:value-type="string">
            <text:p>7ebe7aa51f06d655df3c7b5c2cea0d7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Parisien - Seine-Saint-Denis</text:p>
          </table:table-cell>
          <table:table-cell office:value-type="string" calcext:value-type="string">
            <text:p>active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http://www.leparisien.fr/seine-saint-denis-93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6:48:53.435684-04</text:p>
          </table:table-cell>
          <table:table-cell office:value-type="float" office:value="70256" calcext:value-type="float">
            <text:p>702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85" calcext:value-type="float">
            <text:p>3918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6:51:20-04</text:p>
          </table:table-cell>
          <table:table-cell office:value-type="string" calcext:value-type="string">
            <text:p>2016-03-24 14:41:29.13082-04</text:p>
          </table:table-cell>
          <table:table-cell/>
          <table:table-cell office:value-type="string" calcext:value-type="string">
            <text:p>422a017a41284a04fc421cebc7bc1c2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contre projetos incríveis</text:p>
          </table:table-cell>
          <table:table-cell office:value-type="string" calcext:value-type="string">
            <text:p>active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https://www.catarse.me/pt/projects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67651" calcext:value-type="float">
            <text:p>3676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600" calcext:value-type="float">
            <text:p>836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40:30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ad698cb2142159372e7eb520a55dae4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STILLA <text:s/>LA MANCHA - Castilla - La Mancha en ABC.es</text:p>
          </table:table-cell>
          <table:table-cell office:value-type="string" calcext:value-type="string">
            <text:p>active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http://www.abc.es/rss/feeds/abc_CastillaLaMancha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1:08:51.588497-04</text:p>
          </table:table-cell>
          <table:table-cell office:value-type="float" office:value="75534" calcext:value-type="float">
            <text:p>755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48" calcext:value-type="float">
            <text:p>398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1:09:35-04</text:p>
          </table:table-cell>
          <table:table-cell office:value-type="string" calcext:value-type="string">
            <text:p>2016-03-22 08:59:03.407887-04</text:p>
          </table:table-cell>
          <table:table-cell/>
          <table:table-cell office:value-type="string" calcext:value-type="string">
            <text:p>882da4fbb56754ce10036b6417d520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Health &amp; Fitness</text:p>
          </table:table-cell>
          <table:table-cell office:value-type="string" calcext:value-type="string">
            <text:p>active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http://www.dallasnews.com/lifestyles/health-and-fitnes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7:18:54.734166-04</text:p>
          </table:table-cell>
          <table:table-cell office:value-type="float" office:value="355054" calcext:value-type="float">
            <text:p>3550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83" calcext:value-type="float">
            <text:p>16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7:21:28-04</text:p>
          </table:table-cell>
          <table:table-cell office:value-type="string" calcext:value-type="string">
            <text:p>2016-03-30 01:29:15.402491-04</text:p>
          </table:table-cell>
          <table:table-cell/>
          <table:table-cell office:value-type="string" calcext:value-type="string">
            <text:p>cb5c70727703a317f5b4114b9eba9a4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active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http://www.correiobraziliense.com.br/rss/noticia/turismo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34:23.937362-04</text:p>
          </table:table-cell>
          <table:table-cell office:value-type="float" office:value="366816" calcext:value-type="float">
            <text:p>3668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474" calcext:value-type="float">
            <text:p>834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8:36:14-04</text:p>
          </table:table-cell>
          <table:table-cell office:value-type="string" calcext:value-type="string">
            <text:p>2016-04-07 11:03:12.168147-04</text:p>
          </table:table-cell>
          <table:table-cell/>
          <table:table-cell office:value-type="string" calcext:value-type="string">
            <text:p>5baadc90b969f011f62e659d73ecb75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<text:s/>Sức khỏe - Dân trí điện tử - Dantri.com.vn </text:p>
          </table:table-cell>
          <table:table-cell office:value-type="string" calcext:value-type="string">
            <text:p>active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http://dantri.com.vn/suckhoe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2:59:18.909711-04</text:p>
          </table:table-cell>
          <table:table-cell office:value-type="float" office:value="73227" calcext:value-type="float">
            <text:p>732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520" calcext:value-type="float">
            <text:p>395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3:01:47-04</text:p>
          </table:table-cell>
          <table:table-cell office:value-type="string" calcext:value-type="string">
            <text:p>2016-03-12 20:29:06.801898-05</text:p>
          </table:table-cell>
          <table:table-cell/>
          <table:table-cell office:value-type="string" calcext:value-type="string">
            <text:p>c5f87e488b63631b222ee22417aea33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active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http://www.corsematin.com/justice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71356" calcext:value-type="float">
            <text:p>713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309" calcext:value-type="float">
            <text:p>393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4-19 22:21:11.291023-04</text:p>
          </table:table-cell>
          <table:table-cell office:value-type="string" calcext:value-type="string">
            <text:p>2015-04-17 06:26:20.993915-04</text:p>
          </table:table-cell>
          <table:table-cell/>
          <table:table-cell office:value-type="string" calcext:value-type="string">
            <text:p>7f608c784ce9352aa9d3d9d36fd6424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Orange County Register - News Headlines : Family</text:p>
          </table:table-cell>
          <table:table-cell office:value-type="string" calcext:value-type="string">
            <text:p>active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http://www.ocregister.com/common/rss/rss.php?catID=189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7:32:20.111225-04</text:p>
          </table:table-cell>
          <table:table-cell office:value-type="float" office:value="346456" calcext:value-type="float">
            <text:p>3464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7:34:25-04</text:p>
          </table:table-cell>
          <table:table-cell office:value-type="string" calcext:value-type="string">
            <text:p>2016-04-06 16:00:02.165287-04</text:p>
          </table:table-cell>
          <table:table-cell/>
          <table:table-cell office:value-type="string" calcext:value-type="string">
            <text:p>ac19626fc1894afcdbd4da6c28cf93a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ed de Ajudandroid »</text:p>
          </table:table-cell>
          <table:table-cell office:value-type="string" calcext:value-type="string">
            <text:p>active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http://www.ajudandroid.com.br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53282" calcext:value-type="float">
            <text:p>15328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826" calcext:value-type="float">
            <text:p>838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23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be7a29dae3221ff0f239697a2f4939d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aseutu RSS Feed</text:p>
          </table:table-cell>
          <table:table-cell office:value-type="string" calcext:value-type="string">
            <text:p>active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http://www.maaseuduntulevaisuus.fi/feed/maaseutu-rss-feed-7.1366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0:47:53.810466-04</text:p>
          </table:table-cell>
          <table:table-cell office:value-type="float" office:value="365096" calcext:value-type="float">
            <text:p>36509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990" calcext:value-type="float">
            <text:p>409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0:49:08-04</text:p>
          </table:table-cell>
          <table:table-cell office:value-type="string" calcext:value-type="string">
            <text:p>2015-12-07 03:20:05.379803-05</text:p>
          </table:table-cell>
          <table:table-cell/>
          <table:table-cell office:value-type="string" calcext:value-type="string">
            <text:p>5f0a418e6cabf54dcaf6736f1320901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ltM</text:p>
          </table:table-cell>
          <table:table-cell office:value-type="string" calcext:value-type="string">
            <text:p>active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http://www.altmuslimah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6:34:10.347803-04</text:p>
          </table:table-cell>
          <table:table-cell office:value-type="float" office:value="379301" calcext:value-type="float">
            <text:p>37930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169" calcext:value-type="float">
            <text:p>661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6:36:27-04</text:p>
          </table:table-cell>
          <table:table-cell office:value-type="string" calcext:value-type="string">
            <text:p>2016-04-06 08:58:32.51741-04</text:p>
          </table:table-cell>
          <table:table-cell/>
          <table:table-cell office:value-type="string" calcext:value-type="string">
            <text:p>64a85912bdfa034be2b57606692cf09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Obituary Headlines</text:p>
          </table:table-cell>
          <table:table-cell office:value-type="string" calcext:value-type="string">
            <text:p>active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http://www.dallasnews.com/obituary-headlin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7:46:32.307267-04</text:p>
          </table:table-cell>
          <table:table-cell office:value-type="float" office:value="353090" calcext:value-type="float">
            <text:p>35309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1" calcext:value-type="float">
            <text:p>167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7:46:51-04</text:p>
          </table:table-cell>
          <table:table-cell office:value-type="string" calcext:value-type="string">
            <text:p>2016-03-29 10:56:33.927662-04</text:p>
          </table:table-cell>
          <table:table-cell/>
          <table:table-cell office:value-type="string" calcext:value-type="string">
            <text:p>d393de580b3014e7ef87a4f97316269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 : NPR</text:p>
          </table:table-cell>
          <table:table-cell office:value-type="string" calcext:value-type="string">
            <text:p>active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ttp://www.npr.org/rss/rss.php?id=1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7691" calcext:value-type="float">
            <text:p>76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3:27:11-04</text:p>
          </table:table-cell>
          <table:table-cell office:value-type="string" calcext:value-type="string">
            <text:p>2016-03-31 07:14:54.249588-04</text:p>
          </table:table-cell>
          <table:table-cell/>
          <table:table-cell office:value-type="string" calcext:value-type="string">
            <text:p>5f13a57f74b5db01d79d4d3ebab3ac9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State Politics</text:p>
          </table:table-cell>
          <table:table-cell office:value-type="string" calcext:value-type="string">
            <text:p>activ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ttp://www.dallasnews.com/news/politics/state-politic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50433" calcext:value-type="float">
            <text:p>3504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6:55-04</text:p>
          </table:table-cell>
          <table:table-cell office:value-type="string" calcext:value-type="string">
            <text:p>2016-02-24 11:24:01.444123-05</text:p>
          </table:table-cell>
          <table:table-cell/>
          <table:table-cell office:value-type="string" calcext:value-type="string">
            <text:p>de534fec0db7925285e2deac44ab379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gentum</text:p>
          </table:table-cell>
          <table:table-cell office:value-type="string" calcext:value-type="string">
            <text:p>activ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http://pargentum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5397" calcext:value-type="float">
            <text:p>353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137" calcext:value-type="float">
            <text:p>1413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41-04</text:p>
          </table:table-cell>
          <table:table-cell office:value-type="string" calcext:value-type="string">
            <text:p>2016-04-07 19:04:33.474507-04</text:p>
          </table:table-cell>
          <table:table-cell/>
          <table:table-cell office:value-type="string" calcext:value-type="string">
            <text:p>92b989a44f36a0c72eddc06f1101dea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.92</text:p>
          </table:table-cell>
          <table:table-cell office:value-type="string" calcext:value-type="string">
            <text:p>active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http://www.ocafezinho.com/feed/rs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53071" calcext:value-type="float">
            <text:p>1530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743" calcext:value-type="float">
            <text:p>837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40:16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e5c5524634cd5ac22c51b08576d3bba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BTimes.co.uk : Global Markets</text:p>
          </table:table-cell>
          <table:table-cell office:value-type="string" calcext:value-type="string">
            <text:p>active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http://www.ibtimes.co.uk/rss/articles/categories/4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70338" calcext:value-type="float">
            <text:p>703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200" calcext:value-type="float">
            <text:p>392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6:38:21-04</text:p>
          </table:table-cell>
          <table:table-cell office:value-type="string" calcext:value-type="string">
            <text:p>2016-03-15 00:00:54.42898-04</text:p>
          </table:table-cell>
          <table:table-cell/>
          <table:table-cell office:value-type="string" calcext:value-type="string">
            <text:p>d623ea9ebcca4ab6fa68daffa5fb267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 Direct</text:p>
          </table:table-cell>
          <table:table-cell office:value-type="string" calcext:value-type="string">
            <text:p>activ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http://www.lunion.presse.fr/rss/Region-en-direct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4:40:44.633981-04</text:p>
          </table:table-cell>
          <table:table-cell office:value-type="float" office:value="81910" calcext:value-type="float">
            <text:p>819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94" calcext:value-type="float">
            <text:p>408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2-13 22:46:36.785336-05</text:p>
          </table:table-cell>
          <table:table-cell office:value-type="string" calcext:value-type="string">
            <text:p>2015-02-03 06:23:32.419651-05</text:p>
          </table:table-cell>
          <table:table-cell/>
          <table:table-cell office:value-type="string" calcext:value-type="string">
            <text:p>8aa627d0a05a3d4c337615898155f57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-=V=-15</text:p>
          </table:table-cell>
          <table:table-cell office:value-type="string" calcext:value-type="string">
            <text:p>active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http://vitus15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4720" calcext:value-type="float">
            <text:p>147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24" calcext:value-type="float">
            <text:p>40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45-04</text:p>
          </table:table-cell>
          <table:table-cell office:value-type="string" calcext:value-type="string">
            <text:p>2016-04-07 18:34:23.937362-04</text:p>
          </table:table-cell>
          <table:table-cell/>
          <table:table-cell office:value-type="string" calcext:value-type="string">
            <text:p>74d0311caae172663a17e47c7daca8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uters Video: Business</text:p>
          </table:table-cell>
          <table:table-cell office:value-type="string" calcext:value-type="string">
            <text:p>active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http://feeds.reuters.com/reuters/USVideoBusin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1:30:49.293032-04</text:p>
          </table:table-cell>
          <table:table-cell office:value-type="float" office:value="19729" calcext:value-type="float">
            <text:p>197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04" calcext:value-type="float">
            <text:p>64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1:32:22-04</text:p>
          </table:table-cell>
          <table:table-cell office:value-type="string" calcext:value-type="string">
            <text:p>2016-03-06 04:27:33.211319-05</text:p>
          </table:table-cell>
          <table:table-cell/>
          <table:table-cell office:value-type="string" calcext:value-type="string">
            <text:p>d63fb1a1a4e4c378d83a96897b9288b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"Коммерсантъ". В мире</text:p>
          </table:table-cell>
          <table:table-cell office:value-type="string" calcext:value-type="string">
            <text:p>activ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http://www.kommersant.ru/rss/section-world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1669" calcext:value-type="float">
            <text:p>116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26" calcext:value-type="float">
            <text:p>17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38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7b59f8c3080e4ae24e612330d96140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BO Prep Sports </text:p>
          </table:table-cell>
          <table:table-cell office:value-type="string" calcext:value-type="string">
            <text:p>active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ttp://feeds.feedburner.com/tbo/pre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8:00:23.784489-04</text:p>
          </table:table-cell>
          <table:table-cell office:value-type="float" office:value="2776" calcext:value-type="float">
            <text:p>27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8:03:41-04</text:p>
          </table:table-cell>
          <table:table-cell office:value-type="string" calcext:value-type="string">
            <text:p>2016-03-27 02:46:57.610513-04</text:p>
          </table:table-cell>
          <table:table-cell/>
          <table:table-cell office:value-type="string" calcext:value-type="string">
            <text:p>9f1249b48c25f879b4e7fcb4664a7c6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lano la Repubblica.it &gt; Homepage</text:p>
          </table:table-cell>
          <table:table-cell office:value-type="string" calcext:value-type="string">
            <text:p>activ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http://milano.repubblica.it/rss/rss2.0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83144" calcext:value-type="float">
            <text:p>8314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56" calcext:value-type="float">
            <text:p>410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14-04</text:p>
          </table:table-cell>
          <table:table-cell office:value-type="string" calcext:value-type="string">
            <text:p>2016-04-07 15:34:12.174309-04</text:p>
          </table:table-cell>
          <table:table-cell/>
          <table:table-cell office:value-type="string" calcext:value-type="string">
            <text:p>2a111d06b2b854f835ed9497d613a58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ЛІГА.Бизнес. Все материалы</text:p>
          </table:table-cell>
          <table:table-cell office:value-type="string" calcext:value-type="string">
            <text:p>activ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ttp://biz.liga.net/all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34:20.482058-04</text:p>
          </table:table-cell>
          <table:table-cell office:value-type="float" office:value="130718" calcext:value-type="float">
            <text:p>13071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13" calcext:value-type="float">
            <text:p>3981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7:34:55-04</text:p>
          </table:table-cell>
          <table:table-cell office:value-type="string" calcext:value-type="string">
            <text:p>2016-04-07 10:03:00.515222-04</text:p>
          </table:table-cell>
          <table:table-cell/>
          <table:table-cell office:value-type="string" calcext:value-type="string">
            <text:p>f328a78194e7f47efe70f74a5019bb4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mount-olive</text:p>
          </table:table-cell>
          <table:table-cell office:value-type="string" calcext:value-type="string">
            <text:p>activ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ttp://topics.nj.com/tag/mount-olive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25:55.588655-04</text:p>
          </table:table-cell>
          <table:table-cell office:value-type="float" office:value="341865" calcext:value-type="float">
            <text:p>3418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0 13:38:45-04</text:p>
          </table:table-cell>
          <table:table-cell office:value-type="string" calcext:value-type="string">
            <text:p>2015-05-08 16:38:12.844437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SOnline.com Waukesha News</text:p>
          </table:table-cell>
          <table:table-cell office:value-type="string" calcext:value-type="string">
            <text:p>activ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ttp://www.jsonline.com/rss?c=y&amp;path=%2Fnews%2Fwaukes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6776" calcext:value-type="float">
            <text:p>3467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10:29-04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29996bd8f44a95f26eb9187da25c314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p Headlines</text:p>
          </table:table-cell>
          <table:table-cell office:value-type="string" calcext:value-type="string">
            <text:p>activ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ttp://syndication.indianexpress.com/rss/710/chandigarh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08570" calcext:value-type="float">
            <text:p>1085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899" calcext:value-type="float">
            <text:p>568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7:32-04</text:p>
          </table:table-cell>
          <table:table-cell office:value-type="string" calcext:value-type="string">
            <text:p>2014-10-15 10:08:55.034338-04</text:p>
          </table:table-cell>
          <table:table-cell/>
          <table:table-cell office:value-type="string" calcext:value-type="string">
            <text:p>1444695e17991622bceffe478f91c92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al Housewives of New Jersey</text:p>
          </table:table-cell>
          <table:table-cell office:value-type="string" calcext:value-type="string">
            <text:p>activ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http://blog.nj.com/realhousewives_impact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342014" calcext:value-type="float">
            <text:p>34201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2:29:15-04</text:p>
          </table:table-cell>
          <table:table-cell office:value-type="string" calcext:value-type="string">
            <text:p>2016-02-20 08:06:30.904485-05</text:p>
          </table:table-cell>
          <table:table-cell/>
          <table:table-cell office:value-type="string" calcext:value-type="string">
            <text:p>319f67bee79cf1df9f6f7e506f08ab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T &gt; Americas</text:p>
          </table:table-cell>
          <table:table-cell office:value-type="string" calcext:value-type="string">
            <text:p>activ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http://www.nytimes.com/services/xml/rss/nyt/America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32:55.429099-0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35:56-04</text:p>
          </table:table-cell>
          <table:table-cell office:value-type="string" calcext:value-type="string">
            <text:p>2016-04-06 18:00:23.784489-04</text:p>
          </table:table-cell>
          <table:table-cell/>
          <table:table-cell office:value-type="string" calcext:value-type="string">
            <text:p>1fa94cea9faa9c4513e071e5e5020db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STOÉ Independente - Colunistas</text:p>
          </table:table-cell>
          <table:table-cell office:value-type="string" calcext:value-type="string">
            <text:p>activ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ttp://www.istoe.com.br/colunas-e-blogs/rss/3_LEONARDO+ATTUCH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8:44:37.581916-04</text:p>
          </table:table-cell>
          <table:table-cell office:value-type="float" office:value="362702" calcext:value-type="float">
            <text:p>3627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498" calcext:value-type="float">
            <text:p>83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8:46:09-04</text:p>
          </table:table-cell>
          <table:table-cell table:number-columns-repeated="2"/>
          <table:table-cell office:value-type="string" calcext:value-type="string">
            <text:p>af5b35b2636c063cb7da71fda9634f51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جريدة اللواء -صيدا و الجنوب</text:p>
          </table:table-cell>
          <table:table-cell office:value-type="string" calcext:value-type="string">
            <text:p>active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ttp://www.aliwaa.com/rss.aspx?channel=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2:22:50.881657-04</text:p>
          </table:table-cell>
          <table:table-cell office:value-type="float" office:value="85752" calcext:value-type="float">
            <text:p>857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325" calcext:value-type="float">
            <text:p>413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2:25:31-04</text:p>
          </table:table-cell>
          <table:table-cell office:value-type="string" calcext:value-type="string">
            <text:p>2014-12-30 20:25:58.024251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dits</text:p>
          </table:table-cell>
          <table:table-cell office:value-type="string" calcext:value-type="string">
            <text:p>activ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ttp://www.business-standard.com/rss/current-affairs-edits-11505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23:08:20.914476-04</text:p>
          </table:table-cell>
          <table:table-cell office:value-type="float" office:value="373140" calcext:value-type="float">
            <text:p>3731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9341" calcext:value-type="float">
            <text:p>1934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23:10:15-04</text:p>
          </table:table-cell>
          <table:table-cell office:value-type="string" calcext:value-type="string">
            <text:p>2016-02-03 11:54:49.337001-05</text:p>
          </table:table-cell>
          <table:table-cell/>
          <table:table-cell office:value-type="string" calcext:value-type="string">
            <text:p>f86e2c1dea0db44237247371aa3a775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holmdel</text:p>
          </table:table-cell>
          <table:table-cell office:value-type="string" calcext:value-type="string">
            <text:p>active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ttp://topics.nj.com/tag/holmdel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4:03:47.687044-04</text:p>
          </table:table-cell>
          <table:table-cell office:value-type="float" office:value="341573" calcext:value-type="float">
            <text:p>34157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9 08:43:29-04</text:p>
          </table:table-cell>
          <table:table-cell office:value-type="string" calcext:value-type="string">
            <text:p>2015-08-16 18:26:56.322422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SJ.com: Health</text:p>
          </table:table-cell>
          <table:table-cell office:value-type="string" calcext:value-type="string">
            <text:p>activ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://feeds.wsjonline.com/wsj/xml/rss/3_7089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6:04:11.539971-04</text:p>
          </table:table-cell>
          <table:table-cell office:value-type="float" office:value="8160" calcext:value-type="float">
            <text:p>81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50" calcext:value-type="float">
            <text:p>11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6:05:54-04</text:p>
          </table:table-cell>
          <table:table-cell office:value-type="string" calcext:value-type="string">
            <text:p>2016-04-07 00:31:14.681755-04</text:p>
          </table:table-cell>
          <table:table-cell/>
          <table:table-cell office:value-type="string" calcext:value-type="string">
            <text:p>4ed147149109cd982649b0083cb54b00</text:p>
          </table:table-cell>
        </table:table-row>
        <table:table-row table:style-name="ro3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GMA News Online / Opinion</text:p>
          </table:table-cell>
          <table:table-cell office:value-type="string" calcext:value-type="string">
            <text:p>activ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ttp://www.gmanetwork.com/news/rss/opin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0:47:05.853851-04</text:p>
          </table:table-cell>
          <table:table-cell office:value-type="float" office:value="362612" calcext:value-type="float">
            <text:p>36261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369" calcext:value-type="float">
            <text:p>643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0:47:48-04</text:p>
          </table:table-cell>
          <table:table-cell office:value-type="string" calcext:value-type="string">
            <text:p>2016-03-29 13:56:57.682011-04</text:p>
          </table:table-cell>
          <table:table-cell/>
          <table:table-cell office:value-type="string" calcext:value-type="string">
            <text:p>f3e9d8a9b07213c6e35764d0ddb624a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grarheute.com</text:p>
          </table:table-cell>
          <table:table-cell office:value-type="string" calcext:value-type="string">
            <text:p>activ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ttp://www.agrarheute.com/new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67209" calcext:value-type="float">
            <text:p>6720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768" calcext:value-type="float">
            <text:p>387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4:30-04</text:p>
          </table:table-cell>
          <table:table-cell office:value-type="string" calcext:value-type="string">
            <text:p>2016-02-24 11:24:01.444123-05</text:p>
          </table:table-cell>
          <table:table-cell/>
          <table:table-cell office:value-type="string" calcext:value-type="string">
            <text:p>3832a20141d9130b0a18d1f669a4f0c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heter - Världen</text:p>
          </table:table-cell>
          <table:table-cell office:value-type="string" calcext:value-type="string">
            <text:p>activ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ttp://www.dn.se/nyheter/varlden/m/rs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7:30:13.36966-04</text:p>
          </table:table-cell>
          <table:table-cell office:value-type="float" office:value="72198" calcext:value-type="float">
            <text:p>7219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09" calcext:value-type="float">
            <text:p>394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4-07 06:44:30.932513-04</text:p>
          </table:table-cell>
          <table:table-cell office:value-type="string" calcext:value-type="string">
            <text:p>2015-04-04 15:36:13.155392-04</text:p>
          </table:table-cell>
          <table:table-cell/>
          <table:table-cell office:value-type="string" calcext:value-type="string">
            <text:p>447d545cefd1636f32b4ec79e66424b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 République du Centre : Les derniers articles</text:p>
          </table:table-cell>
          <table:table-cell office:value-type="string" calcext:value-type="string">
            <text:p>activ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ttp://www.larep.fr/RC_rss_sport_national_footbal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88271" calcext:value-type="float">
            <text:p>882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65" calcext:value-type="float">
            <text:p>4156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57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9d6d1b75137d6eb77893c49d57577cda</text:p>
          </table:table-cell>
        </table:table-row>
        <table:table-row table:style-name="ro3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GMA News Online / Sports / Boxing</text:p>
          </table:table-cell>
          <table:table-cell office:value-type="string" calcext:value-type="string">
            <text:p>activ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ttp://www.gmanetwork.com/news/rss/sports/box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27:07.302401-04</text:p>
          </table:table-cell>
          <table:table-cell office:value-type="float" office:value="362601" calcext:value-type="float">
            <text:p>36260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369" calcext:value-type="float">
            <text:p>643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29:04-04</text:p>
          </table:table-cell>
          <table:table-cell office:value-type="string" calcext:value-type="string">
            <text:p>2015-11-07 03:35:48.946164-05</text:p>
          </table:table-cell>
          <table:table-cell/>
          <table:table-cell office:value-type="string" calcext:value-type="string">
            <text:p>5d09e15ddad43df9ad44b1901f9340a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овости » BIN.ua</text:p>
          </table:table-cell>
          <table:table-cell office:value-type="string" calcext:value-type="string">
            <text:p>activ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ttp://bin.ua/news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7:11:19.523228-04</text:p>
          </table:table-cell>
          <table:table-cell office:value-type="float" office:value="129621" calcext:value-type="float">
            <text:p>12962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43" calcext:value-type="float">
            <text:p>391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7:12:14-04</text:p>
          </table:table-cell>
          <table:table-cell office:value-type="string" calcext:value-type="string">
            <text:p>2016-02-03 06:23:44.194196-05</text:p>
          </table:table-cell>
          <table:table-cell/>
          <table:table-cell office:value-type="string" calcext:value-type="string">
            <text:p>50fa5f068f4006cf8398a5fdcbe9dcc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nene Booysen</text:p>
          </table:table-cell>
          <table:table-cell office:value-type="string" calcext:value-type="string">
            <text:p>activ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ttp://www.iol.co.za/cmlink/anene-booysen-1.14681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27:29.996523-04</text:p>
          </table:table-cell>
          <table:table-cell office:value-type="float" office:value="365856" calcext:value-type="float">
            <text:p>3658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9282" calcext:value-type="float">
            <text:p>26928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4:29:44-04</text:p>
          </table:table-cell>
          <table:table-cell office:value-type="string" calcext:value-type="string">
            <text:p>2016-03-12 11:57:11.1396-05</text:p>
          </table:table-cell>
          <table:table-cell/>
          <table:table-cell office:value-type="string" calcext:value-type="string">
            <text:p>c3994a25ade064f7de24d16cd6c12c2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Local Politics</text:p>
          </table:table-cell>
          <table:table-cell office:value-type="string" calcext:value-type="string">
            <text:p>activ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ttp://www.dallasnews.com/news/politics/local-politic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33:31.284095-04</text:p>
          </table:table-cell>
          <table:table-cell office:value-type="float" office:value="350167" calcext:value-type="float">
            <text:p>35016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34:01-04</text:p>
          </table:table-cell>
          <table:table-cell office:value-type="string" calcext:value-type="string">
            <text:p>2016-03-20 18:24:22.798288-04</text:p>
          </table:table-cell>
          <table:table-cell/>
          <table:table-cell office:value-type="string" calcext:value-type="string">
            <text:p>106004c9b770cf585a155febd1a19d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dependent.ie - Sligo Champion RSS Feed</text:p>
          </table:table-cell>
          <table:table-cell office:value-type="string" calcext:value-type="string">
            <text:p>activ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ttp://www.sligochampion.ie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2:01:25.029371-04</text:p>
          </table:table-cell>
          <table:table-cell office:value-type="float" office:value="76817" calcext:value-type="float">
            <text:p>768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023" calcext:value-type="float">
            <text:p>4002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2:02:02-04</text:p>
          </table:table-cell>
          <table:table-cell office:value-type="string" calcext:value-type="string">
            <text:p>2016-04-05 18:25:32.176791-04</text:p>
          </table:table-cell>
          <table:table-cell/>
          <table:table-cell office:value-type="string" calcext:value-type="string">
            <text:p>8a45d873f5a495b16dae4a1fb687517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دار الخليــــج</text:p>
          </table:table-cell>
          <table:table-cell office:value-type="string" calcext:value-type="string">
            <text:p>activ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ttp://www.alkhaleej.ae/services/rss.aspx?dep_ID=5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03:00.515222-04</text:p>
          </table:table-cell>
          <table:table-cell office:value-type="float" office:value="71574" calcext:value-type="float">
            <text:p>7157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326" calcext:value-type="float">
            <text:p>393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0:05:27-04</text:p>
          </table:table-cell>
          <table:table-cell office:value-type="string" calcext:value-type="string">
            <text:p>2016-04-04 18:21:17.01547-04</text:p>
          </table:table-cell>
          <table:table-cell/>
          <table:table-cell office:value-type="string" calcext:value-type="string">
            <text:p>c2b9d6fbf8aafdae58e744fa5034fed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betaren</text:p>
          </table:table-cell>
          <table:table-cell office:value-type="string" calcext:value-type="string">
            <text:p>activ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ttp://arbetaren.se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33:31.284095-04</text:p>
          </table:table-cell>
          <table:table-cell office:value-type="float" office:value="367817" calcext:value-type="float">
            <text:p>3678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586" calcext:value-type="float">
            <text:p>395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35:39-04</text:p>
          </table:table-cell>
          <table:table-cell office:value-type="string" calcext:value-type="string">
            <text:p>2016-04-06 21:00:50.680645-04</text:p>
          </table:table-cell>
          <table:table-cell/>
          <table:table-cell office:value-type="string" calcext:value-type="string">
            <text:p>0e66aeb4bb46cfb576dae2c256f7864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E WELT - Videos Wirtschaft</text:p>
          </table:table-cell>
          <table:table-cell office:value-type="string" calcext:value-type="string">
            <text:p>activ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ttp://www.welt.de/videos/wirtschaft/?service=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84951" calcext:value-type="float">
            <text:p>849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264" calcext:value-type="float">
            <text:p>412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13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56ec25b6795e8b5fe8e51aa3f6cd88a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 Provincia - Finanzas Personales</text:p>
          </table:table-cell>
          <table:table-cell office:value-type="string" calcext:value-type="string">
            <text:p>activ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ttp://www.laprovincia.es/elementosInt/rss/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5:48:36.766164-04</text:p>
          </table:table-cell>
          <table:table-cell office:value-type="float" office:value="94733" calcext:value-type="float">
            <text:p>947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031" calcext:value-type="float">
            <text:p>4203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5:50:10-04</text:p>
          </table:table-cell>
          <table:table-cell office:value-type="string" calcext:value-type="string">
            <text:p>2016-03-29 21:58:38.210811-04</text:p>
          </table:table-cell>
          <table:table-cell/>
          <table:table-cell office:value-type="string" calcext:value-type="string">
            <text:p>3c5bc9c37dc84fb00bcaf04529b208d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Motor Sports</text:p>
          </table:table-cell>
          <table:table-cell office:value-type="string" calcext:value-type="string">
            <text:p>activ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ttp://www.dallasnews.com/sports/more-sports/motor-sport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6:02:01.109551-04</text:p>
          </table:table-cell>
          <table:table-cell office:value-type="float" office:value="350138" calcext:value-type="float">
            <text:p>3501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2 23:31:49-05</text:p>
          </table:table-cell>
          <table:table-cell office:value-type="string" calcext:value-type="string">
            <text:p>2015-11-22 07:05:47.526784-05</text:p>
          </table:table-cell>
          <table:table-cell/>
          <table:table-cell office:value-type="string" calcext:value-type="string">
            <text:p>2041424a1e3a93f67e31dc42e5e097a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ctiv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ttp://www.lapresse.ca/rss/327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4:38:59.338701-04</text:p>
          </table:table-cell>
          <table:table-cell office:value-type="float" office:value="370314" calcext:value-type="float">
            <text:p>37031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674" calcext:value-type="float">
            <text:p>396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4:39:47-04</text:p>
          </table:table-cell>
          <table:table-cell office:value-type="string" calcext:value-type="string">
            <text:p>2016-03-01 10:08:44.92113-05</text:p>
          </table:table-cell>
          <table:table-cell/>
          <table:table-cell office:value-type="string" calcext:value-type="string">
            <text:p>b6d139f303ad1f4488c369b46f3d87a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fense News - Commentary</text:p>
          </table:table-cell>
          <table:table-cell office:value-type="string" calcext:value-type="string">
            <text:p>activ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ttp://rssfeeds.defensenews.com/defensenews/com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5:48:36.766164-04</text:p>
          </table:table-cell>
          <table:table-cell office:value-type="float" office:value="367834" calcext:value-type="float">
            <text:p>3678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77" calcext:value-type="float">
            <text:p>3917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5:50:06-04</text:p>
          </table:table-cell>
          <table:table-cell office:value-type="string" calcext:value-type="string">
            <text:p>2016-02-11 10:53:12.144042-05</text:p>
          </table:table-cell>
          <table:table-cell/>
          <table:table-cell office:value-type="string" calcext:value-type="string">
            <text:p>4c429a915f92286d558e184d47a2d2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Korea Times News</text:p>
          </table:table-cell>
          <table:table-cell office:value-type="string" calcext:value-type="string">
            <text:p>activ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koreatimes.co.kr/www/rss/specia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22:40.758528-04</text:p>
          </table:table-cell>
          <table:table-cell office:value-type="float" office:value="369556" calcext:value-type="float">
            <text:p>3695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57" calcext:value-type="float">
            <text:p>419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1:23:01-04</text:p>
          </table:table-cell>
          <table:table-cell office:value-type="string" calcext:value-type="string">
            <text:p>2016-02-05 06:38:56.272405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ntura County Star Stories: Local</text:p>
          </table:table-cell>
          <table:table-cell office:value-type="string" calcext:value-type="string">
            <text:p>activ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ttp://www.vcstar.com/rss/headlines/news/local/local-new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6506" calcext:value-type="float">
            <text:p>5650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062" calcext:value-type="float">
            <text:p>2806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6-25 10:13:48.731673-04</text:p>
          </table:table-cell>
          <table:table-cell office:value-type="string" calcext:value-type="string">
            <text:p>2014-06-25 02:08:57.180439-04</text:p>
          </table:table-cell>
          <table:table-cell/>
          <table:table-cell office:value-type="string" calcext:value-type="string">
            <text:p>36142616f0c32f183827ce073019fab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.A. Times - Food &amp; Dining</text:p>
          </table:table-cell>
          <table:table-cell office:value-type="string" calcext:value-type="string">
            <text:p>activ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://feeds.latimes.com/latimes/features/foo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56:43.856667-04</text:p>
          </table:table-cell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57:28-04</text:p>
          </table:table-cell>
          <table:table-cell office:value-type="string" calcext:value-type="string">
            <text:p>2016-04-03 08:14:32.673589-04</text:p>
          </table:table-cell>
          <table:table-cell/>
          <table:table-cell office:value-type="string" calcext:value-type="string">
            <text:p>c1f8fc415cc72f155d11e693cfb308f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Zawya.com - Automotive News</text:p>
          </table:table-cell>
          <table:table-cell office:value-type="string" calcext:value-type="string">
            <text:p>activ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ttp://www.zawya.com/rssfeeds/automotiv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3:38:49.974457-04</text:p>
          </table:table-cell>
          <table:table-cell office:value-type="float" office:value="81213" calcext:value-type="float">
            <text:p>812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00" calcext:value-type="float">
            <text:p>408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3:39:39-04</text:p>
          </table:table-cell>
          <table:table-cell office:value-type="string" calcext:value-type="string">
            <text:p>2016-03-23 03:37:18.06921-04</text:p>
          </table:table-cell>
          <table:table-cell/>
          <table:table-cell office:value-type="string" calcext:value-type="string">
            <text:p>824338fab20b312ecef775de5047710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activ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ttp://www.wpbf.com/8789830?format=rss_2.0&amp;view=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32:44.276482-04</text:p>
          </table:table-cell>
          <table:table-cell office:value-type="float" office:value="349019" calcext:value-type="float">
            <text:p>3490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61" calcext:value-type="float">
            <text:p>136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33:04-04</text:p>
          </table:table-cell>
          <table:table-cell office:value-type="string" calcext:value-type="string">
            <text:p>2016-04-06 17:00:10.013261-04</text:p>
          </table:table-cell>
          <table:table-cell/>
          <table:table-cell office:value-type="string" calcext:value-type="string">
            <text:p>c3e8b0e4d13659573de345db7d93839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ference and Education:Future Concepts Articles from EzineArticles.com</text:p>
          </table:table-cell>
          <table:table-cell office:value-type="string" calcext:value-type="string">
            <text:p>activ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ttp://feeds.ezinearticles.com/category/Reference-and-Education:Future-Concept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8540" calcext:value-type="float">
            <text:p>3785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12:22:49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a0bd81a443d97adcde276013581aa0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 / South Florida Sun-Sentinel</text:p>
          </table:table-cell>
          <table:table-cell office:value-type="string" calcext:value-type="string">
            <text:p>activ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ttp://feeds.sun-sentinel.com/sun-sentinel/spo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2935" calcext:value-type="float">
            <text:p>29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42-04</text:p>
          </table:table-cell>
          <table:table-cell office:value-type="string" calcext:value-type="string">
            <text:p>2016-04-07 22:35:02.486643-04</text:p>
          </table:table-cell>
          <table:table-cell/>
          <table:table-cell office:value-type="string" calcext:value-type="string">
            <text:p>36f801a89ce29b90ff3bbc4ab2a865d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Terry's Garage </text:p>
          </table:table-cell>
          <table:table-cell office:value-type="string" calcext:value-type="string">
            <text:p>activ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dallasnews.com/business/columnists/terry-box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2:26:21.84533-04</text:p>
          </table:table-cell>
          <table:table-cell office:value-type="float" office:value="354168" calcext:value-type="float">
            <text:p>35416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7" calcext:value-type="float">
            <text:p>167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2:28:39-04</text:p>
          </table:table-cell>
          <table:table-cell office:value-type="string" calcext:value-type="string">
            <text:p>2016-04-03 06:44:10.420786-04</text:p>
          </table:table-cell>
          <table:table-cell/>
          <table:table-cell office:value-type="string" calcext:value-type="string">
            <text:p>47ac37dd27e6b550db54959a8d8d865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Uobserver.com / Headline News</text:p>
          </table:table-cell>
          <table:table-cell office:value-type="string" calcext:value-type="string">
            <text:p>activ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feeds.euobserver.com/rss/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132466" calcext:value-type="float">
            <text:p>1324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80" calcext:value-type="float">
            <text:p>4108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6:02-04</text:p>
          </table:table-cell>
          <table:table-cell office:value-type="string" calcext:value-type="string">
            <text:p>2016-04-07 13:03:37.496114-04</text:p>
          </table:table-cell>
          <table:table-cell/>
          <table:table-cell office:value-type="string" calcext:value-type="string">
            <text:p>0f2e8a114b1e0d7951915a24a8164df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Jim Landers</text:p>
          </table:table-cell>
          <table:table-cell office:value-type="string" calcext:value-type="string">
            <text:p>activ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dallasnews.com/business/columnists/jim-lander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3737" calcext:value-type="float">
            <text:p>3537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5" calcext:value-type="float">
            <text:p>16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59:13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a58ba9b5a99e7e184344cc3fab4c119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Jim Landers</text:p>
          </table:table-cell>
          <table:table-cell office:value-type="string" calcext:value-type="string">
            <text:p>activ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dallasnews.com/business/columnists/jim-lander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2852" calcext:value-type="float">
            <text:p>3528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69" calcext:value-type="float">
            <text:p>16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59:06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a58ba9b5a99e7e184344cc3fab4c119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ariana Greene</text:p>
          </table:table-cell>
          <table:table-cell office:value-type="string" calcext:value-type="string">
            <text:p>activ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ttp://www.dallasnews.com/lifestyles/columnists/mariana-greene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6:28:08.168142-04</text:p>
          </table:table-cell>
          <table:table-cell office:value-type="float" office:value="350373" calcext:value-type="float">
            <text:p>35037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6:31:09-04</text:p>
          </table:table-cell>
          <table:table-cell office:value-type="string" calcext:value-type="string">
            <text:p>2016-03-26 15:15:00.791321-04</text:p>
          </table:table-cell>
          <table:table-cell/>
          <table:table-cell office:value-type="string" calcext:value-type="string">
            <text:p>94051c53c8cf1e89bf0dc1862931d1e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RR NEWS 2013 - News</text:p>
          </table:table-cell>
          <table:table-cell office:value-type="string" calcext:value-type="string">
            <text:p>activ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ttp://news.err.ee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88285" calcext:value-type="float">
            <text:p>882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69" calcext:value-type="float">
            <text:p>415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5:44-04</text:p>
          </table:table-cell>
          <table:table-cell office:value-type="string" calcext:value-type="string">
            <text:p>2016-04-07 16:34:10.347803-04</text:p>
          </table:table-cell>
          <table:table-cell/>
          <table:table-cell office:value-type="string" calcext:value-type="string">
            <text:p>7be1036598f80d2eb86fcba5aa077f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ariana Greene</text:p>
          </table:table-cell>
          <table:table-cell office:value-type="string" calcext:value-type="string">
            <text:p>activ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ttp://www.dallasnews.com/lifestyles/columnists/mariana-greene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9:24:05.513983-04</text:p>
          </table:table-cell>
          <table:table-cell office:value-type="float" office:value="353559" calcext:value-type="float">
            <text:p>3535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3" calcext:value-type="float">
            <text:p>16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9:27:29-04</text:p>
          </table:table-cell>
          <table:table-cell office:value-type="string" calcext:value-type="string">
            <text:p>2016-03-04 15:51:25.161039-05</text:p>
          </table:table-cell>
          <table:table-cell/>
          <table:table-cell office:value-type="string" calcext:value-type="string">
            <text:p>94051c53c8cf1e89bf0dc1862931d1e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m Whiting</text:p>
          </table:table-cell>
          <table:table-cell office:value-type="string" calcext:value-type="string">
            <text:p>activ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ttp://www.sfgate.com/rss/feed/Sam-Whiting-504.ph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9:55:52.224281-04</text:p>
          </table:table-cell>
          <table:table-cell office:value-type="float" office:value="344551" calcext:value-type="float">
            <text:p>3445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9:57:50-04</text:p>
          </table:table-cell>
          <table:table-cell office:value-type="string" calcext:value-type="string">
            <text:p>2016-04-03 04:13:48.929887-04</text:p>
          </table:table-cell>
          <table:table-cell/>
          <table:table-cell office:value-type="string" calcext:value-type="string">
            <text:p>c70071149fa883fa4ec716813b915b3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Other Colleges</text:p>
          </table:table-cell>
          <table:table-cell office:value-type="string" calcext:value-type="string">
            <text:p>activ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ttp://www.dallasnews.com/sports/college-sports/other-colleg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353562" calcext:value-type="float">
            <text:p>35356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3" calcext:value-type="float">
            <text:p>16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2 09:00:11-05</text:p>
          </table:table-cell>
          <table:table-cell office:value-type="string" calcext:value-type="string">
            <text:p>2015-11-27 01:28:15.167961-05</text:p>
          </table:table-cell>
          <table:table-cell/>
          <table:table-cell office:value-type="string" calcext:value-type="string">
            <text:p>3c3dbcd7ad5b66d8cf51f3514c1c22c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<text:s/>Chỉ tiêu - Dân trí điện tử - Dantri.com.vn </text:p>
          </table:table-cell>
          <table:table-cell office:value-type="string" calcext:value-type="string">
            <text:p>activ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ttp://dantri.com.vn/chi-tieu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73237" calcext:value-type="float">
            <text:p>732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520" calcext:value-type="float">
            <text:p>395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4:20-04</text:p>
          </table:table-cell>
          <table:table-cell office:value-type="string" calcext:value-type="string">
            <text:p>2016-03-05 16:56:00.68189-05</text:p>
          </table:table-cell>
          <table:table-cell/>
          <table:table-cell office:value-type="string" calcext:value-type="string">
            <text:p>43f698ebdd4333e7b50c0a2cc219703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sting Up</text:p>
          </table:table-cell>
          <table:table-cell office:value-type="string" calcext:value-type="string">
            <text:p>ac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ttp://blogs.delawareonline.com/76ers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7566" calcext:value-type="float">
            <text:p>3475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10:09-04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81c6f2d0a6973d63d293f292b9debcc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DailyNews.com - NYC Theater, Culture, Books, and the Arts - NY Daily News</text:p>
          </table:table-cell>
          <table:table-cell office:value-type="string" calcext:value-type="string">
            <text:p>activ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ttp://www.nydailynews.com/entertainment/arts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0:09:51.983785-04</text:p>
          </table:table-cell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0:10:53-04</text:p>
          </table:table-cell>
          <table:table-cell office:value-type="string" calcext:value-type="string">
            <text:p>2015-10-13 12:41:18.641214-04</text:p>
          </table:table-cell>
          <table:table-cell/>
          <table:table-cell office:value-type="string" calcext:value-type="string">
            <text:p>0bfb83ddd4418bd2a35adc84af05f18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em.ru | Статьи</text:p>
          </table:table-cell>
          <table:table-cell office:value-type="string" calcext:value-type="string">
            <text:p>activ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ttp://roem.ru/rss/group/article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1:42:29.276936-04</text:p>
          </table:table-cell>
          <table:table-cell office:value-type="float" office:value="13451" calcext:value-type="float">
            <text:p>134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429" calcext:value-type="float">
            <text:p>34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1:44:23-04</text:p>
          </table:table-cell>
          <table:table-cell office:value-type="string" calcext:value-type="string">
            <text:p>2015-01-20 13:28:42.902472-05</text:p>
          </table:table-cell>
          <table:table-cell/>
          <table:table-cell office:value-type="string" calcext:value-type="string">
            <text:p>81fece44d105ac402fef08061ffda81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dia Today| SOCIETY &amp;#38; THE ARTS</text:p>
          </table:table-cell>
          <table:table-cell office:value-type="string" calcext:value-type="string">
            <text:p>activ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ttp://indiatoday.intoday.in/rss/article.jsp?sid=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0:19:31.39253-04</text:p>
          </table:table-cell>
          <table:table-cell office:value-type="float" office:value="372183" calcext:value-type="float">
            <text:p>37218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5" calcext:value-type="float">
            <text:p>27116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0:20:04-04</text:p>
          </table:table-cell>
          <table:table-cell office:value-type="string" calcext:value-type="string">
            <text:p>2016-02-04 15:35:46.323554-05</text:p>
          </table:table-cell>
          <table:table-cell/>
          <table:table-cell office:value-type="string" calcext:value-type="string">
            <text:p>83e1b84f791502b8b8aff948356e60b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.com.au | Entertainment | Restaurants and Bars</text:p>
          </table:table-cell>
          <table:table-cell office:value-type="string" calcext:value-type="string">
            <text:p>activ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ttp://feeds.feedburner.com/NewscomauEntertainmentRestaurantsAndBa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133706" calcext:value-type="float">
            <text:p>13370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91" calcext:value-type="float">
            <text:p>419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7:11-04</text:p>
          </table:table-cell>
          <table:table-cell office:value-type="string" calcext:value-type="string">
            <text:p>2016-04-07 12:33:31.284095-04</text:p>
          </table:table-cell>
          <table:table-cell/>
          <table:table-cell office:value-type="string" calcext:value-type="string">
            <text:p>751d727dfd6b26d554456f0efe8aebc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dult Mag</text:p>
          </table:table-cell>
          <table:table-cell office:value-type="string" calcext:value-type="string">
            <text:p>activ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ttp://adult-mag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2:42:44.123073-04</text:p>
          </table:table-cell>
          <table:table-cell office:value-type="float" office:value="175291" calcext:value-type="float">
            <text:p>1752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3097" calcext:value-type="float">
            <text:p>10309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2:43:22-04</text:p>
          </table:table-cell>
          <table:table-cell office:value-type="string" calcext:value-type="string">
            <text:p>2016-03-28 15:52:54.657065-04</text:p>
          </table:table-cell>
          <table:table-cell/>
          <table:table-cell office:value-type="string" calcext:value-type="string">
            <text:p>6c6555034757dc55b43976483324ff8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hristianpost.com &gt; Evangelism</text:p>
          </table:table-cell>
          <table:table-cell office:value-type="string" calcext:value-type="string">
            <text:p>activ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ttp://www.christianpost.com/services/rss/feed/topics/evangelism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1:13:11.875771-04</text:p>
          </table:table-cell>
          <table:table-cell office:value-type="float" office:value="358026" calcext:value-type="float">
            <text:p>3580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7320" calcext:value-type="float">
            <text:p>673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1:14:58-04</text:p>
          </table:table-cell>
          <table:table-cell office:value-type="string" calcext:value-type="string">
            <text:p>2015-09-23 03:35:31.776589-04</text:p>
          </table:table-cell>
          <table:table-cell/>
          <table:table-cell office:value-type="string" calcext:value-type="string">
            <text:p>cdca3017dcee863cb35e2e649689e4c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://www.ibda3world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57:45.684053-04</text:p>
          </table:table-cell>
          <table:table-cell office:value-type="float" office:value="122541" calcext:value-type="float">
            <text:p>12254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349" calcext:value-type="float">
            <text:p>653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4:58:40-04</text:p>
          </table:table-cell>
          <table:table-cell office:value-type="string" calcext:value-type="string">
            <text:p>2016-04-01 00:47:53.810466-04</text:p>
          </table:table-cell>
          <table:table-cell/>
          <table:table-cell office:value-type="string" calcext:value-type="string">
            <text:p>cfd0a627322cb15bc674bc69e256431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S: Mobilt</text:p>
          </table:table-cell>
          <table:table-cell office:value-type="string" calcext:value-type="string">
            <text:p>activ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://computersweden.idg.se/rss/mobi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5:41:02.733944-04</text:p>
          </table:table-cell>
          <table:table-cell office:value-type="float" office:value="77636" calcext:value-type="float">
            <text:p>776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263" calcext:value-type="float">
            <text:p>4026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5:42:55-04</text:p>
          </table:table-cell>
          <table:table-cell office:value-type="string" calcext:value-type="string">
            <text:p>2016-02-24 03:52:35.768429-05</text:p>
          </table:table-cell>
          <table:table-cell/>
          <table:table-cell office:value-type="string" calcext:value-type="string">
            <text:p>0ef5456b6dd6b0470c649bde7b73928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ctiv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ttp://www.varmatin.com/people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54:52.490395-04</text:p>
          </table:table-cell>
          <table:table-cell office:value-type="float" office:value="101952" calcext:value-type="float">
            <text:p>1019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068" calcext:value-type="float">
            <text:p>420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3:57:03-04</text:p>
          </table:table-cell>
          <table:table-cell office:value-type="string" calcext:value-type="string">
            <text:p>2016-03-18 21:16:14.718246-04</text:p>
          </table:table-cell>
          <table:table-cell/>
          <table:table-cell office:value-type="string" calcext:value-type="string">
            <text:p>2cb8a599945e022b5ed311ea0d71e79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y City Times Entertainment Impact - MLive.com</text:p>
          </table:table-cell>
          <table:table-cell office:value-type="string" calcext:value-type="string">
            <text:p>activ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ttp://feeds.feedburner.com/baycityentertain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1:38:42.154558-04</text:p>
          </table:table-cell>
          <table:table-cell office:value-type="float" office:value="9811" calcext:value-type="float">
            <text:p>98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1:41:07-04</text:p>
          </table:table-cell>
          <table:table-cell office:value-type="string" calcext:value-type="string">
            <text:p>2016-03-15 09:02:02.662342-04</text:p>
          </table:table-cell>
          <table:table-cell/>
          <table:table-cell office:value-type="string" calcext:value-type="string">
            <text:p>ac49aa5b1df7314e417b78f8042abb0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tier and Ross Blog</text:p>
          </table:table-cell>
          <table:table-cell office:value-type="string" calcext:value-type="string">
            <text:p>activ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ttp://www.sfgate.com/rss/feed/Matier-and-Ross-Blog-577.ph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03:00.515222-04</text:p>
          </table:table-cell>
          <table:table-cell office:value-type="float" office:value="172634" calcext:value-type="float">
            <text:p>1726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0:05:46-04</text:p>
          </table:table-cell>
          <table:table-cell office:value-type="string" calcext:value-type="string">
            <text:p>2016-04-06 02:27:18.63674-04</text:p>
          </table:table-cell>
          <table:table-cell/>
          <table:table-cell office:value-type="string" calcext:value-type="string">
            <text:p>a49d2b63d1335d722ee0eb78ac32866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klahoma City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bignewsnetwork.com/index.php/nav/rss/ade52738bf7d5fc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56:43.856667-04</text:p>
          </table:table-cell>
          <table:table-cell office:value-type="float" office:value="179593" calcext:value-type="float">
            <text:p>17959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9 08:20:27-04</text:p>
          </table:table-cell>
          <table:table-cell office:value-type="string" calcext:value-type="string">
            <text:p>2016-03-19 08:17:58.808743-04</text:p>
          </table:table-cell>
          <table:table-cell/>
          <table:table-cell office:value-type="string" calcext:value-type="string">
            <text:p>790a10a2b153b2331c0131db522dd30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onolulu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bignewsnetwork.com/index.php/nav/rss/a5a14b1515940e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1:21:53.038386-04</text:p>
          </table:table-cell>
          <table:table-cell office:value-type="float" office:value="179499" calcext:value-type="float">
            <text:p>1794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20:18:03-04</text:p>
          </table:table-cell>
          <table:table-cell office:value-type="string" calcext:value-type="string">
            <text:p>2016-03-18 04:44:47.062822-04</text:p>
          </table:table-cell>
          <table:table-cell/>
          <table:table-cell office:value-type="string" calcext:value-type="string">
            <text:p>e600cca88cafc1c68e60df89d06f2e3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aits-divers – Justice</text:p>
          </table:table-cell>
          <table:table-cell office:value-type="string" calcext:value-type="string">
            <text:p>activ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ttp://www.lest-eclair.fr/rss/faits-divers-justic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9:44:55.076367-04</text:p>
          </table:table-cell>
          <table:table-cell office:value-type="float" office:value="80025" calcext:value-type="float">
            <text:p>800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02" calcext:value-type="float">
            <text:p>406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2-15 17:36:22.555479-05</text:p>
          </table:table-cell>
          <table:table-cell office:value-type="string" calcext:value-type="string">
            <text:p>2015-02-13 17:25:25.084812-05</text:p>
          </table:table-cell>
          <table:table-cell/>
          <table:table-cell office:value-type="string" calcext:value-type="string">
            <text:p>eca0661bbb2545f89fe5c32e74b308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łos Rosji, Wiadomości</text:p>
          </table:table-cell>
          <table:table-cell office:value-type="string" calcext:value-type="string">
            <text:p>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ttp://polish.ruvr.ru/rss/export_al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3:15:49.230297-04</text:p>
          </table:table-cell>
          <table:table-cell office:value-type="float" office:value="101936" calcext:value-type="float">
            <text:p>1019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058" calcext:value-type="float">
            <text:p>420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2-20 04:14:28.467363-05</text:p>
          </table:table-cell>
          <table:table-cell office:value-type="string" calcext:value-type="string">
            <text:p>2015-02-19 14:30:39.833634-05</text:p>
          </table:table-cell>
          <table:table-cell/>
          <table:table-cell office:value-type="string" calcext:value-type="string">
            <text:p>34650670c8a8a4aa42ef800cad6beb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Point - Sports</text:p>
          </table:table-cell>
          <table:table-cell office:value-type="string" calcext:value-type="string">
            <text:p>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ttp://www.lepoint.fr/sport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32:55.429099-04</text:p>
          </table:table-cell>
          <table:table-cell office:value-type="float" office:value="132997" calcext:value-type="float">
            <text:p>1329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83" calcext:value-type="float">
            <text:p>415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33:25-04</text:p>
          </table:table-cell>
          <table:table-cell office:value-type="string" calcext:value-type="string">
            <text:p>2016-04-06 18:00:23.784489-04</text:p>
          </table:table-cell>
          <table:table-cell/>
          <table:table-cell office:value-type="string" calcext:value-type="string">
            <text:p>c5a55f360fc85267d2069b8fff9871a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stak.pt</text:p>
          </table:table-cell>
          <table:table-cell office:value-type="string" calcext:value-type="string">
            <text:p>activ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://www.destak.pt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84756" calcext:value-type="float">
            <text:p>847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251" calcext:value-type="float">
            <text:p>412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57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c225778d663274969697df362dd04989</text:p>
          </table:table-cell>
        </table:table-row>
        <table:table-row table:style-name="ro4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 Patrika : India's Leading Hindi News Portal</text:p>
            <text:p> </text:p>
          </table:table-cell>
          <table:table-cell office:value-type="string" calcext:value-type="string">
            <text:p>activ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://api.patrika.com/rss/?q=category&amp;v=sidh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04:02.902479-04</text:p>
          </table:table-cell>
          <table:table-cell office:value-type="float" office:value="372991" calcext:value-type="float">
            <text:p>3729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9" calcext:value-type="float">
            <text:p>2711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07:47-04</text:p>
          </table:table-cell>
          <table:table-cell office:value-type="string" calcext:value-type="string">
            <text:p>2016-04-06 23:31:08.936496-04</text:p>
          </table:table-cell>
          <table:table-cell/>
          <table:table-cell office:value-type="string" calcext:value-type="string">
            <text:p>0bda29b8b5bec57610373b31bf4e703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IRED » Danger Room</text:p>
          </table:table-cell>
          <table:table-cell office:value-type="string" calcext:value-type="string">
            <text:p>activ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://www.wired.com/dangerro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4:36:36.799842-04</text:p>
          </table:table-cell>
          <table:table-cell office:value-type="float" office:value="172730" calcext:value-type="float">
            <text:p>1727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49" calcext:value-type="float">
            <text:p>398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4:37:47-04</text:p>
          </table:table-cell>
          <table:table-cell office:value-type="string" calcext:value-type="string">
            <text:p>2015-02-16 06:06:35.236777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ike Hashimoto</text:p>
          </table:table-cell>
          <table:table-cell office:value-type="string" calcext:value-type="string">
            <text:p>activ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://www.dallasnews.com/opinion/columnists/mike-hashimoto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3:10:23.693343-04</text:p>
          </table:table-cell>
          <table:table-cell office:value-type="float" office:value="351982" calcext:value-type="float">
            <text:p>35198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6" calcext:value-type="float">
            <text:p>16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3:10:47-04</text:p>
          </table:table-cell>
          <table:table-cell office:value-type="string" calcext:value-type="string">
            <text:p>2016-02-02 22:22:19.391231-05</text:p>
          </table:table-cell>
          <table:table-cell/>
          <table:table-cell office:value-type="string" calcext:value-type="string">
            <text:p>831dc96e1bde6447cad959a9dabe5e7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resseportal.de - Branche Touristik</text:p>
          </table:table-cell>
          <table:table-cell office:value-type="string" calcext:value-type="string">
            <text:p>activ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ttp://www.presseportal.de/rss/touristik.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72321" calcext:value-type="float">
            <text:p>7232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29" calcext:value-type="float">
            <text:p>394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2:29:09-04</text:p>
          </table:table-cell>
          <table:table-cell office:value-type="string" calcext:value-type="string">
            <text:p>2016-03-26 11:14:33.00067-04</text:p>
          </table:table-cell>
          <table:table-cell/>
          <table:table-cell office:value-type="string" calcext:value-type="string">
            <text:p>f7727f2e88c1acdebc20856478eaabd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mmunications:Satellite TV Articles from EzineArticles.com</text:p>
          </table:table-cell>
          <table:table-cell office:value-type="string" calcext:value-type="string">
            <text:p>activ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feeds.ezinearticles.com/category/Communications:Satellite-TV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8874" calcext:value-type="float">
            <text:p>37887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12:25:47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95e566a2ab86ec9b838364d2d050ebd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Standard.at › International › Nahost</text:p>
          </table:table-cell>
          <table:table-cell office:value-type="string" calcext:value-type="string">
            <text:p>activ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tp://derstandard.at/?page=rss&amp;ressort=Naho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70026" calcext:value-type="float">
            <text:p>700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79" calcext:value-type="float">
            <text:p>391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0:10-04</text:p>
          </table:table-cell>
          <table:table-cell office:value-type="string" calcext:value-type="string">
            <text:p>2016-02-15 06:38:42.267799-05</text:p>
          </table:table-cell>
          <table:table-cell/>
          <table:table-cell office:value-type="string" calcext:value-type="string">
            <text:p>9a5e9a81b85dcba2121fb543bb5b78b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 and Society:Weather Articles from EzineArticles.com</text:p>
          </table:table-cell>
          <table:table-cell office:value-type="string" calcext:value-type="string">
            <text:p>activ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tp://feeds.ezinearticles.com/category/News-and-Society:Weather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8955" calcext:value-type="float">
            <text:p>37895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12:23:29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935332822870066c90edb5181fc7dbe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olipop.detik</text:p>
          </table:table-cell>
          <table:table-cell office:value-type="string" calcext:value-type="string">
            <text:p>activ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ttp://rss.detik.com/index.php/wolipop_fash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3:13:35.719544-04</text:p>
          </table:table-cell>
          <table:table-cell office:value-type="float" office:value="119334" calcext:value-type="float">
            <text:p>1193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173" calcext:value-type="float">
            <text:p>631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3:15:42-04</text:p>
          </table:table-cell>
          <table:table-cell office:value-type="string" calcext:value-type="string">
            <text:p>2016-03-28 20:23:47.186729-04</text:p>
          </table:table-cell>
          <table:table-cell/>
          <table:table-cell office:value-type="string" calcext:value-type="string">
            <text:p>c45b185e2dd9f860545bc44f11b9b4a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ff the Shelf</text:p>
          </table:table-cell>
          <table:table-cell office:value-type="string" calcext:value-type="string">
            <text:p>activ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ttp://syndication.boston.com/ae/books?mode=rss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82298" calcext:value-type="float">
            <text:p>18229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18-04</text:p>
          </table:table-cell>
          <table:table-cell office:value-type="string" calcext:value-type="string">
            <text:p>2014-07-23 16:49:53.431341-04</text:p>
          </table:table-cell>
          <table:table-cell/>
          <table:table-cell office:value-type="string" calcext:value-type="string">
            <text:p>4730af21b1eb5ab395c1f045804904b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PP.com - Monmouth</text:p>
          </table:table-cell>
          <table:table-cell office:value-type="string" calcext:value-type="string">
            <text:p>activ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tp://www.app.com/apps/pbcs.dll/section?category=rss01&amp;mime=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985" calcext:value-type="float">
            <text:p>39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25 14:35:30-05</text:p>
          </table:table-cell>
          <table:table-cell office:value-type="string" calcext:value-type="string">
            <text:p>2014-05-20 06:42:18.104236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yxomop</text:p>
          </table:table-cell>
          <table:table-cell office:value-type="string" calcext:value-type="string">
            <text:p>act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ttp://myxomop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03:37.496114-04</text:p>
          </table:table-cell>
          <table:table-cell office:value-type="float" office:value="30304" calcext:value-type="float">
            <text:p>303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981" calcext:value-type="float">
            <text:p>89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3:04:11-04</text:p>
          </table:table-cell>
          <table:table-cell office:value-type="string" calcext:value-type="string">
            <text:p>2016-04-06 21:30:49.293032-04</text:p>
          </table:table-cell>
          <table:table-cell/>
          <table:table-cell office:value-type="string" calcext:value-type="string">
            <text:p>61c76a7ac3d7c43af6b571c831d04c6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stilla y León en rtve.es</text:p>
          </table:table-cell>
          <table:table-cell office:value-type="string" calcext:value-type="string">
            <text:p>activ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www.rtve.es/rss/temas_castilla-leon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27:29.996523-04</text:p>
          </table:table-cell>
          <table:table-cell office:value-type="float" office:value="77066" calcext:value-type="float">
            <text:p>770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091" calcext:value-type="float">
            <text:p>400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4:28:00-04</text:p>
          </table:table-cell>
          <table:table-cell office:value-type="string" calcext:value-type="string">
            <text:p>2016-04-01 04:18:35.273141-04</text:p>
          </table:table-cell>
          <table:table-cell/>
          <table:table-cell office:value-type="string" calcext:value-type="string">
            <text:p>44e8be304f44a3ce322aa2e6c800659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www.aidesep.org.pe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4:31:47.930309-04</text:p>
          </table:table-cell>
          <table:table-cell office:value-type="float" office:value="122540" calcext:value-type="float">
            <text:p>1225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348" calcext:value-type="float">
            <text:p>653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4:33:25-04</text:p>
          </table:table-cell>
          <table:table-cell office:value-type="string" calcext:value-type="string">
            <text:p>2016-04-05 20:56:10.339177-04</text:p>
          </table:table-cell>
          <table:table-cell/>
          <table:table-cell office:value-type="string" calcext:value-type="string">
            <text:p>b6e98c7e93e6cc0cd13530b0d6e2191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Call</text:p>
          </table:table-cell>
          <table:table-cell office:value-type="string" calcext:value-type="string">
            <text:p>acti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://www.cnbc.com/id/37447855/device/rss/rss.ht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2:22:50.881657-04</text:p>
          </table:table-cell>
          <table:table-cell office:value-type="float" office:value="355307" calcext:value-type="float">
            <text:p>3553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55" calcext:value-type="float">
            <text:p>17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2:25:18-04</text:p>
          </table:table-cell>
          <table:table-cell table:number-columns-repeated="2"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ttp://www.republikein.com.na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86331" calcext:value-type="float">
            <text:p>8633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29" calcext:value-type="float">
            <text:p>414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5:39-04</text:p>
          </table:table-cell>
          <table:table-cell office:value-type="string" calcext:value-type="string">
            <text:p>2014-12-12 10:47:59.493866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NW Shareables</text:p>
          </table:table-cell>
          <table:table-cell office:value-type="string" calcext:value-type="string">
            <text:p>activ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ttp://feeds.feedburner.com/Shareab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27270" calcext:value-type="float">
            <text:p>272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203" calcext:value-type="float">
            <text:p>720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1:41-04</text:p>
          </table:table-cell>
          <table:table-cell office:value-type="string" calcext:value-type="string">
            <text:p>2016-03-12 14:57:51.533868-05</text:p>
          </table:table-cell>
          <table:table-cell/>
          <table:table-cell office:value-type="string" calcext:value-type="string">
            <text:p>bf45e17f3a056b982d7f1f23ca51795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activ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ttp://search.espn.go.com/rss/tim-keown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8:54:07.807359-04</text:p>
          </table:table-cell>
          <table:table-cell office:value-type="float" office:value="171656" calcext:value-type="float">
            <text:p>1716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451" calcext:value-type="float">
            <text:p>4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8:56:37-04</text:p>
          </table:table-cell>
          <table:table-cell office:value-type="string" calcext:value-type="string">
            <text:p>2016-03-18 16:16:10.543593-04</text:p>
          </table:table-cell>
          <table:table-cell/>
          <table:table-cell office:value-type="string" calcext:value-type="string">
            <text:p>76683952ceca3eda2821bfdce79867c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ynet - Culture</text:p>
          </table:table-cell>
          <table:table-cell office:value-type="string" calcext:value-type="string">
            <text:p>activ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://www.ynet.co.il/Integration/StoryRss3086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2:24:48.233071-04</text:p>
          </table:table-cell>
          <table:table-cell office:value-type="float" office:value="132133" calcext:value-type="float">
            <text:p>1321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915" calcext:value-type="float">
            <text:p>4091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2:26:44-04</text:p>
          </table:table-cell>
          <table:table-cell office:value-type="string" calcext:value-type="string">
            <text:p>2016-04-02 20:42:14.576488-04</text:p>
          </table:table-cell>
          <table:table-cell/>
          <table:table-cell office:value-type="string" calcext:value-type="string">
            <text:p>abcef80086165b157b83f3ded6dc3fc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lifornia Latinas for Reproductive Justice</text:p>
          </table:table-cell>
          <table:table-cell office:value-type="string" calcext:value-type="string">
            <text:p>activ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://www.californialatinas.org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1:30:49.293032-04</text:p>
          </table:table-cell>
          <table:table-cell office:value-type="float" office:value="364050" calcext:value-type="float">
            <text:p>3640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3126" calcext:value-type="float">
            <text:p>1131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1:31:12-04</text:p>
          </table:table-cell>
          <table:table-cell office:value-type="string" calcext:value-type="string">
            <text:p>2016-04-04 05:48:36.766164-04</text:p>
          </table:table-cell>
          <table:table-cell/>
          <table:table-cell office:value-type="string" calcext:value-type="string">
            <text:p>478fdae88dac337f1c0b2801420b1d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iften.dk</text:p>
          </table:table-cell>
          <table:table-cell office:value-type="string" calcext:value-type="string">
            <text:p>activ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://stiften.dk/feeds/rss/Od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71769" calcext:value-type="float">
            <text:p>717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339" calcext:value-type="float">
            <text:p>393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26:48-04</text:p>
          </table:table-cell>
          <table:table-cell office:value-type="string" calcext:value-type="string">
            <text:p>2015-10-03 03:00:15.628496-04</text:p>
          </table:table-cell>
          <table:table-cell/>
          <table:table-cell office:value-type="string" calcext:value-type="string">
            <text:p>ced136275500c830a9e1a733e18010ab</text:p>
          </table:table-cell>
        </table:table-row>
        <table:table-row table:style-name="ro4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  Contingency Today News Feed</text:p>
            <text:p/>
          </table:table-cell>
          <table:table-cell office:value-type="string" calcext:value-type="string">
            <text:p>acti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ttp://www.contingencytoday.com/includes/news_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16526" calcext:value-type="float">
            <text:p>165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032" calcext:value-type="float">
            <text:p>50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12-08 04:37:14.407382-05</text:p>
          </table:table-cell>
          <table:table-cell office:value-type="string" calcext:value-type="string">
            <text:p>2014-10-01 05:31:19.324208-04</text:p>
          </table:table-cell>
          <table:table-cell/>
          <table:table-cell office:value-type="string" calcext:value-type="string">
            <text:p>49248d81474c0d265ae8e181fbd3d02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Soleil - Tennis</text:p>
          </table:table-cell>
          <table:table-cell office:value-type="string" calcext:value-type="string">
            <text:p>acti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ttp://www.lapresse.ca/rss/1684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02:35.430215-04</text:p>
          </table:table-cell>
          <table:table-cell office:value-type="float" office:value="130342" calcext:value-type="float">
            <text:p>13034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98" calcext:value-type="float">
            <text:p>39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04:58-04</text:p>
          </table:table-cell>
          <table:table-cell office:value-type="string" calcext:value-type="string">
            <text:p>2016-04-02 00:08:34.502737-04</text:p>
          </table:table-cell>
          <table:table-cell/>
          <table:table-cell office:value-type="string" calcext:value-type="string">
            <text:p>e73a39b22d300bd6944b990cfa90a71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acti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ttp://www.cope.es//Menu/Actualidad/Cultura/rss.xml?componente=19&amp;seccion=1146&amp;idioma=es_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1:47:15.596318-04</text:p>
          </table:table-cell>
          <table:table-cell office:value-type="float" office:value="94630" calcext:value-type="float">
            <text:p>946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028" calcext:value-type="float">
            <text:p>420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1:47:25-04</text:p>
          </table:table-cell>
          <table:table-cell office:value-type="string" calcext:value-type="string">
            <text:p>2016-03-17 05:10:05.576102-04</text:p>
          </table:table-cell>
          <table:table-cell/>
          <table:table-cell office:value-type="string" calcext:value-type="string">
            <text:p>e41ad88bd1dc06856053418f57fe74b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chigan Television</text:p>
          </table:table-cell>
          <table:table-cell office:value-type="string" calcext:value-type="string">
            <text:p>activ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://blog.mlive.com/tv_impact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8:46:40.418902-04</text:p>
          </table:table-cell>
          <table:table-cell office:value-type="float" office:value="349342" calcext:value-type="float">
            <text:p>34934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8:46:52-04</text:p>
          </table:table-cell>
          <table:table-cell office:value-type="string" calcext:value-type="string">
            <text:p>2015-09-16 21:28:45.685455-04</text:p>
          </table:table-cell>
          <table:table-cell/>
          <table:table-cell office:value-type="string" calcext:value-type="string">
            <text:p>d68be585daa4cade89152f68450d24f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°Ù¶ÈÁôÑ§½¹µãÐÂÎÅ</text:p>
          </table:table-cell>
          <table:table-cell office:value-type="string" calcext:value-type="string">
            <text:p>activ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://news.baidu.com/n?cmd=1&amp;class=abroad&amp;tn=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00-01-01 00:00:00-05</text:p>
          </table:table-cell>
          <table:table-cell office:value-type="float" office:value="81725" calcext:value-type="float">
            <text:p>817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67" calcext:value-type="float">
            <text:p>40867</text:p>
          </table:table-cell>
          <table:table-cell table:style-name="ce2" office:value-type="string" calcext:value-type="string">
            <text:p>1000-01-01</text:p>
          </table:table-cell>
          <table:table-cell/>
          <table:table-cell office:value-type="string" calcext:value-type="string">
            <text:p>2100-01-01 00:00:00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ba Blog</text:p>
          </table:table-cell>
          <table:table-cell office:value-type="string" calcext:value-type="string">
            <text:p>activ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://feeds.feedburner.com/CubaBlo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8502" calcext:value-type="float">
            <text:p>1085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885" calcext:value-type="float">
            <text:p>5688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23 06:14:25.017516-04</text:p>
          </table:table-cell>
          <table:table-cell office:value-type="string" calcext:value-type="string">
            <text:p>2014-09-17 04:30:36.732412-04</text:p>
          </table:table-cell>
          <table:table-cell/>
          <table:table-cell office:value-type="string" calcext:value-type="string">
            <text:p>ea72b301bd3a5aff7b235ed44a5f156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glen-rock</text:p>
          </table:table-cell>
          <table:table-cell office:value-type="string" calcext:value-type="string">
            <text:p>activ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topics.nj.com/tag/glen-rock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7:51:07.438292-04</text:p>
          </table:table-cell>
          <table:table-cell office:value-type="float" office:value="341704" calcext:value-type="float">
            <text:p>3417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19 12:06:42-04</text:p>
          </table:table-cell>
          <table:table-cell office:value-type="string" calcext:value-type="string">
            <text:p>2015-08-13 18:44:09.111089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ezondheidsnet.be</text:p>
          </table:table-cell>
          <table:table-cell office:value-type="string" calcext:value-type="string">
            <text:p>activ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knack.be/nieuws/gezondheidsnet-be/feed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32838" calcext:value-type="float">
            <text:p>1328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53" calcext:value-type="float">
            <text:p>414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7-01 03:54:04.491784-04</text:p>
          </table:table-cell>
          <table:table-cell office:value-type="string" calcext:value-type="string">
            <text:p>2014-06-20 10:01:23.344904-04</text:p>
          </table:table-cell>
          <table:table-cell/>
          <table:table-cell office:value-type="string" calcext:value-type="string">
            <text:p>31e50d23f20efc72720c02eea62bf4f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Все под Небесами</text:p>
          </table:table-cell>
          <table:table-cell office:value-type="string" calcext:value-type="string">
            <text:p>activ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://aigol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0:58:58.261155-04</text:p>
          </table:table-cell>
          <table:table-cell office:value-type="float" office:value="37856" calcext:value-type="float">
            <text:p>378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612" calcext:value-type="float">
            <text:p>166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02:16-04</text:p>
          </table:table-cell>
          <table:table-cell office:value-type="string" calcext:value-type="string">
            <text:p>2016-04-03 19:16:41.589425-04</text:p>
          </table:table-cell>
          <table:table-cell/>
          <table:table-cell office:value-type="string" calcext:value-type="string">
            <text:p>5bfeb2c45c8cd4e4619537bb9eb66c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raritan-hunterdon</text:p>
          </table:table-cell>
          <table:table-cell office:value-type="string" calcext:value-type="string">
            <text:p>activ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topics.nj.com/tag/raritan-hunterdon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25:55.588655-04</text:p>
          </table:table-cell>
          <table:table-cell office:value-type="float" office:value="342050" calcext:value-type="float">
            <text:p>3420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0 13:38:16-04</text:p>
          </table:table-cell>
          <table:table-cell office:value-type="string" calcext:value-type="string">
            <text:p>2015-05-08 16:38:12.844437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ynet Günün En Çok Okunan Haberleri</text:p>
          </table:table-cell>
          <table:table-cell office:value-type="string" calcext:value-type="string">
            <text:p>activ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haber.mynet.com/rss/en-cok-okunan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4345" calcext:value-type="float">
            <text:p>7434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684" calcext:value-type="float">
            <text:p>3968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45-04</text:p>
          </table:table-cell>
          <table:table-cell office:value-type="string" calcext:value-type="string">
            <text:p>2013-08-29 02:08:18.115758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ve Hindustan Rss feed</text:p>
          </table:table-cell>
          <table:table-cell office:value-type="string" calcext:value-type="string">
            <text:p>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www.livehindustan.com/rss/feed/269.ht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372224" calcext:value-type="float">
            <text:p>3722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2" calcext:value-type="float">
            <text:p>27116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6:39:31-04</text:p>
          </table:table-cell>
          <table:table-cell office:value-type="string" calcext:value-type="string">
            <text:p>2016-02-16 05:37:50.244325-05</text:p>
          </table:table-cell>
          <table:table-cell/>
          <table:table-cell office:value-type="string" calcext:value-type="string">
            <text:p>a2e4f950d9fcaeccc0d705471f85493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mall Biz-The Economic Times</text:p>
          </table:table-cell>
          <table:table-cell office:value-type="string" calcext:value-type="string">
            <text:p>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economictimes.indiatimes.com/small-biz/rssfeeds/5575607.c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373419" calcext:value-type="float">
            <text:p>3734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1093" calcext:value-type="float">
            <text:p>9109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6:58-04</text:p>
          </table:table-cell>
          <table:table-cell office:value-type="string" calcext:value-type="string">
            <text:p>2016-04-07 20:34:58.084527-04</text:p>
          </table:table-cell>
          <table:table-cell/>
          <table:table-cell office:value-type="string" calcext:value-type="string">
            <text:p>8acd154bf6a93055c4a9ff27c3e1383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lmessaggero.it - Moda</text:p>
          </table:table-cell>
          <table:table-cell office:value-type="string" calcext:value-type="string">
            <text:p>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www.ilmessaggero.it/rss/moda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67546" calcext:value-type="float">
            <text:p>6754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859" calcext:value-type="float">
            <text:p>3885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7:05-04</text:p>
          </table:table-cell>
          <table:table-cell office:value-type="string" calcext:value-type="string">
            <text:p>2016-04-07 12:33:31.284095-04</text:p>
          </table:table-cell>
          <table:table-cell/>
          <table:table-cell office:value-type="string" calcext:value-type="string">
            <text:p>5f566172dbef6c20eaa91d9a39646db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: Eagles News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feeds.feedburner.com/morningcall/sports/football/eagle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57:20.320344-04</text:p>
          </table:table-cell>
          <table:table-cell office:value-type="float" office:value="5129" calcext:value-type="float">
            <text:p>51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2:58:54-04</text:p>
          </table:table-cell>
          <table:table-cell office:value-type="string" calcext:value-type="string">
            <text:p>2016-01-23 07:11:16.278729-05</text:p>
          </table:table-cell>
          <table:table-cell/>
          <table:table-cell office:value-type="string" calcext:value-type="string">
            <text:p>7f03983174a0dd31df8efc47a2fd88d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ue Zürcher Zeitung - Übersicht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www.nzz.ch/lebensart/uebersicht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7:00:10.013261-04</text:p>
          </table:table-cell>
          <table:table-cell office:value-type="float" office:value="75924" calcext:value-type="float">
            <text:p>759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92" calcext:value-type="float">
            <text:p>3989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7:02:34-04</text:p>
          </table:table-cell>
          <table:table-cell office:value-type="string" calcext:value-type="string">
            <text:p>2016-04-04 01:17:54.066015-04</text:p>
          </table:table-cell>
          <table:table-cell/>
          <table:table-cell office:value-type="string" calcext:value-type="string">
            <text:p>39c6438cf5dea97dbc11d40a0ac1689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Star Online Lifestyle Highlights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www.thestar.com.my/RSS/Editors-Choice/Lifesty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33:49.065332-04</text:p>
          </table:table-cell>
          <table:table-cell office:value-type="float" office:value="361560" calcext:value-type="float">
            <text:p>3615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5849" calcext:value-type="float">
            <text:p>558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3:34:54-04</text:p>
          </table:table-cell>
          <table:table-cell office:value-type="string" calcext:value-type="string">
            <text:p>2016-04-04 21:51:55.361139-04</text:p>
          </table:table-cell>
          <table:table-cell/>
          <table:table-cell office:value-type="string" calcext:value-type="string">
            <text:p>00f3f7c0c972f86d671f938c504e1ff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hilstar.com - Cebu Business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www.philstar.com/rss/cebu-busin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111779" calcext:value-type="float">
            <text:p>11177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226" calcext:value-type="float">
            <text:p>592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7:39-04</text:p>
          </table:table-cell>
          <table:table-cell office:value-type="string" calcext:value-type="string">
            <text:p>2016-04-06 12:59:18.909711-04</text:p>
          </table:table-cell>
          <table:table-cell/>
          <table:table-cell office:value-type="string" calcext:value-type="string">
            <text:p>de9e4dd172fc9c2474a61a909bf2a1b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ослемрак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fejano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0:21:45.217565-04</text:p>
          </table:table-cell>
          <table:table-cell office:value-type="float" office:value="37329" calcext:value-type="float">
            <text:p>373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085" calcext:value-type="float">
            <text:p>1608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0:24:42-04</text:p>
          </table:table-cell>
          <table:table-cell office:value-type="string" calcext:value-type="string">
            <text:p>2016-01-01 00:35:56.596544-05</text:p>
          </table:table-cell>
          <table:table-cell/>
          <table:table-cell office:value-type="string" calcext:value-type="string">
            <text:p>3bed7f78fc98050b999d9da1f527cf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ITI</text:p>
          </table:table-cell>
          <table:table-cell office:value-type="string" calcext:value-type="string">
            <text:p>activ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eiti.org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27:07.302401-04</text:p>
          </table:table-cell>
          <table:table-cell office:value-type="float" office:value="115705" calcext:value-type="float">
            <text:p>1157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922" calcext:value-type="float">
            <text:p>619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27:48-04</text:p>
          </table:table-cell>
          <table:table-cell office:value-type="string" calcext:value-type="string">
            <text:p>2016-04-03 09:44:55.076367-04</text:p>
          </table:table-cell>
          <table:table-cell/>
          <table:table-cell office:value-type="string" calcext:value-type="string">
            <text:p>712b98b151c07bc7cc380455bf6504e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Pets</text:p>
          </table:table-cell>
          <table:table-cell office:value-type="string" calcext:value-type="string">
            <text:p>activ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dallasnews.com/news/community-news/pet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56:43.856667-04</text:p>
          </table:table-cell>
          <table:table-cell office:value-type="float" office:value="350459" calcext:value-type="float">
            <text:p>3504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58:35-04</text:p>
          </table:table-cell>
          <table:table-cell office:value-type="string" calcext:value-type="string">
            <text:p>2016-04-03 08:14:32.673589-04</text:p>
          </table:table-cell>
          <table:table-cell/>
          <table:table-cell office:value-type="string" calcext:value-type="string">
            <text:p>1e3728fcca6f0516cc0b82eb85b6da8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chigan Dining &amp; Restaurants</text:p>
          </table:table-cell>
          <table:table-cell office:value-type="string" calcext:value-type="string">
            <text:p>acti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://blog.mlive.com/dining_impact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19:07.017383-04</text:p>
          </table:table-cell>
          <table:table-cell office:value-type="float" office:value="122710" calcext:value-type="float">
            <text:p>1227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422" calcext:value-type="float">
            <text:p>654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8:22:11-04</text:p>
          </table:table-cell>
          <table:table-cell office:value-type="string" calcext:value-type="string">
            <text:p>2016-03-17 15:42:35.86224-04</text:p>
          </table:table-cell>
          <table:table-cell/>
          <table:table-cell office:value-type="string" calcext:value-type="string">
            <text:p>0d14cfea902994680dee35980aace5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Star Online: Lifestyle: Arts &amp; Fashion</text:p>
          </table:table-cell>
          <table:table-cell office:value-type="string" calcext:value-type="string">
            <text:p>acti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://thestar.com.my/rss/lifeart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79322" calcext:value-type="float">
            <text:p>7932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37" calcext:value-type="float">
            <text:p>4053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5-12 15:31:30.427978-04</text:p>
          </table:table-cell>
          <table:table-cell office:value-type="string" calcext:value-type="string">
            <text:p>2015-04-11 02:15:43.198568-04</text:p>
          </table:table-cell>
          <table:table-cell/>
          <table:table-cell office:value-type="string" calcext:value-type="string">
            <text:p>ddd506b1b734a5089f3a2a6bce107b8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urope 1: Insolite</text:p>
          </table:table-cell>
          <table:table-cell office:value-type="string" calcext:value-type="string">
            <text:p>acti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://www.europe1.fr/var/export/rss/europe1/insolit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6:02:01.109551-04</text:p>
          </table:table-cell>
          <table:table-cell office:value-type="float" office:value="367074" calcext:value-type="float">
            <text:p>36707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934" calcext:value-type="float">
            <text:p>579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6:03:47-04</text:p>
          </table:table-cell>
          <table:table-cell office:value-type="string" calcext:value-type="string">
            <text:p>2016-02-28 12:53:44.620973-05</text:p>
          </table:table-cell>
          <table:table-cell/>
          <table:table-cell office:value-type="string" calcext:value-type="string">
            <text:p>41b13ae23a51b8b57ad929653483691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yden.cz</text:p>
          </table:table-cell>
          <table:table-cell office:value-type="string" calcext:value-type="string">
            <text:p>acti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www.tyden.cz/rss/rss.php?rubrika_id=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6:00:02.165287-04</text:p>
          </table:table-cell>
          <table:table-cell office:value-type="float" office:value="90580" calcext:value-type="float">
            <text:p>905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43" calcext:value-type="float">
            <text:p>419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6:03:01-04</text:p>
          </table:table-cell>
          <table:table-cell office:value-type="string" calcext:value-type="string">
            <text:p>2016-04-05 08:23:53.795094-04</text:p>
          </table:table-cell>
          <table:table-cell/>
          <table:table-cell office:value-type="string" calcext:value-type="string">
            <text:p>012e7ed90bca3c797f913f76aeb1703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ackson Entertainment</text:p>
          </table:table-cell>
          <table:table-cell office:value-type="string" calcext:value-type="string">
            <text:p>acti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blog.mlive.com/citpat/entertainment_impact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3:01:33.57492-04</text:p>
          </table:table-cell>
          <table:table-cell office:value-type="float" office:value="122759" calcext:value-type="float">
            <text:p>1227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422" calcext:value-type="float">
            <text:p>654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3:03:59-04</text:p>
          </table:table-cell>
          <table:table-cell office:value-type="string" calcext:value-type="string">
            <text:p>2016-03-27 10:48:11.059423-04</text:p>
          </table:table-cell>
          <table:table-cell/>
          <table:table-cell office:value-type="string" calcext:value-type="string">
            <text:p>2163a4d63da6e8efdcc9e04bf57e68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Zawya.com - Egypt SE News</text:p>
          </table:table-cell>
          <table:table-cell office:value-type="string" calcext:value-type="string">
            <text:p>acti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www.zawya.com/rssfeeds/cairo_s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0:47:53.810466-04</text:p>
          </table:table-cell>
          <table:table-cell office:value-type="float" office:value="81204" calcext:value-type="float">
            <text:p>812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00" calcext:value-type="float">
            <text:p>408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0:50:27-04</text:p>
          </table:table-cell>
          <table:table-cell office:value-type="string" calcext:value-type="string">
            <text:p>2016-01-05 12:26:11.570874-05</text:p>
          </table:table-cell>
          <table:table-cell/>
          <table:table-cell office:value-type="string" calcext:value-type="string">
            <text:p>1445ecf30d822c1996c3408dbaf2481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Standard.at › International › Nahost › Iran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derstandard.at/?page=rss&amp;ressort=ir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0:12:06.156559-04</text:p>
          </table:table-cell>
          <table:table-cell office:value-type="float" office:value="70022" calcext:value-type="float">
            <text:p>7002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79" calcext:value-type="float">
            <text:p>391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0:12:30-04</text:p>
          </table:table-cell>
          <table:table-cell office:value-type="string" calcext:value-type="string">
            <text:p>2015-12-30 00:27:42.673079-05</text:p>
          </table:table-cell>
          <table:table-cell/>
          <table:table-cell office:value-type="string" calcext:value-type="string">
            <text:p>173e31e0ad7248ce0fdf69b5a7747a0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opinath's <text:s/>"ArTicKles"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whatnonsanz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6449" calcext:value-type="float">
            <text:p>1764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220" calcext:value-type="float">
            <text:p>1042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8:37-04</text:p>
          </table:table-cell>
          <table:table-cell office:value-type="string" calcext:value-type="string">
            <text:p>2014-05-27 08:22:02.148519-04</text:p>
          </table:table-cell>
          <table:table-cell/>
          <table:table-cell office:value-type="string" calcext:value-type="string">
            <text:p>86ed455962b02edd8245d76ec5f8059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ЮГА.ру | Статьи — портал южного региона ЮГА.ру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yuga.ru/publish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8:16:38.332555-04</text:p>
          </table:table-cell>
          <table:table-cell office:value-type="float" office:value="376456" calcext:value-type="float">
            <text:p>3764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986" calcext:value-type="float">
            <text:p>399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8:17:00-04</text:p>
          </table:table-cell>
          <table:table-cell office:value-type="string" calcext:value-type="string">
            <text:p>2016-03-29 11:26:37.374493-04</text:p>
          </table:table-cell>
          <table:table-cell/>
          <table:table-cell office:value-type="string" calcext:value-type="string">
            <text:p>510abde83371cd80d1c3867510f96c6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cKinsey Insights &amp; Publications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www.mckinsey.com/insights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20777" calcext:value-type="float">
            <text:p>1207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202" calcext:value-type="float">
            <text:p>642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5:26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8c77dccdb142920baba1b62390fc799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ily - ET NOW - The Economic Times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economictimes.indiatimes.com/et-now/daily/rssfeedsvideo/4424867.c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372380" calcext:value-type="float">
            <text:p>3723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0" calcext:value-type="float">
            <text:p>27116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7:36-04</text:p>
          </table:table-cell>
          <table:table-cell office:value-type="string" calcext:value-type="string">
            <text:p>2016-04-07 14:33:49.46644-04</text:p>
          </table:table-cell>
          <table:table-cell/>
          <table:table-cell office:value-type="string" calcext:value-type="string">
            <text:p>3dc2a95967ba2008efa11f476ab0da36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المحروسة - Atom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farafeat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34066" calcext:value-type="float">
            <text:p>1340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872" calcext:value-type="float">
            <text:p>668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4:39-04</text:p>
          </table:table-cell>
          <table:table-cell office:value-type="string" calcext:value-type="string">
            <text:p>2014-08-31 12:50:37.560522-04</text:p>
          </table:table-cell>
          <table:table-cell/>
          <table:table-cell office:value-type="string" calcext:value-type="string">
            <text:p>a35abb532b001030ea485fb4f4e63eb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yden.cz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www.tyden.cz/rss/rss.php?rubrika_id=1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51:18.102273-04</text:p>
          </table:table-cell>
          <table:table-cell office:value-type="float" office:value="90613" calcext:value-type="float">
            <text:p>906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43" calcext:value-type="float">
            <text:p>419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52:51-04</text:p>
          </table:table-cell>
          <table:table-cell office:value-type="string" calcext:value-type="string">
            <text:p>2016-02-26 02:50:58.417303-05</text:p>
          </table:table-cell>
          <table:table-cell/>
          <table:table-cell office:value-type="string" calcext:value-type="string">
            <text:p>094c1e3f76891de5cf9570f21d08577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VE WHAT YOU LOVE...</text:p>
          </table:table-cell>
          <table:table-cell office:value-type="string" calcext:value-type="string">
            <text:p>acti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mila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34451" calcext:value-type="float">
            <text:p>344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157" calcext:value-type="float">
            <text:p>131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55-04</text:p>
          </table:table-cell>
          <table:table-cell office:value-type="string" calcext:value-type="string">
            <text:p>2016-04-02 11:40:07.299384-04</text:p>
          </table:table-cell>
          <table:table-cell/>
          <table:table-cell office:value-type="string" calcext:value-type="string">
            <text:p>e7c0ea86fcb6dd92db44f99efb82cce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CMag.com Latest Articles</text:p>
          </table:table-cell>
          <table:table-cell office:value-type="string" calcext:value-type="string">
            <text:p>acti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://feeds.pcmag.com/Rss.aspx/SectionArticles?sectionId=25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1:33:15.173461-04</text:p>
          </table:table-cell>
          <table:table-cell office:value-type="float" office:value="385857" calcext:value-type="float">
            <text:p>38585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468" calcext:value-type="float">
            <text:p>844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1:36:24-04</text:p>
          </table:table-cell>
          <table:table-cell office:value-type="string" calcext:value-type="string">
            <text:p>2016-04-02 03:38:49.974457-04</text:p>
          </table:table-cell>
          <table:table-cell/>
          <table:table-cell office:value-type="string" calcext:value-type="string">
            <text:p>863f63fbd3df425b9ba9120cbace7f9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ảo mật - BÁO TUỔI TRẺ</text:p>
          </table:table-cell>
          <table:table-cell office:value-type="string" calcext:value-type="string">
            <text:p>acti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://tuoitre.vn/Pages/RssFeeds.aspx?ChannelID=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9443" calcext:value-type="float">
            <text:p>694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079" calcext:value-type="float">
            <text:p>390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8-31 23:04:40.325602-04</text:p>
          </table:table-cell>
          <table:table-cell office:value-type="string" calcext:value-type="string">
            <text:p>2014-08-06 08:11:57.418372-04</text:p>
          </table:table-cell>
          <table:table-cell/>
          <table:table-cell office:value-type="string" calcext:value-type="string">
            <text:p>d909fd3f032c75c109b840c23741562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Write Stuff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feeds.orlandosentinel.com/news/space/space_blo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2897" calcext:value-type="float">
            <text:p>28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27:44-04</text:p>
          </table:table-cell>
          <table:table-cell office:value-type="string" calcext:value-type="string">
            <text:p>2016-03-31 17:16:40.290711-04</text:p>
          </table:table-cell>
          <table:table-cell/>
          <table:table-cell office:value-type="string" calcext:value-type="string">
            <text:p>45f7eed2e919e30438706653c533e7b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arning Labs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learninglabs.org/?feed=rss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5876" calcext:value-type="float">
            <text:p>1758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3667" calcext:value-type="float">
            <text:p>1036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12-04 05:28:24.805207-05</text:p>
          </table:table-cell>
          <table:table-cell office:value-type="string" calcext:value-type="string">
            <text:p>2014-11-22 18:33:27.690755-05</text:p>
          </table:table-cell>
          <table:table-cell/>
          <table:table-cell office:value-type="string" calcext:value-type="string">
            <text:p>9ffc147a92b84d0bf286997f3ef69d8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mmeactuelle.fr : Mode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femmeactuelle.fr/rss/feed/femmeactuelle-mod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102266" calcext:value-type="float">
            <text:p>1022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140" calcext:value-type="float">
            <text:p>4214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4:59-04</text:p>
          </table:table-cell>
          <table:table-cell office:value-type="string" calcext:value-type="string">
            <text:p>2016-04-06 11:29:05.654268-04</text:p>
          </table:table-cell>
          <table:table-cell/>
          <table:table-cell office:value-type="string" calcext:value-type="string">
            <text:p>12f8517e2538b5fa76eb6a378ca9435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4international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4international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23170" calcext:value-type="float">
            <text:p>231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54" calcext:value-type="float">
            <text:p>665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1:39-04</text:p>
          </table:table-cell>
          <table:table-cell office:value-type="string" calcext:value-type="string">
            <text:p>2015-08-03 17:29:02.380923-04</text:p>
          </table:table-cell>
          <table:table-cell/>
          <table:table-cell office:value-type="string" calcext:value-type="string">
            <text:p>6b6f57895d0800bf325792ce50728ac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ex and the beach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sexandthebeach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8937" calcext:value-type="float">
            <text:p>89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86" calcext:value-type="float">
            <text:p>13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6:38:09-04</text:p>
          </table:table-cell>
          <table:table-cell office:value-type="string" calcext:value-type="string">
            <text:p>2016-02-09 00:55:26.943515-05</text:p>
          </table:table-cell>
          <table:table-cell/>
          <table:table-cell office:value-type="string" calcext:value-type="string">
            <text:p>157d2aec6fec0246d514fb0cd8efc04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wen abroad » Feed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owen.org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0:30:39.279132-04</text:p>
          </table:table-cell>
          <table:table-cell office:value-type="float" office:value="120911" calcext:value-type="float">
            <text:p>1209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267" calcext:value-type="float">
            <text:p>642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0:31:43-04</text:p>
          </table:table-cell>
          <table:table-cell office:value-type="string" calcext:value-type="string">
            <text:p>2016-01-31 01:42:00.104555-05</text:p>
          </table:table-cell>
          <table:table-cell/>
          <table:table-cell office:value-type="string" calcext:value-type="string">
            <text:p>6e85b4548749c22276efbc90d8dc36e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LITICO.com: Politico44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politico.com/rss/Politico44bo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9742" calcext:value-type="float">
            <text:p>3974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8268" calcext:value-type="float">
            <text:p>182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0:35-04</text:p>
          </table:table-cell>
          <table:table-cell office:value-type="string" calcext:value-type="string">
            <text:p>2013-12-18 14:52:15.317364-05</text:p>
          </table:table-cell>
          <table:table-cell/>
          <table:table-cell office:value-type="string" calcext:value-type="string">
            <text:p>3f6e3cb0d9e35138174ea59b08841fa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MBURGER.NL regionieuws Noord-Limburg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limburger.nl/section/rss_venlo_venray&amp;omniture=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1273" calcext:value-type="float">
            <text:p>8127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11" calcext:value-type="float">
            <text:p>4081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30 12:58:28-05</text:p>
          </table:table-cell>
          <table:table-cell office:value-type="string" calcext:value-type="string">
            <text:p>2014-09-03 11:34:53.835822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Смотритель на "Маяке"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smolenski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28787" calcext:value-type="float">
            <text:p>2878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573" calcext:value-type="float">
            <text:p>75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4:53:57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4ee08bf7642dc952ed75f98289cb259d</text:p>
          </table:table-cell>
        </table:table-row>
        <table:table-row table:style-name="ro3">
          <table:table-cell office:value-type="string" calcext:value-type="string">
            <text:p>syndicated</text:p>
          </table:table-cell>
          <table:table-cell office:value-type="string" calcext:value-type="string">
            <text:p>Газета Труд. Рубрика</text:p>
            <text:p>    Работа    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trud.ru/job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1:47:15.596318-04</text:p>
          </table:table-cell>
          <table:table-cell office:value-type="float" office:value="11333" calcext:value-type="float">
            <text:p>113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78" calcext:value-type="float">
            <text:p>177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1:47:54-04</text:p>
          </table:table-cell>
          <table:table-cell office:value-type="string" calcext:value-type="string">
            <text:p>2016-03-29 14:57:05.568353-04</text:p>
          </table:table-cell>
          <table:table-cell/>
          <table:table-cell office:value-type="string" calcext:value-type="string">
            <text:p>b553f7e8ff525fcc2c5aa4417110ccb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hasing Daydreams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chasingdaydream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6757" calcext:value-type="float">
            <text:p>1675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264" calcext:value-type="float">
            <text:p>52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2-22 15:28:14-05</text:p>
          </table:table-cell>
          <table:table-cell office:value-type="string" calcext:value-type="string">
            <text:p>2014-01-20 08:39:59.173936-05</text:p>
          </table:table-cell>
          <table:table-cell/>
          <table:table-cell office:value-type="string" calcext:value-type="string">
            <text:p>d9e656a784b1160181eaa5cd9855dc7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Lynn O'Rourke Hayes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dallasnews.com/lifestyles/travel/columnists/lynn-o_rourke-hay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50726" calcext:value-type="float">
            <text:p>3507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1" calcext:value-type="float">
            <text:p>16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6:03-04</text:p>
          </table:table-cell>
          <table:table-cell office:value-type="string" calcext:value-type="string">
            <text:p>2016-04-07 08:02:35.430215-04</text:p>
          </table:table-cell>
          <table:table-cell/>
          <table:table-cell office:value-type="string" calcext:value-type="string">
            <text:p>2cc8433e26257923ae0efb2d829fa0b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PP.com - Collegiate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app.com/apps/pbcs.dll/section?category=rss06&amp;mime=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980" calcext:value-type="float">
            <text:p>39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25 14:38:15-05</text:p>
          </table:table-cell>
          <table:table-cell office:value-type="string" calcext:value-type="string">
            <text:p>2014-05-14 23:17:42.482901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Africa Report In depth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feeds.feedburner.com/tarindep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9:46:51.489552-04</text:p>
          </table:table-cell>
          <table:table-cell office:value-type="float" office:value="120395" calcext:value-type="float">
            <text:p>1203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988" calcext:value-type="float">
            <text:p>639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9:48:43-04</text:p>
          </table:table-cell>
          <table:table-cell office:value-type="string" calcext:value-type="string">
            <text:p>2015-10-15 06:49:35.249755-04</text:p>
          </table:table-cell>
          <table:table-cell/>
          <table:table-cell office:value-type="string" calcext:value-type="string">
            <text:p>c1969ad9e8fed0f3a2fe68ef1bf0342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lzburger Nachrichten RSS Feed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salzburg.com/nachrichten/kategorie/182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3:48:14.767592-04</text:p>
          </table:table-cell>
          <table:table-cell office:value-type="float" office:value="76478" calcext:value-type="float">
            <text:p>7647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964" calcext:value-type="float">
            <text:p>399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3:50:13-04</text:p>
          </table:table-cell>
          <table:table-cell office:value-type="string" calcext:value-type="string">
            <text:p>2016-02-11 08:52:46.576692-05</text:p>
          </table:table-cell>
          <table:table-cell/>
          <table:table-cell office:value-type="string" calcext:value-type="string">
            <text:p>9c02cd8c393b1cf008cd929d69be55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ncorsi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regione.sardegna.it/rss/concorsi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2:31:32.406566-04</text:p>
          </table:table-cell>
          <table:table-cell office:value-type="float" office:value="67514" calcext:value-type="float">
            <text:p>6751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844" calcext:value-type="float">
            <text:p>3884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2:31:56-04</text:p>
          </table:table-cell>
          <table:table-cell office:value-type="string" calcext:value-type="string">
            <text:p>2016-04-05 18:55:37.436358-04</text:p>
          </table:table-cell>
          <table:table-cell/>
          <table:table-cell office:value-type="string" calcext:value-type="string">
            <text:p>a4fe7765cdddcaf55e1c305f6872d21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vinky z ČTK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ctk.cz/rss/novinky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6:44:10.420786-04</text:p>
          </table:table-cell>
          <table:table-cell office:value-type="float" office:value="90254" calcext:value-type="float">
            <text:p>902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881" calcext:value-type="float">
            <text:p>418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6:44:54-04</text:p>
          </table:table-cell>
          <table:table-cell office:value-type="string" calcext:value-type="string">
            <text:p>2016-03-23 14:38:20.455122-04</text:p>
          </table:table-cell>
          <table:table-cell/>
          <table:table-cell office:value-type="string" calcext:value-type="string">
            <text:p>c8d3af6ce682c847d8a17c1a8e4d875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ktualności ze Świnoujścia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24kurier.pl/cmspages/articles_rss.aspx?dzial=swinoujsc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57:20.320344-04</text:p>
          </table:table-cell>
          <table:table-cell office:value-type="float" office:value="74711" calcext:value-type="float">
            <text:p>747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772" calcext:value-type="float">
            <text:p>397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7-21 18:10:22-04</text:p>
          </table:table-cell>
          <table:table-cell office:value-type="string" calcext:value-type="string">
            <text:p>2015-07-04 03:42:49.740486-04</text:p>
          </table:table-cell>
          <table:table-cell/>
          <table:table-cell office:value-type="string" calcext:value-type="string">
            <text:p>deaf6e1bd6e9c87249adcc7ec3beb1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utnik 日本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jp.sputniknews.com/export/rss2/archive/index.xm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361822" calcext:value-type="float">
            <text:p>36182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738" calcext:value-type="float">
            <text:p>4173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6:43-04</text:p>
          </table:table-cell>
          <table:table-cell office:value-type="string" calcext:value-type="string">
            <text:p>2016-04-07 14:33:49.46644-04</text:p>
          </table:table-cell>
          <table:table-cell/>
          <table:table-cell office:value-type="string" calcext:value-type="string">
            <text:p>43e6ea925297ef19a872a5ea896707e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sia News - Politics, Media, Education | Asian Correspondent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asiancorrespondent.com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1:00:50.680645-04</text:p>
          </table:table-cell>
          <table:table-cell office:value-type="float" office:value="109913" calcext:value-type="float">
            <text:p>1099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832" calcext:value-type="float">
            <text:p>578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1:02:19-04</text:p>
          </table:table-cell>
          <table:table-cell office:value-type="string" calcext:value-type="string">
            <text:p>2016-04-05 13:24:51.960877-04</text:p>
          </table:table-cell>
          <table:table-cell/>
          <table:table-cell office:value-type="string" calcext:value-type="string">
            <text:p>f18ab0d5fe5456b75448f49b684e7da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kistan Floods on Huffington Post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huffingtonpost.com/tag/pakistan-floods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0999" calcext:value-type="float">
            <text:p>509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502" calcext:value-type="float">
            <text:p>275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53-04</text:p>
          </table:table-cell>
          <table:table-cell office:value-type="string" calcext:value-type="string">
            <text:p>2013-08-24 00:05:24.225838-04</text:p>
          </table:table-cell>
          <table:table-cell/>
          <table:table-cell office:value-type="string" calcext:value-type="string">
            <text:p>a67df3b548eba626a3456f69b43bdb6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ra Files » Feed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verafiles.org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10283" calcext:value-type="float">
            <text:p>11028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8116" calcext:value-type="float">
            <text:p>581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50-04</text:p>
          </table:table-cell>
          <table:table-cell office:value-type="string" calcext:value-type="string">
            <text:p>2016-04-07 18:34:23.937362-04</text:p>
          </table:table-cell>
          <table:table-cell/>
          <table:table-cell office:value-type="string" calcext:value-type="string">
            <text:p>829fa629065e387016563b471b2a84ee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الخبر - الحدث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elkhabar.com/ar/feed/autres/hadath/index.1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9505" calcext:value-type="float">
            <text:p>895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714" calcext:value-type="float">
            <text:p>417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16 06:52:42.776294-04</text:p>
          </table:table-cell>
          <table:table-cell office:value-type="string" calcext:value-type="string">
            <text:p>2014-11-05 16:34:50.235184-05</text:p>
          </table:table-cell>
          <table:table-cell/>
          <table:table-cell office:value-type="string" calcext:value-type="string">
            <text:p>dc46d992699ed948032283fa0218779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UGABE HOLDS ALL THE POWER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kickmugabeout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4:24:58.035256-04</text:p>
          </table:table-cell>
          <table:table-cell office:value-type="float" office:value="114866" calcext:value-type="float">
            <text:p>1148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225" calcext:value-type="float">
            <text:p>612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4:25:12-04</text:p>
          </table:table-cell>
          <table:table-cell office:value-type="string" calcext:value-type="string">
            <text:p>2016-02-05 19:11:00.383928-05</text:p>
          </table:table-cell>
          <table:table-cell/>
          <table:table-cell office:value-type="string" calcext:value-type="string">
            <text:p>660861a977ed9c2c3a06065586f02b2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 Montagne : Les derniers articles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lamontagne.fr/MT_rss_france_monde_editoria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68061" calcext:value-type="float">
            <text:p>680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907" calcext:value-type="float">
            <text:p>3890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29-04</text:p>
          </table:table-cell>
          <table:table-cell office:value-type="string" calcext:value-type="string">
            <text:p>2016-04-07 07:02:17.549441-04</text:p>
          </table:table-cell>
          <table:table-cell/>
          <table:table-cell office:value-type="string" calcext:value-type="string">
            <text:p>56b5bbe6c003b2041d4c2d57ed9f6b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Ralph De La Cruz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allasnews.com/opinion/columnists/ralph-de-la-cruz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2988" calcext:value-type="float">
            <text:p>35298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1" calcext:value-type="float">
            <text:p>167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3:52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4c9db54cb9fe4861628a9a41a6e8a2f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ato Quotidiano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statoquotidiano.it/?feed=r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80720" calcext:value-type="float">
            <text:p>807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715" calcext:value-type="float">
            <text:p>4071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46-04</text:p>
          </table:table-cell>
          <table:table-cell office:value-type="string" calcext:value-type="string">
            <text:p>2016-04-07 15:34:12.174309-04</text:p>
          </table:table-cell>
          <table:table-cell/>
          <table:table-cell office:value-type="string" calcext:value-type="string">
            <text:p>ec4a71d0433674d01ba01549b6b010c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searchBuzz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feeds.feedburner.com/researchbuzz/m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7088" calcext:value-type="float">
            <text:p>1708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598" calcext:value-type="float">
            <text:p>55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43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06c603b2761fa8c6c99d178020571dd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inasafdar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360529" calcext:value-type="float">
            <text:p>3605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759" calcext:value-type="float">
            <text:p>6475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3:27:38-04</text:p>
          </table:table-cell>
          <table:table-cell office:value-type="string" calcext:value-type="string">
            <text:p>2016-03-31 07:14:54.249588-04</text:p>
          </table:table-cell>
          <table:table-cell/>
          <table:table-cell office:value-type="string" calcext:value-type="string">
            <text:p>820734b838e412178ddfe734ce686fc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otball Stories &amp;#187; NFL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footballstories.com/category/football/nfl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0:42:14.576488-04</text:p>
          </table:table-cell>
          <table:table-cell office:value-type="float" office:value="346205" calcext:value-type="float">
            <text:p>3462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8723" calcext:value-type="float">
            <text:p>26872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0:43:05-04</text:p>
          </table:table-cell>
          <table:table-cell office:value-type="string" calcext:value-type="string">
            <text:p>2016-03-16 04:05:46.456285-04</text:p>
          </table:table-cell>
          <table:table-cell/>
          <table:table-cell office:value-type="string" calcext:value-type="string">
            <text:p>e188196944b6db843b0a23b0b05f7d8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ech Savvy Mama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techsavvymama.com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04:02.902479-04</text:p>
          </table:table-cell>
          <table:table-cell office:value-type="float" office:value="177046" calcext:value-type="float">
            <text:p>17704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762" calcext:value-type="float">
            <text:p>10476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04:52-04</text:p>
          </table:table-cell>
          <table:table-cell office:value-type="string" calcext:value-type="string">
            <text:p>2016-04-06 07:28:13.907181-04</text:p>
          </table:table-cell>
          <table:table-cell/>
          <table:table-cell office:value-type="string" calcext:value-type="string">
            <text:p>ef71eee22ce489bed73e8899a35ace7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 Poland Express - Polish News, Sport and Current Affairs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newpolandexpress.pl/npe_rssfeeds.php?cat=Natio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8:09:34.243804-04</text:p>
          </table:table-cell>
          <table:table-cell office:value-type="float" office:value="90360" calcext:value-type="float">
            <text:p>903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14" calcext:value-type="float">
            <text:p>419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30 05:08:03-05</text:p>
          </table:table-cell>
          <table:table-cell office:value-type="string" calcext:value-type="string">
            <text:p>2015-09-29 11:20:04.992217-04</text:p>
          </table:table-cell>
          <table:table-cell/>
          <table:table-cell office:value-type="string" calcext:value-type="string">
            <text:p>e0abff8a14a5548c885d06d700c2def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FC Reds - Liverpool FC Football Fans Forum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lfcreds.com/reds/index.php?PHPSESSID=8nhabjpj6jior6gs0p1t350gj3&amp;type=rss;action=.x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6565" calcext:value-type="float">
            <text:p>165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071" calcext:value-type="float">
            <text:p>507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54-04</text:p>
          </table:table-cell>
          <table:table-cell office:value-type="string" calcext:value-type="string">
            <text:p>2016-04-07 22:35:02.486643-04</text:p>
          </table:table-cell>
          <table:table-cell/>
          <table:table-cell office:value-type="string" calcext:value-type="string">
            <text:p>4d0db6f398365ce22b324eac5aa88f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kersfield.com Community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feeds.feedburner.com/BakersfieldcomCommun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2:00:53.985947-04</text:p>
          </table:table-cell>
          <table:table-cell office:value-type="float" office:value="53796" calcext:value-type="float">
            <text:p>5379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817" calcext:value-type="float">
            <text:p>2781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5-19 12:05:44.687829-04</text:p>
          </table:table-cell>
          <table:table-cell office:value-type="string" calcext:value-type="string">
            <text:p>2015-05-16 20:15:12.489779-04</text:p>
          </table:table-cell>
          <table:table-cell/>
          <table:table-cell office:value-type="string" calcext:value-type="string">
            <text:p>6e715e8bfe2cff839da4dc548ca7bb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RT visos naujienos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lrt.lt/Naujienos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131600" calcext:value-type="float">
            <text:p>13160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61" calcext:value-type="float">
            <text:p>4056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6:00-04</text:p>
          </table:table-cell>
          <table:table-cell office:value-type="string" calcext:value-type="string">
            <text:p>2016-04-07 17:04:14.43813-04</text:p>
          </table:table-cell>
          <table:table-cell/>
          <table:table-cell office:value-type="string" calcext:value-type="string">
            <text:p>52bda03156aa569f83e080b3866ea0b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lapresse.ca/rss/577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7:25:19.477253-04</text:p>
          </table:table-cell>
          <table:table-cell office:value-type="float" office:value="130173" calcext:value-type="float">
            <text:p>13017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98" calcext:value-type="float">
            <text:p>39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7:26:31-04</text:p>
          </table:table-cell>
          <table:table-cell office:value-type="string" calcext:value-type="string">
            <text:p>2016-03-31 11:15:28.089928-04</text:p>
          </table:table-cell>
          <table:table-cell/>
          <table:table-cell office:value-type="string" calcext:value-type="string">
            <text:p>e0ea7acb65aaf755702cc83df2e4671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RO-CHOICE OKLAHOMA - Atom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rochoiceoklahoma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2:08:39.652797-04</text:p>
          </table:table-cell>
          <table:table-cell office:value-type="float" office:value="151449" calcext:value-type="float">
            <text:p>1514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272" calcext:value-type="float">
            <text:p>832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2:10:34-04</text:p>
          </table:table-cell>
          <table:table-cell office:value-type="string" calcext:value-type="string">
            <text:p>2015-12-08 04:24:09.30664-05</text:p>
          </table:table-cell>
          <table:table-cell/>
          <table:table-cell office:value-type="string" calcext:value-type="string">
            <text:p>b098728e6458ead6c1596fffa1602a71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خبرگزاری باشگاه خبرنگاران | آخرین اخبار ایران و جهان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yjc.ir/fa/rss/5/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61401" calcext:value-type="float">
            <text:p>36140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00" calcext:value-type="float">
            <text:p>406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7:05-04</text:p>
          </table:table-cell>
          <table:table-cell office:value-type="string" calcext:value-type="string">
            <text:p>2016-04-07 19:04:33.474507-04</text:p>
          </table:table-cell>
          <table:table-cell/>
          <table:table-cell office:value-type="string" calcext:value-type="string">
            <text:p>aab4d6abd1eebd76c1d394599864af9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gazette.fr &amp;#187; Web documentair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lagazettedescommunes.com/rubriques/web-documentaire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1:17:54.639765-04</text:p>
          </table:table-cell>
          <table:table-cell office:value-type="float" office:value="363338" calcext:value-type="float">
            <text:p>3633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06" calcext:value-type="float">
            <text:p>391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1:20:06-04</text:p>
          </table:table-cell>
          <table:table-cell office:value-type="string" calcext:value-type="string">
            <text:p>2015-11-16 03:08:15.975902-05</text:p>
          </table:table-cell>
          <table:table-cell/>
          <table:table-cell office:value-type="string" calcext:value-type="string">
            <text:p>f1aae9cf906dd994dd20d089795b964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oivodin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balkans.courriers.info/spip.php?page=backend_pays&amp;id_mot=152&amp;nompays=Voivod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1:56:15.81896-04</text:p>
          </table:table-cell>
          <table:table-cell office:value-type="float" office:value="130025" calcext:value-type="float">
            <text:p>1300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65" calcext:value-type="float">
            <text:p>3946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4-14 09:44:37.592686-04</text:p>
          </table:table-cell>
          <table:table-cell office:value-type="string" calcext:value-type="string">
            <text:p>2015-03-23 09:03:15.450969-04</text:p>
          </table:table-cell>
          <table:table-cell/>
          <table:table-cell office:value-type="string" calcext:value-type="string">
            <text:p>876f3bd64ea61209876ec66d7461f1b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iannas Reading on Huffington Post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uffingtonpost.com/tag/ariannas-reading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0047" calcext:value-type="float">
            <text:p>500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502" calcext:value-type="float">
            <text:p>275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5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f75493e74ca9d004563fbf1efea295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ravel Press Release » Feed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exebit.org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3:15:49.230297-04</text:p>
          </table:table-cell>
          <table:table-cell office:value-type="float" office:value="114720" calcext:value-type="float">
            <text:p>1147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218" calcext:value-type="float">
            <text:p>6121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3:17:00-04</text:p>
          </table:table-cell>
          <table:table-cell office:value-type="string" calcext:value-type="string">
            <text:p>2015-07-08 15:19:12.521804-04</text:p>
          </table:table-cell>
          <table:table-cell/>
          <table:table-cell office:value-type="string" calcext:value-type="string">
            <text:p>f1532204655d2dbb5e358305bf24f50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intergrund &amp; Analyse (Alle Länder, Alle Rubriken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amerika21.de/hintergrund/all/all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52:45.373133-04</text:p>
          </table:table-cell>
          <table:table-cell office:value-type="float" office:value="362434" calcext:value-type="float">
            <text:p>3624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67" calcext:value-type="float">
            <text:p>410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1:53:12-04</text:p>
          </table:table-cell>
          <table:table-cell office:value-type="string" calcext:value-type="string">
            <text:p>2015-11-13 03:54:59.895048-05</text:p>
          </table:table-cell>
          <table:table-cell/>
          <table:table-cell office:value-type="string" calcext:value-type="string">
            <text:p>1bdc8436d3afe6cf891ccad3e5f5248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#-tag_loteria_loteria_navidad-# ataleko albisteak. eitb.com atariko RSS jarioa.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eitb.com/eu/rss/loteria/gabonetako-loteria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71143" calcext:value-type="float">
            <text:p>711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286" calcext:value-type="float">
            <text:p>392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2:47-04</text:p>
          </table:table-cell>
          <table:table-cell office:value-type="string" calcext:value-type="string">
            <text:p>2014-12-23 05:42:12.946765-05</text:p>
          </table:table-cell>
          <table:table-cell/>
          <table:table-cell office:value-type="string" calcext:value-type="string">
            <text:p>b20f5c7f7d13bf5ddee1946dbbab744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Хижина дяди Ромы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vanjka-ivanych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1970" calcext:value-type="float">
            <text:p>319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58" calcext:value-type="float">
            <text:p>106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5:33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ce6279bb99295091c9f1d4b8dacc0f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 | Ghana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news.myjoyonline.com/pages/rss/site_sport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86741" calcext:value-type="float">
            <text:p>8674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00" calcext:value-type="float">
            <text:p>415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6:04-04</text:p>
          </table:table-cell>
          <table:table-cell office:value-type="string" calcext:value-type="string">
            <text:p>2016-04-07 13:03:37.496114-04</text:p>
          </table:table-cell>
          <table:table-cell/>
          <table:table-cell office:value-type="string" calcext:value-type="string">
            <text:p>335b3096a2e5c83160d44b84713c000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Ученые записки отставного биолога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snorkelstei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6:49:13.08108-04</text:p>
          </table:table-cell>
          <table:table-cell office:value-type="float" office:value="36184" calcext:value-type="float">
            <text:p>3618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35" calcext:value-type="float">
            <text:p>1493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6:50:38-04</text:p>
          </table:table-cell>
          <table:table-cell office:value-type="string" calcext:value-type="string">
            <text:p>2016-03-21 14:55:38.5562-04</text:p>
          </table:table-cell>
          <table:table-cell/>
          <table:table-cell office:value-type="string" calcext:value-type="string">
            <text:p>e384735d45aea2b8c0a7c3102b09f8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AND FOR LIF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standforlife.net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6682" calcext:value-type="float">
            <text:p>2668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139" calcext:value-type="float">
            <text:p>71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16-04</text:p>
          </table:table-cell>
          <table:table-cell office:value-type="string" calcext:value-type="string">
            <text:p>2014-04-29 13:24:18.639191-04</text:p>
          </table:table-cell>
          <table:table-cell/>
          <table:table-cell office:value-type="string" calcext:value-type="string">
            <text:p>e11f53864b9e2886d8195765e8d178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isão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visao.sapo.pt/static/rss/cinema_25295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6:44:10.420786-04</text:p>
          </table:table-cell>
          <table:table-cell office:value-type="float" office:value="79709" calcext:value-type="float">
            <text:p>7970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77" calcext:value-type="float">
            <text:p>4057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18 01:31:07-04</text:p>
          </table:table-cell>
          <table:table-cell office:value-type="string" calcext:value-type="string">
            <text:p>2015-10-01 13:29:48.070498-04</text:p>
          </table:table-cell>
          <table:table-cell/>
          <table:table-cell office:value-type="string" calcext:value-type="string">
            <text:p>efa10caddd9e53257c5a3cdd946497f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BS 11 / TXA21: Consumer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cbs11tv.com/consumer/resources_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19:40.656773-04</text:p>
          </table:table-cell>
          <table:table-cell office:value-type="float" office:value="8381" calcext:value-type="float">
            <text:p>83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9:26:35-04</text:p>
          </table:table-cell>
          <table:table-cell office:value-type="string" calcext:value-type="string">
            <text:p>2015-11-02 16:20:05.712566-05</text:p>
          </table:table-cell>
          <table:table-cell/>
          <table:table-cell office:value-type="string" calcext:value-type="string">
            <text:p>19cfa8077fd5d6b1fb99d162c1b5010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vage Chickens - Cartoons on Sticky Notes by Doug Savag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savagechickens.com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77902" calcext:value-type="float">
            <text:p>3779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33" calcext:value-type="float">
            <text:p>613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28-04</text:p>
          </table:table-cell>
          <table:table-cell office:value-type="string" calcext:value-type="string">
            <text:p>2016-04-05 03:22:55.548114-04</text:p>
          </table:table-cell>
          <table:table-cell/>
          <table:table-cell office:value-type="string" calcext:value-type="string">
            <text:p>726219e5f67a1630c0c21e77bf39bc6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yndiquer tout le sit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med-in-marseille.info/spip.php?page=back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4:01:37.176814-04</text:p>
          </table:table-cell>
          <table:table-cell office:value-type="float" office:value="113605" calcext:value-type="float">
            <text:p>1136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638" calcext:value-type="float">
            <text:p>6063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4:01:52-04</text:p>
          </table:table-cell>
          <table:table-cell office:value-type="string" calcext:value-type="string">
            <text:p>2016-04-01 20:07:43.800316-04</text:p>
          </table:table-cell>
          <table:table-cell/>
          <table:table-cell office:value-type="string" calcext:value-type="string">
            <text:p>795c2859384affa69ac42a745bb6636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reign :: The New York Sun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nysun.com/edition/foreign_rss_2.0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6:48:53.435684-04</text:p>
          </table:table-cell>
          <table:table-cell office:value-type="float" office:value="58144" calcext:value-type="float">
            <text:p>5814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464" calcext:value-type="float">
            <text:p>284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6:49:30-04</text:p>
          </table:table-cell>
          <table:table-cell office:value-type="string" calcext:value-type="string">
            <text:p>2015-05-28 05:12:27.300208-04</text:p>
          </table:table-cell>
          <table:table-cell/>
          <table:table-cell office:value-type="string" calcext:value-type="string">
            <text:p>abc80274c0e52c517bffd8a516a913b5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الخبر - مساهمات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elkhabar.com/ar/feed/autres/mousahamat/index.1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6:23:35.760611-04</text:p>
          </table:table-cell>
          <table:table-cell office:value-type="float" office:value="89517" calcext:value-type="float">
            <text:p>895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714" calcext:value-type="float">
            <text:p>417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16 16:34:51.252953-04</text:p>
          </table:table-cell>
          <table:table-cell office:value-type="string" calcext:value-type="string">
            <text:p>2015-01-22 21:38:46.984583-05</text:p>
          </table:table-cell>
          <table:table-cell/>
          <table:table-cell office:value-type="string" calcext:value-type="string">
            <text:p>13e7b6663104b244081bf43b11cfd0f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Recliner Commentaries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eclinercommentaries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49:14.407517-04</text:p>
          </table:table-cell>
          <table:table-cell office:value-type="float" office:value="22877" calcext:value-type="float">
            <text:p>228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01" calcext:value-type="float">
            <text:p>660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8:50:33-04</text:p>
          </table:table-cell>
          <table:table-cell office:value-type="string" calcext:value-type="string">
            <text:p>2016-02-18 14:28:54.414453-05</text:p>
          </table:table-cell>
          <table:table-cell/>
          <table:table-cell office:value-type="string" calcext:value-type="string">
            <text:p>8c08f428dee7ce7e97fcd819c739223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cooperativa.cl/noticias/site/tax/port/all/rss_2_76_1022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6:16:24.091866-04</text:p>
          </table:table-cell>
          <table:table-cell office:value-type="float" office:value="116602" calcext:value-type="float">
            <text:p>1166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6:19:25-04</text:p>
          </table:table-cell>
          <table:table-cell office:value-type="string" calcext:value-type="string">
            <text:p>2016-02-17 21:54:07.555163-05</text:p>
          </table:table-cell>
          <table:table-cell/>
          <table:table-cell office:value-type="string" calcext:value-type="string">
            <text:p>ba096d79025d7c049340345e769ac20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Stat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allasnews.com/news/state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1569" calcext:value-type="float">
            <text:p>3515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4" calcext:value-type="float">
            <text:p>165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0:29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16822fefdb73f1857ec366a25f99fd8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ternational Business Times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ibtimes.com/rss/companies/real-est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88003" calcext:value-type="float">
            <text:p>880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50" calcext:value-type="float">
            <text:p>415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2:24:11-04</text:p>
          </table:table-cell>
          <table:table-cell office:value-type="string" calcext:value-type="string">
            <text:p>2014-11-25 00:24:53.126663-05</text:p>
          </table:table-cell>
          <table:table-cell/>
          <table:table-cell office:value-type="string" calcext:value-type="string">
            <text:p>5a6159805f94de347a09c926a7cd11f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Dereck Achong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guardian.co.tt/taxonomy/term/673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3:10:23.693343-04</text:p>
          </table:table-cell>
          <table:table-cell office:value-type="float" office:value="88725" calcext:value-type="float">
            <text:p>887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3:10:44-04</text:p>
          </table:table-cell>
          <table:table-cell office:value-type="string" calcext:value-type="string">
            <text:p>2016-01-19 21:43:56.487138-05</text:p>
          </table:table-cell>
          <table:table-cell/>
          <table:table-cell office:value-type="string" calcext:value-type="string">
            <text:p>3da8e4ffd64853f577dfe40f4a5560c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utsche Welle: DW-WORLD.DE Econom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rss.dw.de/atom/rss-ru-ec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4:15:57.566977-04</text:p>
          </table:table-cell>
          <table:table-cell office:value-type="float" office:value="133031" calcext:value-type="float">
            <text:p>13303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13" calcext:value-type="float">
            <text:p>4161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4:16:19-04</text:p>
          </table:table-cell>
          <table:table-cell office:value-type="string" calcext:value-type="string">
            <text:p>2015-08-05 15:06:31.422973-04</text:p>
          </table:table-cell>
          <table:table-cell/>
          <table:table-cell office:value-type="string" calcext:value-type="string">
            <text:p>b9aa22ef5941c0bde2928101fde0d40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cooperativa.cl/noticias/site/tax/port/all/rss_2_115_918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0:08:34.502737-04</text:p>
          </table:table-cell>
          <table:table-cell office:value-type="float" office:value="116532" calcext:value-type="float">
            <text:p>11653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0:09:56-04</text:p>
          </table:table-cell>
          <table:table-cell office:value-type="string" calcext:value-type="string">
            <text:p>2016-03-08 06:07:57.754938-05</text:p>
          </table:table-cell>
          <table:table-cell/>
          <table:table-cell office:value-type="string" calcext:value-type="string">
            <text:p>aab353faefc1692a3f69faa63900fde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isine - François Chartier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lapresse.ca/rss/647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1:48:03.722236-04</text:p>
          </table:table-cell>
          <table:table-cell office:value-type="float" office:value="363635" calcext:value-type="float">
            <text:p>3636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747" calcext:value-type="float">
            <text:p>607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1:50:38-04</text:p>
          </table:table-cell>
          <table:table-cell office:value-type="string" calcext:value-type="string">
            <text:p>2015-11-16 03:38:20.422608-05</text:p>
          </table:table-cell>
          <table:table-cell/>
          <table:table-cell office:value-type="string" calcext:value-type="string">
            <text:p>afe3baa98bafcb6f99518d6d65479a0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l Mercurio de Antofagasta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ercurioantofagasta.cl/impresa/2014/10/14/papel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276036" calcext:value-type="float">
            <text:p>2760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0979" calcext:value-type="float">
            <text:p>2009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47-04</text:p>
          </table:table-cell>
          <table:table-cell office:value-type="string" calcext:value-type="string">
            <text:p>2016-04-07 11:33:15.173461-04</text:p>
          </table:table-cell>
          <table:table-cell/>
          <table:table-cell office:value-type="string" calcext:value-type="string">
            <text:p>c3abee0efdddb04ae3667b4bbfefc36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Я есть тебя любить, ежели ты не есть спам или я сам!!!!!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iluich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6:20:56.685833-04</text:p>
          </table:table-cell>
          <table:table-cell office:value-type="float" office:value="37393" calcext:value-type="float">
            <text:p>3739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149" calcext:value-type="float">
            <text:p>161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6:23:33-04</text:p>
          </table:table-cell>
          <table:table-cell office:value-type="string" calcext:value-type="string">
            <text:p>2016-03-23 01:36:54.402773-04</text:p>
          </table:table-cell>
          <table:table-cell/>
          <table:table-cell office:value-type="string" calcext:value-type="string">
            <text:p>95430127d3ecce6aeed9179e760989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elinux.ru 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feeds.feedburner.com/welin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6:19:02.123941-04</text:p>
          </table:table-cell>
          <table:table-cell office:value-type="float" office:value="13886" calcext:value-type="float">
            <text:p>138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655" calcext:value-type="float">
            <text:p>36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6:23:14-04</text:p>
          </table:table-cell>
          <table:table-cell office:value-type="string" calcext:value-type="string">
            <text:p>2016-02-29 15:58:27.742566-05</text:p>
          </table:table-cell>
          <table:table-cell/>
          <table:table-cell office:value-type="string" calcext:value-type="string">
            <text:p>d3d84449d5032c4c9cf0bcda1b44da6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ивой журнал Николая Вересова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nikvereso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1:10:00.543013-04</text:p>
          </table:table-cell>
          <table:table-cell office:value-type="float" office:value="30019" calcext:value-type="float">
            <text:p>300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695" calcext:value-type="float">
            <text:p>869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1:10:49-04</text:p>
          </table:table-cell>
          <table:table-cell office:value-type="string" calcext:value-type="string">
            <text:p>2016-01-05 15:38:08.909392-05</text:p>
          </table:table-cell>
          <table:table-cell/>
          <table:table-cell office:value-type="string" calcext:value-type="string">
            <text:p>e9742e11ec1cef6c35583bf4e035e81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etty - Be true to yourself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bettys.com.br/r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33:49.065332-04</text:p>
          </table:table-cell>
          <table:table-cell office:value-type="float" office:value="358967" calcext:value-type="float">
            <text:p>35896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403" calcext:value-type="float">
            <text:p>8440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3:35:11-04</text:p>
          </table:table-cell>
          <table:table-cell office:value-type="string" calcext:value-type="string">
            <text:p>2016-04-06 22:00:53.985947-04</text:p>
          </table:table-cell>
          <table:table-cell/>
          <table:table-cell office:value-type="string" calcext:value-type="string">
            <text:p>8e8975d5e872dcb60b56540d7a104f9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ang manager &amp; OF editor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horsels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32:44.276482-04</text:p>
          </table:table-cell>
          <table:table-cell office:value-type="float" office:value="360576" calcext:value-type="float">
            <text:p>3605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287" calcext:value-type="float">
            <text:p>1328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34:16-04</text:p>
          </table:table-cell>
          <table:table-cell office:value-type="string" calcext:value-type="string">
            <text:p>2015-12-27 11:46:23.545963-05</text:p>
          </table:table-cell>
          <table:table-cell/>
          <table:table-cell office:value-type="string" calcext:value-type="string">
            <text:p>ec9ce1827e26136df4e76a3f8b31754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rtress Europe - Atom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blogger.com/feeds/21711240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8925" calcext:value-type="float">
            <text:p>1089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130" calcext:value-type="float">
            <text:p>5713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0:50-04</text:p>
          </table:table-cell>
          <table:table-cell office:value-type="string" calcext:value-type="string">
            <text:p>2014-05-12 11:01:01.780359-04</text:p>
          </table:table-cell>
          <table:table-cell/>
          <table:table-cell office:value-type="string" calcext:value-type="string">
            <text:p>b318642ea3c8df4d1196e6a4906a078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lveteen Rabbi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velveteenrabbi.blogs.com/blog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13433" calcext:value-type="float">
            <text:p>1134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490" calcext:value-type="float">
            <text:p>60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8:00-04</text:p>
          </table:table-cell>
          <table:table-cell office:value-type="string" calcext:value-type="string">
            <text:p>2016-04-07 14:03:47.687044-04</text:p>
          </table:table-cell>
          <table:table-cell/>
          <table:table-cell office:value-type="string" calcext:value-type="string">
            <text:p>bd48a33bc2e165647440010ca885e32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Columnists 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allasnews.com/opinion/columnists/?r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1537" calcext:value-type="float">
            <text:p>3515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4" calcext:value-type="float">
            <text:p>165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0:01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f57feddca3d218675d8969f8ea8b1f8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l Mattino - dilloalmattino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ilmattino.it/rss/dilloalmattino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0:42:14.576488-04</text:p>
          </table:table-cell>
          <table:table-cell office:value-type="float" office:value="80634" calcext:value-type="float">
            <text:p>806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84" calcext:value-type="float">
            <text:p>4068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0:42:29-04</text:p>
          </table:table-cell>
          <table:table-cell office:value-type="string" calcext:value-type="string">
            <text:p>2015-12-15 23:58:57.925015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нахронические записи светлого будущего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escid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3:47:39.679829-04</text:p>
          </table:table-cell>
          <table:table-cell office:value-type="float" office:value="31939" calcext:value-type="float">
            <text:p>3193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27" calcext:value-type="float">
            <text:p>1062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3:48:55-04</text:p>
          </table:table-cell>
          <table:table-cell office:value-type="string" calcext:value-type="string">
            <text:p>2016-03-29 16:57:32.246937-04</text:p>
          </table:table-cell>
          <table:table-cell/>
          <table:table-cell office:value-type="string" calcext:value-type="string">
            <text:p>1fa7058573af525bb0699cb4c09cb89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 учета жизни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olykarp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19:07.017383-04</text:p>
          </table:table-cell>
          <table:table-cell office:value-type="float" office:value="35760" calcext:value-type="float">
            <text:p>357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500" calcext:value-type="float">
            <text:p>145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8:20:27-04</text:p>
          </table:table-cell>
          <table:table-cell office:value-type="string" calcext:value-type="string">
            <text:p>2016-03-03 16:22:27.719252-05</text:p>
          </table:table-cell>
          <table:table-cell/>
          <table:table-cell office:value-type="string" calcext:value-type="string">
            <text:p>e66a3b461bb8262c08ada97fb71e795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rth Carolina Bookwatch 2012-2013 | UNC-TV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odcast.unctv.org/rssfeeds/ncbook_podcast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49443" calcext:value-type="float">
            <text:p>3494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05" calcext:value-type="float">
            <text:p>150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09:48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f5b0fa7cf60247393d50f2a6f7436b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лександр Сэт Боровик — блог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5at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9207" calcext:value-type="float">
            <text:p>292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999" calcext:value-type="float">
            <text:p>79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3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c7bdaa18346b180da659afe0d680812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ollian d'Mortels Kant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olopynde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35721" calcext:value-type="float">
            <text:p>3572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461" calcext:value-type="float">
            <text:p>1446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40-04</text:p>
          </table:table-cell>
          <table:table-cell office:value-type="string" calcext:value-type="string">
            <text:p>2016-04-06 11:59:11.266512-04</text:p>
          </table:table-cell>
          <table:table-cell/>
          <table:table-cell office:value-type="string" calcext:value-type="string">
            <text:p>ee68303eab4f8826dbe4fb1f2324c10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eep New Hampshire Blue 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hdp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22:40.758528-04</text:p>
          </table:table-cell>
          <table:table-cell office:value-type="float" office:value="348116" calcext:value-type="float">
            <text:p>3481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1:24:29-04</text:p>
          </table:table-cell>
          <table:table-cell table:number-columns-repeated="2"/>
          <table:table-cell office:value-type="string" calcext:value-type="string">
            <text:p>b9152ab402ca52e21a1c98167b1aa04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onsters and Critics Tennis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monstersandcritics/tenn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2580" calcext:value-type="float">
            <text:p>1225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364" calcext:value-type="float">
            <text:p>653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0:2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11705c4f94840d6c50824c2bd7e57fc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елать самое важное и интересное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ostyazen2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200" calcext:value-type="float">
            <text:p>3120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883" calcext:value-type="float">
            <text:p>98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12-04</text:p>
          </table:table-cell>
          <table:table-cell office:value-type="string" calcext:value-type="string">
            <text:p>2013-08-16 16:00:30.388846-04</text:p>
          </table:table-cell>
          <table:table-cell/>
          <table:table-cell office:value-type="string" calcext:value-type="string">
            <text:p>e8735765ef05342c4c5219e239ef041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ersona non grat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fewalke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3:27:23.99837-04</text:p>
          </table:table-cell>
          <table:table-cell office:value-type="float" office:value="32972" calcext:value-type="float">
            <text:p>3297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670" calcext:value-type="float">
            <text:p>116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3:27:44-04</text:p>
          </table:table-cell>
          <table:table-cell office:value-type="string" calcext:value-type="string">
            <text:p>2016-04-03 11:45:20.779198-04</text:p>
          </table:table-cell>
          <table:table-cell/>
          <table:table-cell office:value-type="string" calcext:value-type="string">
            <text:p>5f345fe16b94dceab090f6da2ef619d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2_79_631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0:17:35.389005-04</text:p>
          </table:table-cell>
          <table:table-cell office:value-type="float" office:value="116190" calcext:value-type="float">
            <text:p>11619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0:17:45-04</text:p>
          </table:table-cell>
          <table:table-cell office:value-type="string" calcext:value-type="string">
            <text:p>2015-07-13 09:27:03.107967-04</text:p>
          </table:table-cell>
          <table:table-cell/>
          <table:table-cell office:value-type="string" calcext:value-type="string">
            <text:p>1f7d32be4ee8ebc6c3c1968eaf40379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panigram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9011" calcext:value-type="float">
            <text:p>1090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216" calcext:value-type="float">
            <text:p>572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52-04</text:p>
          </table:table-cell>
          <table:table-cell office:value-type="string" calcext:value-type="string">
            <text:p>2014-01-09 02:33:02.535022-05</text:p>
          </table:table-cell>
          <table:table-cell/>
          <table:table-cell office:value-type="string" calcext:value-type="string">
            <text:p>c0e86b3bcdfeebb039ec8606f3f2ff9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TERTAINMENT/REVIEW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mid-day.com/feed_api/rss/articles.php?section=entertainment/revi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2427" calcext:value-type="float">
            <text:p>1024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156" calcext:value-type="float">
            <text:p>421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30 13:03:01-05</text:p>
          </table:table-cell>
          <table:table-cell office:value-type="string" calcext:value-type="string">
            <text:p>2013-12-27 08:46:39.907905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washington-gloucest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opics.nj.com/tag/washington-gloucester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25:55.588655-04</text:p>
          </table:table-cell>
          <table:table-cell office:value-type="float" office:value="342085" calcext:value-type="float">
            <text:p>3420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0 13:38:38-04</text:p>
          </table:table-cell>
          <table:table-cell office:value-type="string" calcext:value-type="string">
            <text:p>2015-05-08 16:38:12.844437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ustImage.wordpress.com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ustimage.wordpress.com/feed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516" calcext:value-type="float">
            <text:p>1155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751" calcext:value-type="float">
            <text:p>617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7:4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1e0edb226d2186b0771b66cabd5b54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IFA.com -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ifa.com/associations/association=tha/news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6:46:24.961829-04</text:p>
          </table:table-cell>
          <table:table-cell office:value-type="float" office:value="113906" calcext:value-type="float">
            <text:p>11390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793" calcext:value-type="float">
            <text:p>6079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6:46:46-04</text:p>
          </table:table-cell>
          <table:table-cell office:value-type="string" calcext:value-type="string">
            <text:p>2016-02-17 22:24:10.984008-05</text:p>
          </table:table-cell>
          <table:table-cell/>
          <table:table-cell office:value-type="string" calcext:value-type="string">
            <text:p>8b9e7671b3edf2a7b1c6e90015d08e1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оя Скромная Келья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ain666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6704" calcext:value-type="float">
            <text:p>367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458" calcext:value-type="float">
            <text:p>154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4:58-04</text:p>
          </table:table-cell>
          <table:table-cell office:value-type="string" calcext:value-type="string">
            <text:p>2016-04-04 23:52:16.320611-04</text:p>
          </table:table-cell>
          <table:table-cell/>
          <table:table-cell office:value-type="string" calcext:value-type="string">
            <text:p>cfbb7197400b04db415ef8ee91ce0f5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R Nyheder Online - Indlan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r.dk/Nyheder/Service/feeds/Indland.htm?%3E%3C?xml-stylesheet%20title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57:45.684053-04</text:p>
          </table:table-cell>
          <table:table-cell office:value-type="float" office:value="74493" calcext:value-type="float">
            <text:p>7449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723" calcext:value-type="float">
            <text:p>3972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4:58:49-04</text:p>
          </table:table-cell>
          <table:table-cell office:value-type="string" calcext:value-type="string">
            <text:p>2016-04-03 13:15:49.230297-04</text:p>
          </table:table-cell>
          <table:table-cell/>
          <table:table-cell office:value-type="string" calcext:value-type="string">
            <text:p>cb2d55aed23e9f9b6da254a3d613e98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tmas Park Patch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atch.com/new-york/ditmaspark/articles.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03:23.553263-04</text:p>
          </table:table-cell>
          <table:table-cell office:value-type="float" office:value="365459" calcext:value-type="float">
            <text:p>3654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505" calcext:value-type="float">
            <text:p>2850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05:02-04</text:p>
          </table:table-cell>
          <table:table-cell office:value-type="string" calcext:value-type="string">
            <text:p>2016-04-06 20:30:39.279132-04</text:p>
          </table:table-cell>
          <table:table-cell/>
          <table:table-cell office:value-type="string" calcext:value-type="string">
            <text:p>a50716c5cc4f34bd0931f96f0914ba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lim-atenbek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2575" calcext:value-type="float">
            <text:p>11257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855" calcext:value-type="float">
            <text:p>598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56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Избегайте тенденций. Копите тайны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etlist-ru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295" calcext:value-type="float">
            <text:p>312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980" calcext:value-type="float">
            <text:p>998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9:4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352c0a4d63dc4a44b986f94efda2ac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UDIMAARI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istersingh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0884" calcext:value-type="float">
            <text:p>11088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8491" calcext:value-type="float">
            <text:p>584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0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2e1c9ff810b80d574909224fa093631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IME.com: Work in Progres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timeblogs/work_in_progr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771" calcext:value-type="float">
            <text:p>77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99" calcext:value-type="float">
            <text:p>10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5:3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4086c8f13d34e8450357c35bf6d4d6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ttle Birdie Secret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ttlebirdiesecrets.blogspot.com/feeds/posts/default?alt=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5:18:52.466097-04</text:p>
          </table:table-cell>
          <table:table-cell office:value-type="float" office:value="17525" calcext:value-type="float">
            <text:p>175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51" calcext:value-type="float">
            <text:p>60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5:19:27-04</text:p>
          </table:table-cell>
          <table:table-cell office:value-type="string" calcext:value-type="string">
            <text:p>2015-11-23 07:10:19.211199-05</text:p>
          </table:table-cell>
          <table:table-cell/>
          <table:table-cell office:value-type="string" calcext:value-type="string">
            <text:p>af750db0a6eca3e525a9b3ed508f65a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korpion: Horoskop - Wirtualna Polsk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horoskop.wp.pl/cid,1,hid,88,sid,8,rss.x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3 00:43:08.0756-04</text:p>
          </table:table-cell>
          <table:table-cell office:value-type="float" office:value="359550" calcext:value-type="float">
            <text:p>3595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920" calcext:value-type="float">
            <text:p>599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0:44:44-04</text:p>
          </table:table-cell>
          <table:table-cell office:value-type="string" calcext:value-type="string">
            <text:p>2015-10-07 03:27:17.359714-04</text:p>
          </table:table-cell>
          <table:table-cell/>
          <table:table-cell office:value-type="string" calcext:value-type="string">
            <text:p>1ba6cd12e3cd1480413f35ffe2ba4be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овости Южной Осетии — портал южного региона ЮГА.ру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yuga.ru/y_osetia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76660" calcext:value-type="float">
            <text:p>766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986" calcext:value-type="float">
            <text:p>399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08:26-04</text:p>
          </table:table-cell>
          <table:table-cell office:value-type="string" calcext:value-type="string">
            <text:p>2016-01-05 04:24:37.27377-05</text:p>
          </table:table-cell>
          <table:table-cell/>
          <table:table-cell office:value-type="string" calcext:value-type="string">
            <text:p>373363b6d0e6a8a5d47f7118cca8da9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Nancy Churni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lifestyles/health-and-fitness/columnists/nancy-churnin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2943" calcext:value-type="float">
            <text:p>3529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69" calcext:value-type="float">
            <text:p>16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0:17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4b4e220ffd3ed6287cf6c99d8efa200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llgemeine Zeitung - Allgemei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az-online.de/leben/gesundheit/allgemein/rssfeed.r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7:23:38.546172-04</text:p>
          </table:table-cell>
          <table:table-cell office:value-type="float" office:value="85247" calcext:value-type="float">
            <text:p>852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288" calcext:value-type="float">
            <text:p>412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7:24:29-04</text:p>
          </table:table-cell>
          <table:table-cell office:value-type="string" calcext:value-type="string">
            <text:p>2016-03-11 17:23:40.809-05</text:p>
          </table:table-cell>
          <table:table-cell/>
          <table:table-cell office:value-type="string" calcext:value-type="string">
            <text:p>ee010f964ad16776b34eca23914ead9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ilyHerald.com <text:s/>&gt; Sports &gt; Pro Tenni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ilyherald.com/rss/rss.asp?section=sports_pro_tenn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5625" calcext:value-type="float">
            <text:p>56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27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807c4f1ddf8b06b23b531d9a40ad472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NTERIKS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anteriksi.livejournal.com/data/atom/?itemid=584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09:54:11.66294-04</text:p>
          </table:table-cell>
          <table:table-cell office:value-type="float" office:value="359469" calcext:value-type="float">
            <text:p>3594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964" calcext:value-type="float">
            <text:p>169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0:00:38-04</text:p>
          </table:table-cell>
          <table:table-cell table:number-columns-repeated="2"/>
          <table:table-cell office:value-type="string" calcext:value-type="string">
            <text:p>8fec6c4261ac76bf1cd09e55b5e68f1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lsas.l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alsas.lt/rss/sarasas/1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6720" calcext:value-type="float">
            <text:p>667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06" calcext:value-type="float">
            <text:p>287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2:43-04</text:p>
          </table:table-cell>
          <table:table-cell office:value-type="string" calcext:value-type="string">
            <text:p>2013-11-16 11:33:30.400336-05</text:p>
          </table:table-cell>
          <table:table-cell/>
          <table:table-cell office:value-type="string" calcext:value-type="string">
            <text:p>07d85526d4acd82a1186f26877016bc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عالم الانمي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lqma.com/rss8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59623" calcext:value-type="float">
            <text:p>3596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626" calcext:value-type="float">
            <text:p>1026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4:44-04</text:p>
          </table:table-cell>
          <table:table-cell table:number-columns-repeated="2"/>
          <table:table-cell office:value-type="string" calcext:value-type="string">
            <text:p>764557da2a47a204670285c550dde84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logi Wprost 24 - Wojciech Pomykało: W poszukiwaniu dnia jutrzejszego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wprost.pl/rss/rss_blog_pomykalo.ph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56:10.339177-04</text:p>
          </table:table-cell>
          <table:table-cell office:value-type="float" office:value="102324" calcext:value-type="float">
            <text:p>1023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148" calcext:value-type="float">
            <text:p>421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0:56:49-04</text:p>
          </table:table-cell>
          <table:table-cell office:value-type="string" calcext:value-type="string">
            <text:p>2015-06-01 08:06:14.369836-04</text:p>
          </table:table-cell>
          <table:table-cell/>
          <table:table-cell office:value-type="string" calcext:value-type="string">
            <text:p>18b9cd5ea8f9119b846bcf99e7c7fd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fé con nat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atakx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32790" calcext:value-type="float">
            <text:p>3279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484" calcext:value-type="float">
            <text:p>1148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5:43-04</text:p>
          </table:table-cell>
          <table:table-cell office:value-type="string" calcext:value-type="string">
            <text:p>2016-04-05 04:23:08.231198-04</text:p>
          </table:table-cell>
          <table:table-cell/>
          <table:table-cell office:value-type="string" calcext:value-type="string">
            <text:p>9a8033a599a0d2c2378ad95eef50f0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enbrough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4119" calcext:value-type="float">
            <text:p>1241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439" calcext:value-type="float">
            <text:p>664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2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4a1cc16809d66c4969986be2e52574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zzy Dee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izzy-dee.com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8:19:36.32271-04</text:p>
          </table:table-cell>
          <table:table-cell office:value-type="float" office:value="107819" calcext:value-type="float">
            <text:p>1078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516" calcext:value-type="float">
            <text:p>565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8:24:22-04</text:p>
          </table:table-cell>
          <table:table-cell office:value-type="string" calcext:value-type="string">
            <text:p>2016-02-08 14:53:40.747771-05</text:p>
          </table:table-cell>
          <table:table-cell/>
          <table:table-cell office:value-type="string" calcext:value-type="string">
            <text:p>b6c64d5b27d2a083ac7f96d2a52143d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5_9_17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116056" calcext:value-type="float">
            <text:p>1160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6:41:46-04</text:p>
          </table:table-cell>
          <table:table-cell office:value-type="string" calcext:value-type="string">
            <text:p>2015-06-29 14:53:02.683826-04</text:p>
          </table:table-cell>
          <table:table-cell/>
          <table:table-cell office:value-type="string" calcext:value-type="string">
            <text:p>31d78765de2bb87dc1007cb7fefe625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mmunities of Colo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hecommunitiesofcolor.com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03:23.553263-04</text:p>
          </table:table-cell>
          <table:table-cell office:value-type="float" office:value="176350" calcext:value-type="float">
            <text:p>1763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122" calcext:value-type="float">
            <text:p>1041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05:55-04</text:p>
          </table:table-cell>
          <table:table-cell office:value-type="string" calcext:value-type="string">
            <text:p>2016-04-06 20:30:39.279132-04</text:p>
          </table:table-cell>
          <table:table-cell/>
          <table:table-cell office:value-type="string" calcext:value-type="string">
            <text:p>583156a6a873bb0fea54b781bee9c54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Игорь Николаевич М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ot-pafnusha.livejournal.com/data/atom/?itemid=715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3 09:14:47.020377-04</text:p>
          </table:table-cell>
          <table:table-cell office:value-type="float" office:value="360454" calcext:value-type="float">
            <text:p>3604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321" calcext:value-type="float">
            <text:p>1432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9:16:51-04</text:p>
          </table:table-cell>
          <table:table-cell table:number-columns-repeated="2"/>
          <table:table-cell office:value-type="string" calcext:value-type="string">
            <text:p>630869795a7aa4390ca3db0e8f7a7ee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&amp;quot;Не судите, да не судимы будете&amp;quot;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zlaya-uchilk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6519" calcext:value-type="float">
            <text:p>365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272" calcext:value-type="float">
            <text:p>152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5:22-04</text:p>
          </table:table-cell>
          <table:table-cell office:value-type="string" calcext:value-type="string">
            <text:p>2016-04-07 00:01:11.203483-04</text:p>
          </table:table-cell>
          <table:table-cell/>
          <table:table-cell office:value-type="string" calcext:value-type="string">
            <text:p>dcdb3bba0a98934dd0136ac123f31d6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pos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news.com.pk/rss/2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06 20:00:40.476876-04</text:p>
          </table:table-cell>
          <table:table-cell office:value-type="float" office:value="366748" calcext:value-type="float">
            <text:p>36674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326" calcext:value-type="float">
            <text:p>403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0:02:15-04</text:p>
          </table:table-cell>
          <table:table-cell office:value-type="string" calcext:value-type="string">
            <text:p>2016-04-04 04:18:18.961478-04</text:p>
          </table:table-cell>
          <table:table-cell/>
          <table:table-cell office:value-type="string" calcext:value-type="string">
            <text:p>e749612b57fe496ea39f1c3546286d0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cky Mountain News Stories: Fashi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ockymountainnews.com/feeds/headlines/living/fashion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062" calcext:value-type="float">
            <text:p>606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8-21 09:46:42.65210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0e0d0e823d43775d4999a25061318b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nt.se - Ekonom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unt.se/rss/ekonom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130994" calcext:value-type="float">
            <text:p>13099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046" calcext:value-type="float">
            <text:p>4004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2:29:03-04</text:p>
          </table:table-cell>
          <table:table-cell office:value-type="string" calcext:value-type="string">
            <text:p>2015-09-12 04:44:50.315766-04</text:p>
          </table:table-cell>
          <table:table-cell/>
          <table:table-cell office:value-type="string" calcext:value-type="string">
            <text:p>acb4d000ed2dd5a17bc53ad1b8aa9fe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 ярких путешествий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oturist-ru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362910" calcext:value-type="float">
            <text:p>3629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84" calcext:value-type="float">
            <text:p>1028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6:11-04</text:p>
          </table:table-cell>
          <table:table-cell office:value-type="string" calcext:value-type="string">
            <text:p>2016-04-07 16:34:10.347803-04</text:p>
          </table:table-cell>
          <table:table-cell/>
          <table:table-cell office:value-type="string" calcext:value-type="string">
            <text:p>24d2410ef5406dd7253835cf8b82e6e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enassat -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menassat.com/rss.x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2152" calcext:value-type="float">
            <text:p>1121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530" calcext:value-type="float">
            <text:p>5953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5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d3c4f4bfa8d58f6e56d508c647d2e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атвы много, а делателей мало!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amat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776" calcext:value-type="float">
            <text:p>317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63" calcext:value-type="float">
            <text:p>1046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2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b69888fabf73bba6441c129a291a2c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re Is No 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endingleft.blogspot.com//feeds/posts/default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3437" calcext:value-type="float">
            <text:p>534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724" calcext:value-type="float">
            <text:p>277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5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71d2202ca65a3838b61d7a483cb7efe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Шаг из вечности в вечность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lex-celly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31:20.355431-04</text:p>
          </table:table-cell>
          <table:table-cell office:value-type="float" office:value="35104" calcext:value-type="float">
            <text:p>351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843" calcext:value-type="float">
            <text:p>138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1:31:52-04</text:p>
          </table:table-cell>
          <table:table-cell office:value-type="string" calcext:value-type="string">
            <text:p>2016-04-04 09:49:29.183132-04</text:p>
          </table:table-cell>
          <table:table-cell/>
          <table:table-cell office:value-type="string" calcext:value-type="string">
            <text:p>37c18b16dd90556cfd100d8c3d16002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elchest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elcheste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3:31:08.936496-04</text:p>
          </table:table-cell>
          <table:table-cell office:value-type="float" office:value="38166" calcext:value-type="float">
            <text:p>381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922" calcext:value-type="float">
            <text:p>169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3:32:13-04</text:p>
          </table:table-cell>
          <table:table-cell office:value-type="string" calcext:value-type="string">
            <text:p>2016-04-04 07:49:07.742873-04</text:p>
          </table:table-cell>
          <table:table-cell/>
          <table:table-cell office:value-type="string" calcext:value-type="string">
            <text:p>b13745b13ca63e306b4314523895fd9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elestlemond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elestlemonde.blogspot.com/feeds/posts/def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834" calcext:value-type="float">
            <text:p>1208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230" calcext:value-type="float">
            <text:p>6423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4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8617af7620e2791dcdb12ab58eb97d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nières infos de : Bonnes adress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adepeche.fr/rss/195.r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136" calcext:value-type="float">
            <text:p>881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53" calcext:value-type="float">
            <text:p>415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0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rand Rapids Press Business Impact: Nancy Crawley column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mlive.com/grpress/business_impact/nancy_crawley_columns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9835" calcext:value-type="float">
            <text:p>98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27-04</text:p>
          </table:table-cell>
          <table:table-cell office:value-type="string" calcext:value-type="string">
            <text:p>2014-03-28 22:32:46.55986-04</text:p>
          </table:table-cell>
          <table:table-cell/>
          <table:table-cell office:value-type="string" calcext:value-type="string">
            <text:p>f2c3a381045598b2e4266e4587e2d9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Я вся как на ладони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uzit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03:00.515222-04</text:p>
          </table:table-cell>
          <table:table-cell office:value-type="float" office:value="37644" calcext:value-type="float">
            <text:p>3764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00" calcext:value-type="float">
            <text:p>164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0:03:37-04</text:p>
          </table:table-cell>
          <table:table-cell office:value-type="string" calcext:value-type="string">
            <text:p>2016-04-06 18:30:20.333033-04</text:p>
          </table:table-cell>
          <table:table-cell/>
          <table:table-cell office:value-type="string" calcext:value-type="string">
            <text:p>23a7ad1b17d7b24ad71b56216d29e9a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Sherry Jerimi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guardian.co.tt/taxonomy/term/974/f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961" calcext:value-type="float">
            <text:p>889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2:36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620e6b7175f4f493906bebde646302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Шуршим потихоньку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rysochk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8:41:43.21732-04</text:p>
          </table:table-cell>
          <table:table-cell office:value-type="float" office:value="38850" calcext:value-type="float">
            <text:p>388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606" calcext:value-type="float">
            <text:p>176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8:43:16-04</text:p>
          </table:table-cell>
          <table:table-cell office:value-type="string" calcext:value-type="string">
            <text:p>2016-03-09 02:41:37.174057-05</text:p>
          </table:table-cell>
          <table:table-cell/>
          <table:table-cell office:value-type="string" calcext:value-type="string">
            <text:p>e84bb6422d0657f3cb7f14e460583e8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nton Record-Chronicle - Little d After Dark Headlin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entonrc.com/entertainment/little-d-after-dark-headlin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37:15.994475-04</text:p>
          </table:table-cell>
          <table:table-cell office:value-type="float" office:value="348550" calcext:value-type="float">
            <text:p>3485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64" calcext:value-type="float">
            <text:p>11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43:12-04</text:p>
          </table:table-cell>
          <table:table-cell office:value-type="string" calcext:value-type="string">
            <text:p>2015-09-14 18:06:46.982667-04</text:p>
          </table:table-cell>
          <table:table-cell/>
          <table:table-cell office:value-type="string" calcext:value-type="string">
            <text:p>c4bced13c6c8f3f8084ee94e0d2d5df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Реинкарнация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yaoayao.livejournal.com/data/atom/?itemid=2209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09:54:11.66294-04</text:p>
          </table:table-cell>
          <table:table-cell office:value-type="float" office:value="357836" calcext:value-type="float">
            <text:p>3578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367" calcext:value-type="float">
            <text:p>153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9:59:11-04</text:p>
          </table:table-cell>
          <table:table-cell table:number-columns-repeated="2"/>
          <table:table-cell office:value-type="string" calcext:value-type="string">
            <text:p>5067a75ef7a06f470cd82881f2dcf26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lifornia Seismic Safety Commissi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eismic.ca.gov/rss/feed.x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9830" calcext:value-type="float">
            <text:p>498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443" calcext:value-type="float">
            <text:p>274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0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b319bc605308a42728f153f50bc947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@дневники: Адский Загадочник - &amp;#937; Дьявол-шоу &amp;#937;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tatic.diary.ru/userdir/3/8/7/9/387949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1:57:59.928666-04</text:p>
          </table:table-cell>
          <table:table-cell office:value-type="float" office:value="14149" calcext:value-type="float">
            <text:p>141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770" calcext:value-type="float">
            <text:p>37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1:58:38-04</text:p>
          </table:table-cell>
          <table:table-cell office:value-type="string" calcext:value-type="string">
            <text:p>2016-03-21 05:56:49.859809-04</text:p>
          </table:table-cell>
          <table:table-cell/>
          <table:table-cell office:value-type="string" calcext:value-type="string">
            <text:p>37edcd3c7bcbcc1986a8567e4d159fb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berazione.it - L'EDITORIAL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iberazione.it/rss/news/15851_L-EDITORIAL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3:43:45.973554-04</text:p>
          </table:table-cell>
          <table:table-cell office:value-type="float" office:value="71041" calcext:value-type="float">
            <text:p>7104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275" calcext:value-type="float">
            <text:p>392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6-20 17:43:08.237088-04</text:p>
          </table:table-cell>
          <table:table-cell office:value-type="string" calcext:value-type="string">
            <text:p>2015-01-06 23:50:59.14989-05</text:p>
          </table:table-cell>
          <table:table-cell/>
          <table:table-cell office:value-type="string" calcext:value-type="string">
            <text:p>0c39a0f5c530633f3c1dbb3fef8d4ca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OREA.NE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ussian.korea.net/koreanet/rss/newsfocus/poli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01:22.867172-04</text:p>
          </table:table-cell>
          <table:table-cell office:value-type="float" office:value="103305" calcext:value-type="float">
            <text:p>1033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814" calcext:value-type="float">
            <text:p>388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1:02:16-04</text:p>
          </table:table-cell>
          <table:table-cell office:value-type="string" calcext:value-type="string">
            <text:p>2016-04-05 17:25:19.477253-04</text:p>
          </table:table-cell>
          <table:table-cell/>
          <table:table-cell office:value-type="string" calcext:value-type="string">
            <text:p>959fc5c148f11a696927ddd5d1b9cee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ЕДИА-ЭКСПЕРТ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ediaexperts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4806" calcext:value-type="float">
            <text:p>1480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6" calcext:value-type="float">
            <text:p>406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4:42-04</text:p>
          </table:table-cell>
          <table:table-cell office:value-type="string" calcext:value-type="string">
            <text:p>2013-08-16 16:00:30.388846-04</text:p>
          </table:table-cell>
          <table:table-cell/>
          <table:table-cell office:value-type="string" calcext:value-type="string">
            <text:p>4d66824473f58f5c6d8c78ef0da27f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rving 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rvingblog.dallasnews.com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53616" calcext:value-type="float">
            <text:p>3536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5" calcext:value-type="float">
            <text:p>16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3:11-04</text:p>
          </table:table-cell>
          <table:table-cell office:value-type="string" calcext:value-type="string">
            <text:p>2016-03-12 17:58:39.350447-05</text:p>
          </table:table-cell>
          <table:table-cell/>
          <table:table-cell office:value-type="string" calcext:value-type="string">
            <text:p>3f2667905511ceeff777467a7210b7f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aphoenix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raphoenix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110081" calcext:value-type="float">
            <text:p>1100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972" calcext:value-type="float">
            <text:p>579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5-14 23:09:44.188519-04</text:p>
          </table:table-cell>
          <table:table-cell office:value-type="string" calcext:value-type="string">
            <text:p>2015-03-02 03:24:30.096567-05</text:p>
          </table:table-cell>
          <table:table-cell/>
          <table:table-cell office:value-type="string" calcext:value-type="string">
            <text:p>1859754a0e9b2003696d03085fdc961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UCKRAK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uckmaker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23603" calcext:value-type="float">
            <text:p>236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710" calcext:value-type="float">
            <text:p>67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6:06-04</text:p>
          </table:table-cell>
          <table:table-cell office:value-type="string" calcext:value-type="string">
            <text:p>2016-02-26 16:53:17.85503-05</text:p>
          </table:table-cell>
          <table:table-cell/>
          <table:table-cell office:value-type="string" calcext:value-type="string">
            <text:p>28d56f57cfd5da5d0a553deb363c6a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Vile Maxi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vilemaxim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33:14.949734-04</text:p>
          </table:table-cell>
          <table:table-cell office:value-type="float" office:value="357120" calcext:value-type="float">
            <text:p>3571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474" calcext:value-type="float">
            <text:p>664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0:35:06-04</text:p>
          </table:table-cell>
          <table:table-cell table:number-columns-repeated="2"/>
          <table:table-cell office:value-type="string" calcext:value-type="string">
            <text:p>638d4fd45eda8cb12fe9d03621a58e43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أخبار-إسماعيلية أونلاين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smailiaonline.com/rss/cat23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4047" calcext:value-type="float">
            <text:p>1740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694" calcext:value-type="float">
            <text:p>1026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4:46-04</text:p>
          </table:table-cell>
          <table:table-cell office:value-type="string" calcext:value-type="string">
            <text:p>2014-04-25 23:58:00.664717-04</text:p>
          </table:table-cell>
          <table:table-cell/>
          <table:table-cell office:value-type="string" calcext:value-type="string">
            <text:p>22c52a283b639fb24babf35bb23a83e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loilo City Bo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blogger.com/feeds/27450003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1934" calcext:value-type="float">
            <text:p>3619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351" calcext:value-type="float">
            <text:p>633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2:40-04</text:p>
          </table:table-cell>
          <table:table-cell table:number-columns-repeated="2"/>
          <table:table-cell office:value-type="string" calcext:value-type="string">
            <text:p>0377c5591bf503909c7d4fc0642424c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žeikit, svetelia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rt.lt/mediateka/prenumerata/laida/1761/uzeikit_sveteliai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22:40.758528-04</text:p>
          </table:table-cell>
          <table:table-cell office:value-type="float" office:value="360053" calcext:value-type="float">
            <text:p>36005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10" calcext:value-type="float">
            <text:p>287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1:25:07-04</text:p>
          </table:table-cell>
          <table:table-cell office:value-type="string" calcext:value-type="string">
            <text:p>2015-10-09 03:36:04.349904-04</text:p>
          </table:table-cell>
          <table:table-cell/>
          <table:table-cell office:value-type="string" calcext:value-type="string">
            <text:p>a9842e2d5156ca2f522c66d5031fd6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ji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nji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32445" calcext:value-type="float">
            <text:p>3244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136" calcext:value-type="float">
            <text:p>111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10-04</text:p>
          </table:table-cell>
          <table:table-cell office:value-type="string" calcext:value-type="string">
            <text:p>2016-04-07 12:03:23.553263-04</text:p>
          </table:table-cell>
          <table:table-cell/>
          <table:table-cell office:value-type="string" calcext:value-type="string">
            <text:p>f6045a17498c2b3307372881ffc697e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terature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ews.ucsc.edu/rss/literatur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7881" calcext:value-type="float">
            <text:p>578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124" calcext:value-type="float">
            <text:p>28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4:03-04</text:p>
          </table:table-cell>
          <table:table-cell office:value-type="string" calcext:value-type="string">
            <text:p>2014-07-16 21:49:26.029391-04</text:p>
          </table:table-cell>
          <table:table-cell/>
          <table:table-cell office:value-type="string" calcext:value-type="string">
            <text:p>7c017fdddf61c81b334f92ac825bf45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"Оренбургский валенок" (c)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urkish-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6:04:11.539971-04</text:p>
          </table:table-cell>
          <table:table-cell office:value-type="float" office:value="32467" calcext:value-type="float">
            <text:p>3246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158" calcext:value-type="float">
            <text:p>111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6:05:59-04</text:p>
          </table:table-cell>
          <table:table-cell office:value-type="string" calcext:value-type="string">
            <text:p>2016-04-07 08:32:44.276482-04</text:p>
          </table:table-cell>
          <table:table-cell/>
          <table:table-cell office:value-type="string" calcext:value-type="string">
            <text:p>dc95964ca8ee45fd69a1c0862b0f4f8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-z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iveinternet.ru/users/li-z/rs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89" calcext:value-type="float">
            <text:p>115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25" calcext:value-type="float">
            <text:p>20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46-04</text:p>
          </table:table-cell>
          <table:table-cell office:value-type="string" calcext:value-type="string">
            <text:p>2013-12-09 12:01:58.89453-05</text:p>
          </table:table-cell>
          <table:table-cell/>
          <table:table-cell office:value-type="string" calcext:value-type="string">
            <text:p>50b9aced11af2e918304d12392eb7fd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eguridad Interio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efensamexico.activoforo.com/feed/?f=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0:26:46.628366-04</text:p>
          </table:table-cell>
          <table:table-cell office:value-type="float" office:value="366391" calcext:value-type="float">
            <text:p>3663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681" calcext:value-type="float">
            <text:p>666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0:27:34-04</text:p>
          </table:table-cell>
          <table:table-cell office:value-type="string" calcext:value-type="string">
            <text:p>2015-12-19 03:12:09.260059-05</text:p>
          </table:table-cell>
          <table:table-cell/>
          <table:table-cell office:value-type="string" calcext:value-type="string">
            <text:p>24637840ddda6a1baca4db651ccdd25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wandagreendemocrats.org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3:53:06.617757-04</text:p>
          </table:table-cell>
          <table:table-cell office:value-type="float" office:value="113181" calcext:value-type="float">
            <text:p>1131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319" calcext:value-type="float">
            <text:p>6031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3:53:32-04</text:p>
          </table:table-cell>
          <table:table-cell office:value-type="string" calcext:value-type="string">
            <text:p>2016-03-11 13:52:54.190109-05</text:p>
          </table:table-cell>
          <table:table-cell/>
          <table:table-cell office:value-type="string" calcext:value-type="string">
            <text:p>a86fceb79dbb4d00f7ea877ee6384bc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-Fort Worth obituaries from The Dallas Morning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newskiosk/rss/dallasnewsobit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0:16:56.825606-04</text:p>
          </table:table-cell>
          <table:table-cell office:value-type="float" office:value="1168" calcext:value-type="float">
            <text:p>116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0:17:16-04</text:p>
          </table:table-cell>
          <table:table-cell office:value-type="string" calcext:value-type="string">
            <text:p>2016-03-29 13:26:55.10167-04</text:p>
          </table:table-cell>
          <table:table-cell/>
          <table:table-cell office:value-type="string" calcext:value-type="string">
            <text:p>c49ff269eddb42975671555b2fd2e9d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rish Echo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irishecho.com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02:50.486901-04</text:p>
          </table:table-cell>
          <table:table-cell office:value-type="float" office:value="86330" calcext:value-type="float">
            <text:p>863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28" calcext:value-type="float">
            <text:p>414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03:16-04</text:p>
          </table:table-cell>
          <table:table-cell office:value-type="string" calcext:value-type="string">
            <text:p>2016-04-06 17:30:13.36966-04</text:p>
          </table:table-cell>
          <table:table-cell/>
          <table:table-cell office:value-type="string" calcext:value-type="string">
            <text:p>2a07b51e73e33b6715d6d157d5ae368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nis dgiur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ony-geo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22:07:57.553684-04</text:p>
          </table:table-cell>
          <table:table-cell office:value-type="float" office:value="35261" calcext:value-type="float">
            <text:p>352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000" calcext:value-type="float">
            <text:p>140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22:08:35-04</text:p>
          </table:table-cell>
          <table:table-cell office:value-type="string" calcext:value-type="string">
            <text:p>2015-11-16 23:41:50.50406-05</text:p>
          </table:table-cell>
          <table:table-cell/>
          <table:table-cell office:value-type="string" calcext:value-type="string">
            <text:p>d4ee9c3a397a928fa00464305730a8e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Тина Канделаки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ikandelaki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22:38:06.543082-04</text:p>
          </table:table-cell>
          <table:table-cell office:value-type="float" office:value="13760" calcext:value-type="float">
            <text:p>137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590" calcext:value-type="float">
            <text:p>35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22:38:23-04</text:p>
          </table:table-cell>
          <table:table-cell office:value-type="string" calcext:value-type="string">
            <text:p>2016-02-03 11:24:47.908246-05</text:p>
          </table:table-cell>
          <table:table-cell/>
          <table:table-cell office:value-type="string" calcext:value-type="string">
            <text:p>f28ee9ef87b41adcef21369ef05d14b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PEC Op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aradvertiser.com/news/apec2011/apecoped/index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7120" calcext:value-type="float">
            <text:p>3471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27 11:03:49-05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3d86f259bf03c336d6d480d7b58d096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обрый креатив с ДнепроДымБанд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iggide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4876" calcext:value-type="float">
            <text:p>348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612" calcext:value-type="float">
            <text:p>136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6 12:46:1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91dd2b8741b494dd1a53e3ee996f638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ikita911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ikita911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4871" calcext:value-type="float">
            <text:p>348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607" calcext:value-type="float">
            <text:p>1360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7:4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e23e48084db25b246a38560879e664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oneworldsouthasia/repo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180" calcext:value-type="float">
            <text:p>1151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511" calcext:value-type="float">
            <text:p>6151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0:13-04</text:p>
          </table:table-cell>
          <table:table-cell office:value-type="string" calcext:value-type="string">
            <text:p>2014-04-03 00:26:54.403288-04</text:p>
          </table:table-cell>
          <table:table-cell/>
          <table:table-cell office:value-type="string" calcext:value-type="string">
            <text:p>1e29b4b0a4748b9837e73665ba7ee7f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moresu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omoresun.blog.ru/r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0620" calcext:value-type="float">
            <text:p>3606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217" calcext:value-type="float">
            <text:p>221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3:43-04</text:p>
          </table:table-cell>
          <table:table-cell table:number-columns-repeated="2"/>
          <table:table-cell office:value-type="string" calcext:value-type="string">
            <text:p>a0ad9e88ab469376d8da5d813bfa6f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hankaboo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hankaboot.com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2594" calcext:value-type="float">
            <text:p>11259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874" calcext:value-type="float">
            <text:p>598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2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32dfaab03d60f1a0070af7c2d95e7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ssa's LJ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oann-stevens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0:47:53.810466-04</text:p>
          </table:table-cell>
          <table:table-cell office:value-type="float" office:value="365051" calcext:value-type="float">
            <text:p>3650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02" calcext:value-type="float">
            <text:p>23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0:48:31-04</text:p>
          </table:table-cell>
          <table:table-cell office:value-type="string" calcext:value-type="string">
            <text:p>2015-12-07 03:20:05.379803-05</text:p>
          </table:table-cell>
          <table:table-cell/>
          <table:table-cell office:value-type="string" calcext:value-type="string">
            <text:p>13971f8eae0dd6430d25d62e2fd0574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y Greenan Pat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oypaton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6:53:39.767699-04</text:p>
          </table:table-cell>
          <table:table-cell office:value-type="float" office:value="16930" calcext:value-type="float">
            <text:p>169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438" calcext:value-type="float">
            <text:p>543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6:57:20-04</text:p>
          </table:table-cell>
          <table:table-cell office:value-type="string" calcext:value-type="string">
            <text:p>2016-03-22 14:30:09.009474-04</text:p>
          </table:table-cell>
          <table:table-cell/>
          <table:table-cell office:value-type="string" calcext:value-type="string">
            <text:p>f2bb81c62bdb83450d3f6391fda0e48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ивьем: кухня Лидии Серёгиной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ydia-s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535" calcext:value-type="float">
            <text:p>315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22" calcext:value-type="float">
            <text:p>102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2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5e2414a2cf1054c156baccbd02e5132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r. Dalla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lifestyles/arts/columnists/mr-dalla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3560" calcext:value-type="float">
            <text:p>3535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3" calcext:value-type="float">
            <text:p>16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59:12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74080625ba3e29cfd8cdd4e5cfc2cee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erman Cain 2012 on Huffington Pos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uffingtonpost.com/tag/herman-cain-2012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0527" calcext:value-type="float">
            <text:p>505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502" calcext:value-type="float">
            <text:p>275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8:14-04</text:p>
          </table:table-cell>
          <table:table-cell office:value-type="string" calcext:value-type="string">
            <text:p>2013-07-24 06:31:58.372581-04</text:p>
          </table:table-cell>
          <table:table-cell/>
          <table:table-cell office:value-type="string" calcext:value-type="string">
            <text:p>ffb9e9bc2c547c6510d4e932b288c5c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aiter Ran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aiterrant.net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03:37.496114-04</text:p>
          </table:table-cell>
          <table:table-cell office:value-type="float" office:value="17561" calcext:value-type="float">
            <text:p>175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92" calcext:value-type="float">
            <text:p>609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3:05:42-04</text:p>
          </table:table-cell>
          <table:table-cell office:value-type="string" calcext:value-type="string">
            <text:p>2015-11-01 15:15:44.129395-05</text:p>
          </table:table-cell>
          <table:table-cell/>
          <table:table-cell office:value-type="string" calcext:value-type="string">
            <text:p>cdfecb6b2098baa762297674c5d4d6d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WF - Conservation news: Rivers, Lakes &amp; Wetland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panda.org/wwf/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9:21:30.010556-04</text:p>
          </table:table-cell>
          <table:table-cell office:value-type="float" office:value="107420" calcext:value-type="float">
            <text:p>1074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196" calcext:value-type="float">
            <text:p>5619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9:23:51-04</text:p>
          </table:table-cell>
          <table:table-cell office:value-type="string" calcext:value-type="string">
            <text:p>2016-03-25 03:09:35.617443-04</text:p>
          </table:table-cell>
          <table:table-cell/>
          <table:table-cell office:value-type="string" calcext:value-type="string">
            <text:p>6bfab2c4dc0f8aea9b6d4dae4df4d0b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bove us only sk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aliavski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58814" calcext:value-type="float">
            <text:p>35881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210" calcext:value-type="float">
            <text:p>612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2:20-04</text:p>
          </table:table-cell>
          <table:table-cell table:number-columns-repeated="2"/>
          <table:table-cell office:value-type="string" calcext:value-type="string">
            <text:p>d4d63669b4069ea76cdbe2f83ee57f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reater Washington Urban Leagu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Gwul.org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9:46:51.489552-04</text:p>
          </table:table-cell>
          <table:table-cell office:value-type="float" office:value="175734" calcext:value-type="float">
            <text:p>1757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3526" calcext:value-type="float">
            <text:p>1035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9:47:15-04</text:p>
          </table:table-cell>
          <table:table-cell office:value-type="string" calcext:value-type="string">
            <text:p>2016-03-10 04:16:47.420217-05</text:p>
          </table:table-cell>
          <table:table-cell/>
          <table:table-cell office:value-type="string" calcext:value-type="string">
            <text:p>1dd54edb5cc4a60b5fe809f3da11a1a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Montserrat Report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montserratreporter.com/r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80056" calcext:value-type="float">
            <text:p>800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15" calcext:value-type="float">
            <text:p>4061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11-04</text:p>
          </table:table-cell>
          <table:table-cell office:value-type="string" calcext:value-type="string">
            <text:p>2016-04-07 16:04:11.539971-04</text:p>
          </table:table-cell>
          <table:table-cell/>
          <table:table-cell office:value-type="string" calcext:value-type="string">
            <text:p>1ee53e077c3e0b9ccf1905fc6e2d7a5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зия-Плюс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ews.tj/en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75843" calcext:value-type="float">
            <text:p>758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73" calcext:value-type="float">
            <text:p>398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1:40-04</text:p>
          </table:table-cell>
          <table:table-cell office:value-type="string" calcext:value-type="string">
            <text:p>2015-05-16 06:12:40.752423-04</text:p>
          </table:table-cell>
          <table:table-cell/>
          <table:table-cell office:value-type="string" calcext:value-type="string">
            <text:p>cb3d23e9a3a9b728b6c172549f142f3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*SUSAN LOONE's Blog*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loone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086" calcext:value-type="float">
            <text:p>1200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795" calcext:value-type="float">
            <text:p>6379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8:2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02c30d70524369387b83d78e791428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gadge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ngadget.com/editor/darren-murph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5899" calcext:value-type="float">
            <text:p>158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420" calcext:value-type="float">
            <text:p>44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30 13:00:56-05</text:p>
          </table:table-cell>
          <table:table-cell office:value-type="string" calcext:value-type="string">
            <text:p>2013-09-25 23:03:29.661205-04</text:p>
          </table:table-cell>
          <table:table-cell/>
          <table:table-cell office:value-type="string" calcext:value-type="string">
            <text:p>cf8b55c86721a0806dc054b6aaaa11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1_39_428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6166" calcext:value-type="float">
            <text:p>1161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4:2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31639706b7cca2f9eaf7d6200751ca4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OL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ss.noticias.uol.com.br/uolnews/videos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51636" calcext:value-type="float">
            <text:p>1516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357" calcext:value-type="float">
            <text:p>833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9:15-04</text:p>
          </table:table-cell>
          <table:table-cell office:value-type="string" calcext:value-type="string">
            <text:p>2013-10-09 12:42:59.506033-04</text:p>
          </table:table-cell>
          <table:table-cell/>
          <table:table-cell office:value-type="string" calcext:value-type="string">
            <text:p>218258d166700da009871185f1bf3bf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p Headlin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yndication.indianexpress.com/rss/1227/food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08524" calcext:value-type="float">
            <text:p>1085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899" calcext:value-type="float">
            <text:p>568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6:40-04</text:p>
          </table:table-cell>
          <table:table-cell office:value-type="string" calcext:value-type="string">
            <text:p>2014-10-15 10:08:55.034338-04</text:p>
          </table:table-cell>
          <table:table-cell/>
          <table:table-cell office:value-type="string" calcext:value-type="string">
            <text:p>146686b350eefdc7bee1ea2d6a52e6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on't Know What Means "No"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zolushka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669" calcext:value-type="float">
            <text:p>126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067" calcext:value-type="float">
            <text:p>30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0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576a6ecce33318218fdf240134f22f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oney Saving Mom℠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MoneySavingM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247" calcext:value-type="float">
            <text:p>172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64" calcext:value-type="float">
            <text:p>57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5:3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c4a5fcc5b7ff8f8422b001b9943cc75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невник Гурболиков : LiveInternet - Российский Сервис Онлайн-Дневников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veinternet.ru/users/708697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35707" calcext:value-type="float">
            <text:p>357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447" calcext:value-type="float">
            <text:p>144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3:25:51-04</text:p>
          </table:table-cell>
          <table:table-cell office:value-type="string" calcext:value-type="string">
            <text:p>2015-09-25 14:45:49.068237-04</text:p>
          </table:table-cell>
          <table:table-cell/>
          <table:table-cell office:value-type="string" calcext:value-type="string">
            <text:p>c08dc54d07a04256568df8b68902b21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оя жизнь в интернете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oobslove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34787" calcext:value-type="float">
            <text:p>3478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516" calcext:value-type="float">
            <text:p>135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6:11-04</text:p>
          </table:table-cell>
          <table:table-cell office:value-type="string" calcext:value-type="string">
            <text:p>2014-10-09 08:05:18.306971-04</text:p>
          </table:table-cell>
          <table:table-cell/>
          <table:table-cell office:value-type="string" calcext:value-type="string">
            <text:p>fdda8f4da18da4fc462d2cc66253929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WNME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ownme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32:44.276482-04</text:p>
          </table:table-cell>
          <table:table-cell office:value-type="float" office:value="30143" calcext:value-type="float">
            <text:p>301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819" calcext:value-type="float">
            <text:p>881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35:32-04</text:p>
          </table:table-cell>
          <table:table-cell office:value-type="string" calcext:value-type="string">
            <text:p>2016-04-06 17:00:10.013261-04</text:p>
          </table:table-cell>
          <table:table-cell/>
          <table:table-cell office:value-type="string" calcext:value-type="string">
            <text:p>34e8a65d5c54f708b2a91be1ca8bb42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Joy's Jaunt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lifestyles/arts/columnists/joy-tipping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1023" calcext:value-type="float">
            <text:p>3510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3" calcext:value-type="float">
            <text:p>16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59:19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db5606bf5200d9df18517a057895856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dres &amp; Jóvenes Unido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adresunidos.org/rss.x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00:47:48.327784-04</text:p>
          </table:table-cell>
          <table:table-cell office:value-type="float" office:value="105203" calcext:value-type="float">
            <text:p>1052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5410" calcext:value-type="float">
            <text:p>554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0:48:13-04</text:p>
          </table:table-cell>
          <table:table-cell office:value-type="string" calcext:value-type="string">
            <text:p>2016-03-10 09:17:30.433992-05</text:p>
          </table:table-cell>
          <table:table-cell/>
          <table:table-cell office:value-type="string" calcext:value-type="string">
            <text:p>373ac9bebdb9cdced67c3fa8579259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ctor132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vector132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329" calcext:value-type="float">
            <text:p>123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26" calcext:value-type="float">
            <text:p>27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2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0cefe310ccfd41c52bbe235ff4cad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stadao.com.b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stadao.com.br/rss/ciencia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8265" calcext:value-type="float">
            <text:p>682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945" calcext:value-type="float">
            <text:p>3894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6:49-04</text:p>
          </table:table-cell>
          <table:table-cell office:value-type="string" calcext:value-type="string">
            <text:p>2014-05-13 23:37:57.432314-04</text:p>
          </table:table-cell>
          <table:table-cell/>
          <table:table-cell office:value-type="string" calcext:value-type="string">
            <text:p>dd7b0ec739c8fc5911ae38fb5509b64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heder på Arabic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r.dk/Nyheder/Service/feeds/Andre_sprog/arab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5:10:53.883963-04</text:p>
          </table:table-cell>
          <table:table-cell office:value-type="float" office:value="78275" calcext:value-type="float">
            <text:p>7827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374" calcext:value-type="float">
            <text:p>403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7-04 06:17:35-04</text:p>
          </table:table-cell>
          <table:table-cell office:value-type="string" calcext:value-type="string">
            <text:p>2015-06-23 17:39:34.990296-04</text:p>
          </table:table-cell>
          <table:table-cell/>
          <table:table-cell office:value-type="string" calcext:value-type="string">
            <text:p>38bf55997121075254b1ae959de7e7a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Записки Веселого Алкобон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lkob0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8:49:34.825456-04</text:p>
          </table:table-cell>
          <table:table-cell office:value-type="float" office:value="36870" calcext:value-type="float">
            <text:p>368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625" calcext:value-type="float">
            <text:p>156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8:50:39-04</text:p>
          </table:table-cell>
          <table:table-cell office:value-type="string" calcext:value-type="string">
            <text:p>2015-05-25 06:13:02.026439-04</text:p>
          </table:table-cell>
          <table:table-cell/>
          <table:table-cell office:value-type="string" calcext:value-type="string">
            <text:p>706ded19f50f2279daf83f518425d8a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igeria Health Watch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igeriahealthwatch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77052" calcext:value-type="float">
            <text:p>3770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8014" calcext:value-type="float">
            <text:p>180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05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12ec2a6c427b6912c52a5f50ee4ec8e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OME/NAV - Don't Mis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montrealgazette.com/syndication58/974150.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9607" calcext:value-type="float">
            <text:p>796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57" calcext:value-type="float">
            <text:p>405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8:05-04</text:p>
          </table:table-cell>
          <table:table-cell office:value-type="string" calcext:value-type="string">
            <text:p>2013-11-18 12:01:38.407726-05</text:p>
          </table:table-cell>
          <table:table-cell/>
          <table:table-cell office:value-type="string" calcext:value-type="string">
            <text:p>e77d542898d1603294d11eb3c4d082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ривычка не думать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my-tribu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3:18:08.181371-04</text:p>
          </table:table-cell>
          <table:table-cell office:value-type="float" office:value="13458" calcext:value-type="float">
            <text:p>1345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431" calcext:value-type="float">
            <text:p>343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3:19:10-04</text:p>
          </table:table-cell>
          <table:table-cell office:value-type="string" calcext:value-type="string">
            <text:p>2016-03-17 10:41:17.233374-04</text:p>
          </table:table-cell>
          <table:table-cell/>
          <table:table-cell office:value-type="string" calcext:value-type="string">
            <text:p>f4c3e9388c34755efb006fd1aecb023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 Новой земле и не только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ovozemelets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29127" calcext:value-type="float">
            <text:p>291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919" calcext:value-type="float">
            <text:p>791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21-04</text:p>
          </table:table-cell>
          <table:table-cell office:value-type="string" calcext:value-type="string">
            <text:p>2015-05-04 05:21:38.114887-04</text:p>
          </table:table-cell>
          <table:table-cell/>
          <table:table-cell office:value-type="string" calcext:value-type="string">
            <text:p>9de5635de51bd8fa3c7a3526c3c72b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нтон Рау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nton-rau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2591" calcext:value-type="float">
            <text:p>325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282" calcext:value-type="float">
            <text:p>1128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0:06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5b99895e4fe88288b25117345bcbbd2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a2afet l 3onsoriye wl timyeez b Libne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humanrights-lb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9650" calcext:value-type="float">
            <text:p>1196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432" calcext:value-type="float">
            <text:p>634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0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c0d6c281c94cdc362a4fb32ccfa43d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Внутренняя Монголия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ister-kari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32413" calcext:value-type="float">
            <text:p>324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104" calcext:value-type="float">
            <text:p>111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2:15-04</text:p>
          </table:table-cell>
          <table:table-cell office:value-type="string" calcext:value-type="string">
            <text:p>2016-01-21 19:35:13.388565-05</text:p>
          </table:table-cell>
          <table:table-cell/>
          <table:table-cell office:value-type="string" calcext:value-type="string">
            <text:p>20cb174aadefaafe0a356e6d0dcd4b4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quare Footage - Business Review Western Michigan - MLive.c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squarefootagew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904" calcext:value-type="float">
            <text:p>109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3:0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ba2be70b406a44ba04fb3c7cac300c3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Ð­ÑÐ¾ ÐÐ¾ÑÐºÐ²Ñ // ÐÐµÑÐµÐ´Ð°ÑÐ¸ // ÐÐ»Ð°Ð²Ð»ÐµÐ½ÑÐ¹ ÑÑÑÐ¾Ðº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cho.msk.ru/programs/plsyrok/rss-fulltext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078" calcext:value-type="float">
            <text:p>1107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30" calcext:value-type="float">
            <text:p>173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4:52-04</text:p>
          </table:table-cell>
          <table:table-cell office:value-type="string" calcext:value-type="string">
            <text:p>2014-08-21 20:47:05.905321-04</text:p>
          </table:table-cell>
          <table:table-cell/>
          <table:table-cell office:value-type="string" calcext:value-type="string">
            <text:p>311d7009e844a03f1f94bbb54d1a3d7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alamAkhbar Articl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alamakhbar.com/RSS.aspx?CID=6&amp;SID=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05 07:53:44.975509-04</text:p>
          </table:table-cell>
          <table:table-cell office:value-type="float" office:value="173934" calcext:value-type="float">
            <text:p>1739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653" calcext:value-type="float">
            <text:p>1026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7:54:55-04</text:p>
          </table:table-cell>
          <table:table-cell office:value-type="string" calcext:value-type="string">
            <text:p>2016-03-18 15:16:08.307363-04</text:p>
          </table:table-cell>
          <table:table-cell/>
          <table:table-cell office:value-type="string" calcext:value-type="string">
            <text:p>bec503e7bb8a581f4b31ad3e3f2c942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а дальней станции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oris-vit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3435" calcext:value-type="float">
            <text:p>334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133" calcext:value-type="float">
            <text:p>1213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7:2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9a0ad2b7998a6a3b7a4c926db7958b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[KBS] Культурная афиш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orld.kbs.co.kr/rss/rss_program.htm?lang=r&amp;id=enter_showca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4:43:52.84971-04</text:p>
          </table:table-cell>
          <table:table-cell office:value-type="float" office:value="81361" calcext:value-type="float">
            <text:p>813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29" calcext:value-type="float">
            <text:p>408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4:44:03-04</text:p>
          </table:table-cell>
          <table:table-cell office:value-type="string" calcext:value-type="string">
            <text:p>2016-03-02 11:47:22.641193-05</text:p>
          </table:table-cell>
          <table:table-cell/>
          <table:table-cell office:value-type="string" calcext:value-type="string">
            <text:p>c6855a9f46b57409cfb8d16b2f6d4e7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rtek goes Asia - At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artekgoesasia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7819" calcext:value-type="float">
            <text:p>1178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609" calcext:value-type="float">
            <text:p>626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9:5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8ea8d52ecc056f3f53497f40708441c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asilkova5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vasilkova5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97" calcext:value-type="float">
            <text:p>120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494" calcext:value-type="float">
            <text:p>24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23-04</text:p>
          </table:table-cell>
          <table:table-cell office:value-type="string" calcext:value-type="string">
            <text:p>2014-01-10 15:30:55.469414-05</text:p>
          </table:table-cell>
          <table:table-cell/>
          <table:table-cell office:value-type="string" calcext:value-type="string">
            <text:p>2aa66a09ac3e296308ca6e8aa915f48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аленькая Фея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trizhulis.livejournal.com/data/atom/?itemid=208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08:54:07.807359-04</text:p>
          </table:table-cell>
          <table:table-cell office:value-type="float" office:value="361783" calcext:value-type="float">
            <text:p>36178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96" calcext:value-type="float">
            <text:p>1499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8:57:26-04</text:p>
          </table:table-cell>
          <table:table-cell table:number-columns-repeated="2"/>
          <table:table-cell office:value-type="string" calcext:value-type="string">
            <text:p>f67d0154adc449e14d895e4caf238b8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sian American Psychological Associati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apaonline.org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8:14:32.673589-04</text:p>
          </table:table-cell>
          <table:table-cell office:value-type="float" office:value="176470" calcext:value-type="float">
            <text:p>1764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241" calcext:value-type="float">
            <text:p>10424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8:15:26-04</text:p>
          </table:table-cell>
          <table:table-cell office:value-type="string" calcext:value-type="string">
            <text:p>2016-03-29 01:24:48.046988-04</text:p>
          </table:table-cell>
          <table:table-cell/>
          <table:table-cell office:value-type="string" calcext:value-type="string">
            <text:p>52604b6c4d7e9721927f68f5a11f744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chen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washingtonpost.com/achenblog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4:48:42.36441-04</text:p>
          </table:table-cell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2-28 05:45:28.948851-05</text:p>
          </table:table-cell>
          <table:table-cell office:value-type="string" calcext:value-type="string">
            <text:p>2015-02-22 21:53:03.308554-05</text:p>
          </table:table-cell>
          <table:table-cell/>
          <table:table-cell office:value-type="string" calcext:value-type="string">
            <text:p>cf0a74b1d6805f4a07c4123e35bebaf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G's Blog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adhavdatar.wordpress.com/feed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780" calcext:value-type="float">
            <text:p>1157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979" calcext:value-type="float">
            <text:p>619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5:0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1ee747c930c269995b67fc7ef12abb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ятая колонка Ольги Бакушинской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akushinskaya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989" calcext:value-type="float">
            <text:p>129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239" calcext:value-type="float">
            <text:p>32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17-04</text:p>
          </table:table-cell>
          <table:table-cell office:value-type="string" calcext:value-type="string">
            <text:p>2013-10-22 13:49:57.450249-04</text:p>
          </table:table-cell>
          <table:table-cell/>
          <table:table-cell office:value-type="string" calcext:value-type="string">
            <text:p>d37e39572f2d6a5e25efe85cf67c400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В порядке бред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cekievu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6:25:18.384738-04</text:p>
          </table:table-cell>
          <table:table-cell office:value-type="float" office:value="30325" calcext:value-type="float">
            <text:p>303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002" calcext:value-type="float">
            <text:p>90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6:26:42-04</text:p>
          </table:table-cell>
          <table:table-cell office:value-type="string" calcext:value-type="string">
            <text:p>2016-03-26 01:13:20.403062-04</text:p>
          </table:table-cell>
          <table:table-cell/>
          <table:table-cell office:value-type="string" calcext:value-type="string">
            <text:p>fb7e07b15bb1fd13000c50a3c0204a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شبكة اخبار العراق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aliraqnews.com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04:14.43813-04</text:p>
          </table:table-cell>
          <table:table-cell office:value-type="float" office:value="82833" calcext:value-type="float">
            <text:p>828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10" calcext:value-type="float">
            <text:p>410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7:05:03-04</text:p>
          </table:table-cell>
          <table:table-cell office:value-type="string" calcext:value-type="string">
            <text:p>2016-04-07 09:32:55.429099-04</text:p>
          </table:table-cell>
          <table:table-cell/>
          <table:table-cell office:value-type="string" calcext:value-type="string">
            <text:p>7f6477577d2a7d3dd8783658f08f71a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. Просто журнал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ix7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8756" calcext:value-type="float">
            <text:p>287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542" calcext:value-type="float">
            <text:p>754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13-04</text:p>
          </table:table-cell>
          <table:table-cell office:value-type="string" calcext:value-type="string">
            <text:p>2014-08-13 04:52:57.406652-04</text:p>
          </table:table-cell>
          <table:table-cell/>
          <table:table-cell office:value-type="string" calcext:value-type="string">
            <text:p>c0a710abf9d9291705941d1111b7dd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on't Get Me Started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bridgetdgms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6068" calcext:value-type="float">
            <text:p>36606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32" calcext:value-type="float">
            <text:p>65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1:16-04</text:p>
          </table:table-cell>
          <table:table-cell table:number-columns-repeated="2"/>
          <table:table-cell office:value-type="string" calcext:value-type="string">
            <text:p>11b095e551155084e048b88d88a2294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ending Smar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morningcall/SpendingSm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128" calcext:value-type="float">
            <text:p>512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9:0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ff5862ac9f3adba32b99784db69e961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ks gyvenimas su Zita Kelmickait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rt.lt/mediateka/prenumerata/laida/65563/toks_gyvenimas_su_zita_kelmickaite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1:56:15.81896-04</text:p>
          </table:table-cell>
          <table:table-cell office:value-type="float" office:value="359900" calcext:value-type="float">
            <text:p>35990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10" calcext:value-type="float">
            <text:p>287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1:57:15-04</text:p>
          </table:table-cell>
          <table:table-cell office:value-type="string" calcext:value-type="string">
            <text:p>2016-01-30 02:07:18.464519-05</text:p>
          </table:table-cell>
          <table:table-cell/>
          <table:table-cell office:value-type="string" calcext:value-type="string">
            <text:p>dfd1b6398370978560acd3808d59b5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Блог Ольги Савельевой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ahlrah2008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2603" calcext:value-type="float">
            <text:p>326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294" calcext:value-type="float">
            <text:p>112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4:22-04</text:p>
          </table:table-cell>
          <table:table-cell office:value-type="string" calcext:value-type="string">
            <text:p>2015-08-01 11:34:01.498781-04</text:p>
          </table:table-cell>
          <table:table-cell/>
          <table:table-cell office:value-type="string" calcext:value-type="string">
            <text:p>455208f5f0f89d891080d18074310fe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изнь Лиды Ц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dinec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31077" calcext:value-type="float">
            <text:p>310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760" calcext:value-type="float">
            <text:p>976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26:55-04</text:p>
          </table:table-cell>
          <table:table-cell office:value-type="string" calcext:value-type="string">
            <text:p>2016-04-03 07:44:27.608932-04</text:p>
          </table:table-cell>
          <table:table-cell/>
          <table:table-cell office:value-type="string" calcext:value-type="string">
            <text:p>541de85092cdf7255119e47042b4633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XI ET AHINAM LEVAVI <text:s text:c="2"/>(я сказал и облегчил тем душу)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gorgrom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32817" calcext:value-type="float">
            <text:p>328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512" calcext:value-type="float">
            <text:p>115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0:23:13-04</text:p>
          </table:table-cell>
          <table:table-cell office:value-type="string" calcext:value-type="string">
            <text:p>2015-10-12 12:19:47.277546-04</text:p>
          </table:table-cell>
          <table:table-cell/>
          <table:table-cell office:value-type="string" calcext:value-type="string">
            <text:p>77843ed48dfcb4b43c0eec198c46a8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mmon sens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mmonsense.lt/feed/atom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2:43:23.698455-04</text:p>
          </table:table-cell>
          <table:table-cell office:value-type="float" office:value="361810" calcext:value-type="float">
            <text:p>3618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11" calcext:value-type="float">
            <text:p>2871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2:44:50-04</text:p>
          </table:table-cell>
          <table:table-cell office:value-type="string" calcext:value-type="string">
            <text:p>2016-01-06 06:40:49.971709-05</text:p>
          </table:table-cell>
          <table:table-cell/>
          <table:table-cell office:value-type="string" calcext:value-type="string">
            <text:p>6587b4646f4d6c79062fccc562e74e2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lumnist: Saubhik Chakrabart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yndication.indianexpress.com/rss/columnist/saubhikchakrabarti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08640" calcext:value-type="float">
            <text:p>1086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899" calcext:value-type="float">
            <text:p>568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16 13:19:33.352713-04</text:p>
          </table:table-cell>
          <table:table-cell office:value-type="string" calcext:value-type="string">
            <text:p>2014-10-15 10:08:55.034338-04</text:p>
          </table:table-cell>
          <table:table-cell/>
          <table:table-cell office:value-type="string" calcext:value-type="string">
            <text:p>ab56dd28021f17b567dd53824b8d8ef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◄◄◄ КУРЬЁЗЫ ►►►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ypbe3bl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4069" calcext:value-type="float">
            <text:p>140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727" calcext:value-type="float">
            <text:p>372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32-04</text:p>
          </table:table-cell>
          <table:table-cell office:value-type="string" calcext:value-type="string">
            <text:p>2014-08-06 12:42:43.510931-04</text:p>
          </table:table-cell>
          <table:table-cell/>
          <table:table-cell office:value-type="string" calcext:value-type="string">
            <text:p>a4f9bdb0961058969a72f04af9f35bf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herryx's Weblog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herryx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1887" calcext:value-type="float">
            <text:p>11188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311" calcext:value-type="float">
            <text:p>5931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0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71f455a65b7b84ed6e9e516255961e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4_11_802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9:25:46.471143-04</text:p>
          </table:table-cell>
          <table:table-cell office:value-type="float" office:value="116460" calcext:value-type="float">
            <text:p>1164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9:27:35-04</text:p>
          </table:table-cell>
          <table:table-cell office:value-type="string" calcext:value-type="string">
            <text:p>2015-08-31 10:53:03.201913-04</text:p>
          </table:table-cell>
          <table:table-cell/>
          <table:table-cell office:value-type="string" calcext:value-type="string">
            <text:p>0d5a3e778e8af5b784851393a5eb0a6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аня ше | danya.ru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rya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0607" calcext:value-type="float">
            <text:p>306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287" calcext:value-type="float">
            <text:p>928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6:5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c66e32031b67be00dfaf19e154e5a2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Orange County Register - News Headlines : Green Livin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ocregister.com/common/rss/rss.php?catID=189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6439" calcext:value-type="float">
            <text:p>34643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10:14-04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78fdb9051d9f44048e8f4d45647739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ugene Titov LiveJourna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jtito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8464" calcext:value-type="float">
            <text:p>3846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220" calcext:value-type="float">
            <text:p>172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2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4184270c9578a9bf8de3d6daba78fc1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brower bunch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he-brower-bunch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16295" calcext:value-type="float">
            <text:p>162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800" calcext:value-type="float">
            <text:p>48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0:22:02-04</text:p>
          </table:table-cell>
          <table:table-cell office:value-type="string" calcext:value-type="string">
            <text:p>2015-04-06 06:02:18.539335-04</text:p>
          </table:table-cell>
          <table:table-cell/>
          <table:table-cell office:value-type="string" calcext:value-type="string">
            <text:p>dcada450d199bb643476e365b3682f1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Quarter-Life Crisi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seattlepi.nwsource.com/quarterlifecrisis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446" calcext:value-type="float">
            <text:p>444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5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99229de4ccd1d71d536209a95ddaf7d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ma outra brasilia 2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umaoutrabrasilia2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1921" calcext:value-type="float">
            <text:p>12192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072" calcext:value-type="float">
            <text:p>650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1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4fe9b5d7483f76ea69c1fe4a3fc0318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Dr. Vibe Show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drvibeshow.com/feed/atom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75236" calcext:value-type="float">
            <text:p>1752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3042" calcext:value-type="float">
            <text:p>10304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6:45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a39ef40f18f568447aab23002419e7c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bout:blank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ngryxpeh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7047" calcext:value-type="float">
            <text:p>370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803" calcext:value-type="float">
            <text:p>1580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5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2546447cb4aacd8cd06fba731a9187e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6_71_1025_1.xm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116565" calcext:value-type="float">
            <text:p>1165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0:24:00-04</text:p>
          </table:table-cell>
          <table:table-cell office:value-type="string" calcext:value-type="string">
            <text:p>2015-09-21 11:46:29.754851-04</text:p>
          </table:table-cell>
          <table:table-cell/>
          <table:table-cell office:value-type="string" calcext:value-type="string">
            <text:p>acf37cc4b41e2b062f2fe41c9c612d7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3_197_1541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6694" calcext:value-type="float">
            <text:p>11669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3:5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387eeea999076f5299db5cffad0582f4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خبرگزاری باشگاه خبرنگاران | آخرین اخبار ایران و جهان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yjc.ir/fa/rss/5/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19:40.656773-04</text:p>
          </table:table-cell>
          <table:table-cell office:value-type="float" office:value="361402" calcext:value-type="float">
            <text:p>3614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00" calcext:value-type="float">
            <text:p>406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9:26:03-04</text:p>
          </table:table-cell>
          <table:table-cell table:number-columns-repeated="2"/>
          <table:table-cell office:value-type="string" calcext:value-type="string">
            <text:p>cf0f04732c006fbcf5fde61bbba739a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ragan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uragany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6969" calcext:value-type="float">
            <text:p>369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724" calcext:value-type="float">
            <text:p>157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4:51-04</text:p>
          </table:table-cell>
          <table:table-cell office:value-type="string" calcext:value-type="string">
            <text:p>2016-04-07 11:33:15.173461-04</text:p>
          </table:table-cell>
          <table:table-cell/>
          <table:table-cell office:value-type="string" calcext:value-type="string">
            <text:p>1e03e4bc86a7daef3f46c5280691049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SJ.com: Insuranc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nline.wsj.com/xml/rss/3_7424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8164" calcext:value-type="float">
            <text:p>816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50" calcext:value-type="float">
            <text:p>11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2:57-04</text:p>
          </table:table-cell>
          <table:table-cell office:value-type="string" calcext:value-type="string">
            <text:p>2014-10-05 06:21:04.364432-04</text:p>
          </table:table-cell>
          <table:table-cell/>
          <table:table-cell office:value-type="string" calcext:value-type="string">
            <text:p>9b4634782a63bab4b662e390832405d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acienda Zuleta Ecuador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zuleta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1608" calcext:value-type="float">
            <text:p>11160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135" calcext:value-type="float">
            <text:p>5913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02-04</text:p>
          </table:table-cell>
          <table:table-cell office:value-type="string" calcext:value-type="string">
            <text:p>2013-07-24 07:01:59.186104-04</text:p>
          </table:table-cell>
          <table:table-cell/>
          <table:table-cell office:value-type="string" calcext:value-type="string">
            <text:p>1d2a369ee1ca1f6c6257986b2e1f088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e Bestie in Menschgestal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tacy-strange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34544" calcext:value-type="float">
            <text:p>3454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257" calcext:value-type="float">
            <text:p>132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3:54-04</text:p>
          </table:table-cell>
          <table:table-cell office:value-type="string" calcext:value-type="string">
            <text:p>2014-11-26 08:31:29.810375-05</text:p>
          </table:table-cell>
          <table:table-cell/>
          <table:table-cell office:value-type="string" calcext:value-type="string">
            <text:p>3d828bf64d6b0aa485bd0c54f7b3ccc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yu_m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yu-mo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4:48:42.36441-04</text:p>
          </table:table-cell>
          <table:table-cell office:value-type="float" office:value="37671" calcext:value-type="float">
            <text:p>376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27" calcext:value-type="float">
            <text:p>1642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4:50:23-04</text:p>
          </table:table-cell>
          <table:table-cell office:value-type="string" calcext:value-type="string">
            <text:p>2016-01-11 10:03:01.797604-05</text:p>
          </table:table-cell>
          <table:table-cell/>
          <table:table-cell office:value-type="string" calcext:value-type="string">
            <text:p>32c2ab9c2e4115166be1300c738b5f6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xaminer Tacoma Edition Articl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ss.examiner.com/rss/Tacoma-edition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15833" calcext:value-type="float">
            <text:p>158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418" calcext:value-type="float">
            <text:p>441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12-04 00:39:54.820668-05</text:p>
          </table:table-cell>
          <table:table-cell office:value-type="string" calcext:value-type="string">
            <text:p>2014-12-01 06:15:34.780578-05</text:p>
          </table:table-cell>
          <table:table-cell/>
          <table:table-cell office:value-type="string" calcext:value-type="string">
            <text:p>d8697f4a662d3824d77b6831b334ec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ressThink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ournalism.nyu.edu/pubzone/weblogs/pressthink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572" calcext:value-type="float">
            <text:p>657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19 12:38:4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4438952c62fece0aa9e335ab19157a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Сверхрегулярная жизнь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abyz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4:40:44.633981-04</text:p>
          </table:table-cell>
          <table:table-cell office:value-type="float" office:value="33831" calcext:value-type="float">
            <text:p>3383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532" calcext:value-type="float">
            <text:p>125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4:42:12-04</text:p>
          </table:table-cell>
          <table:table-cell office:value-type="string" calcext:value-type="string">
            <text:p>2015-12-15 17:57:55.876611-05</text:p>
          </table:table-cell>
          <table:table-cell/>
          <table:table-cell office:value-type="string" calcext:value-type="string">
            <text:p>ec1583cf24a65826eb3df0f76174e1c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illain For Hir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vil-ninj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4199" calcext:value-type="float">
            <text:p>141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792" calcext:value-type="float">
            <text:p>379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02-04</text:p>
          </table:table-cell>
          <table:table-cell office:value-type="string" calcext:value-type="string">
            <text:p>2013-11-27 11:54:06.4838-05</text:p>
          </table:table-cell>
          <table:table-cell/>
          <table:table-cell office:value-type="string" calcext:value-type="string">
            <text:p>866398c74b070a5c66410f5effc45a7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peverde.com: Latest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apeverde.com/?type=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7:19:11.588279-04</text:p>
          </table:table-cell>
          <table:table-cell office:value-type="float" office:value="131235" calcext:value-type="float">
            <text:p>1312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293" calcext:value-type="float">
            <text:p>4029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7:22:51-04</text:p>
          </table:table-cell>
          <table:table-cell office:value-type="string" calcext:value-type="string">
            <text:p>2015-02-22 23:53:37.426207-05</text:p>
          </table:table-cell>
          <table:table-cell/>
          <table:table-cell office:value-type="string" calcext:value-type="string">
            <text:p>48cd9517983b0ad0803624a28673993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rketing Chit-Cha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marketingchitchat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6:18:41.359384-04</text:p>
          </table:table-cell>
          <table:table-cell office:value-type="float" office:value="371888" calcext:value-type="float">
            <text:p>37188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702" calcext:value-type="float">
            <text:p>577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6:19:21-04</text:p>
          </table:table-cell>
          <table:table-cell table:number-columns-repeated="2"/>
          <table:table-cell office:value-type="string" calcext:value-type="string">
            <text:p>e8e607e9d70ef0093925536937d000f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lectivo Guatemala - At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quauhtemallan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1210" calcext:value-type="float">
            <text:p>1212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535" calcext:value-type="float">
            <text:p>6453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2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92eb5f621125ac8eb31e2ba9ef6b0e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7_227_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1:45:20.779198-04</text:p>
          </table:table-cell>
          <table:table-cell office:value-type="float" office:value="116087" calcext:value-type="float">
            <text:p>11608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1:47:18-04</text:p>
          </table:table-cell>
          <table:table-cell office:value-type="string" calcext:value-type="string">
            <text:p>2016-03-02 18:48:27.203256-05</text:p>
          </table:table-cell>
          <table:table-cell/>
          <table:table-cell office:value-type="string" calcext:value-type="string">
            <text:p>11270d90d41b837931aa6aa6f818795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nières infos de : Vidéos Buzz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adepeche.fr/rss/337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213" calcext:value-type="float">
            <text:p>882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53" calcext:value-type="float">
            <text:p>415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1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14fac69a4db4d703b685c5d72ca58aa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ídeos de Quèquic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v3.cat/rss/videos/tots_multimedies_201785835_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4090" calcext:value-type="float">
            <text:p>7409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612" calcext:value-type="float">
            <text:p>396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11-24 00:38:43.408706-05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ea28856c19e84e7bd0db8554dc2f97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verything, everything&amp;#39;s magic!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lexpride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0:43:08.0756-04</text:p>
          </table:table-cell>
          <table:table-cell office:value-type="float" office:value="34016" calcext:value-type="float">
            <text:p>340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718" calcext:value-type="float">
            <text:p>1271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0:43:44-04</text:p>
          </table:table-cell>
          <table:table-cell office:value-type="string" calcext:value-type="string">
            <text:p>2015-04-11 16:04:06.081922-04</text:p>
          </table:table-cell>
          <table:table-cell/>
          <table:table-cell office:value-type="string" calcext:value-type="string">
            <text:p>0a8fe2c28fa4d32137c8dec46ebb0e7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Здесь живет большое горячее солнце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lianitt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9210" calcext:value-type="float">
            <text:p>292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002" calcext:value-type="float">
            <text:p>80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9:43-04</text:p>
          </table:table-cell>
          <table:table-cell office:value-type="string" calcext:value-type="string">
            <text:p>2014-10-03 23:03:07.940254-04</text:p>
          </table:table-cell>
          <table:table-cell/>
          <table:table-cell office:value-type="string" calcext:value-type="string">
            <text:p>e5a0fc4b50fbbcabf70a07c96c0206b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vam vitam a viginti octo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radulce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7:39:31.154526-04</text:p>
          </table:table-cell>
          <table:table-cell office:value-type="float" office:value="366982" calcext:value-type="float">
            <text:p>36698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628" calcext:value-type="float">
            <text:p>646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7:41:09-04</text:p>
          </table:table-cell>
          <table:table-cell table:number-columns-repeated="2"/>
          <table:table-cell office:value-type="string" calcext:value-type="string">
            <text:p>24fd7d0454aa208a5834c6dbcd3696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isine - François Charti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apresse.ca/rss/647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30103" calcext:value-type="float">
            <text:p>1301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98" calcext:value-type="float">
            <text:p>39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7:42-04</text:p>
          </table:table-cell>
          <table:table-cell office:value-type="string" calcext:value-type="string">
            <text:p>2014-06-16 22:12:40.102443-04</text:p>
          </table:table-cell>
          <table:table-cell/>
          <table:table-cell office:value-type="string" calcext:value-type="string">
            <text:p>afe3baa98bafcb6f99518d6d65479a0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imor Cartoon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imorcartoon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4:18:18.961478-04</text:p>
          </table:table-cell>
          <table:table-cell office:value-type="float" office:value="379385" calcext:value-type="float">
            <text:p>3793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941" calcext:value-type="float">
            <text:p>6594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4:18:45-04</text:p>
          </table:table-cell>
          <table:table-cell table:number-columns-repeated="2"/>
          <table:table-cell office:value-type="string" calcext:value-type="string">
            <text:p>f693d8b95f635ecc4c412118b002a6b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etro Voices on syracuse.c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syracuse.com/metrovoices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723" calcext:value-type="float">
            <text:p>47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9:2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1616e2ac8696acb7d4eee9abe618fb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orge Luiz | Patos Onlin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patosonline.com/rss.php?categoria=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0976" calcext:value-type="float">
            <text:p>3609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556" calcext:value-type="float">
            <text:p>835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3:37-04</text:p>
          </table:table-cell>
          <table:table-cell office:value-type="string" calcext:value-type="string">
            <text:p>2015-10-18 03:43:35.299556-04</text:p>
          </table:table-cell>
          <table:table-cell/>
          <table:table-cell office:value-type="string" calcext:value-type="string">
            <text:p>8148543810cd8a7f9f57cf026eb3cfb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Darren Gang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guardian.co.tt/taxonomy/term/878/f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718" calcext:value-type="float">
            <text:p>8871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3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80fd8fcdfdde5675e1e1dea6bae44fc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олина Болотов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olotova-polin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04:14.43813-04</text:p>
          </table:table-cell>
          <table:table-cell office:value-type="float" office:value="34007" calcext:value-type="float">
            <text:p>340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709" calcext:value-type="float">
            <text:p>127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7:07:09-04</text:p>
          </table:table-cell>
          <table:table-cell office:value-type="string" calcext:value-type="string">
            <text:p>2015-05-31 19:33:43.276641-04</text:p>
          </table:table-cell>
          <table:table-cell/>
          <table:table-cell office:value-type="string" calcext:value-type="string">
            <text:p>de1cfba228324509a744f79ace410e1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uto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eviewjournal.com/taxonomy/term/37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19:40.656773-04</text:p>
          </table:table-cell>
          <table:table-cell office:value-type="float" office:value="345589" calcext:value-type="float">
            <text:p>3455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896" calcext:value-type="float">
            <text:p>2689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9:26:47-04</text:p>
          </table:table-cell>
          <table:table-cell office:value-type="string" calcext:value-type="string">
            <text:p>2015-08-13 01:39:43.278347-04</text:p>
          </table:table-cell>
          <table:table-cell/>
          <table:table-cell office:value-type="string" calcext:value-type="string">
            <text:p>68a61682206a538abbf077225268bf7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Институт современного развития -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nsor-russia.ru/ru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913" calcext:value-type="float">
            <text:p>1209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269" calcext:value-type="float">
            <text:p>642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8:28-04</text:p>
          </table:table-cell>
          <table:table-cell office:value-type="string" calcext:value-type="string">
            <text:p>2013-12-27 21:07:09.876778-05</text:p>
          </table:table-cell>
          <table:table-cell/>
          <table:table-cell office:value-type="string" calcext:value-type="string">
            <text:p>b85a08da0734a468059f9c5d9ce6bf2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atslav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vatsla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2497" calcext:value-type="float">
            <text:p>324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188" calcext:value-type="float">
            <text:p>111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9:1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cdc843eabb749dd50500b5a325e9497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Rockwall / Rowlet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news/community-news/rockwall-rowlett/?r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8837" calcext:value-type="float">
            <text:p>3488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28" calcext:value-type="float">
            <text:p>12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09:50-04</text:p>
          </table:table-cell>
          <table:table-cell office:value-type="string" calcext:value-type="string">
            <text:p>2015-10-19 19:30:13.722033-04</text:p>
          </table:table-cell>
          <table:table-cell/>
          <table:table-cell office:value-type="string" calcext:value-type="string">
            <text:p>3b83477ef7e8351e142e0454ef7aa55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gbladet.no - kombiner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gbladet.no/rss/kombinert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8:19:36.32271-04</text:p>
          </table:table-cell>
          <table:table-cell office:value-type="float" office:value="73171" calcext:value-type="float">
            <text:p>731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516" calcext:value-type="float">
            <text:p>395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8:23:03-04</text:p>
          </table:table-cell>
          <table:table-cell office:value-type="string" calcext:value-type="string">
            <text:p>2016-02-29 21:59:18.763972-05</text:p>
          </table:table-cell>
          <table:table-cell/>
          <table:table-cell office:value-type="string" calcext:value-type="string">
            <text:p>858daf5ec7d7cd91a39e1aa93fb3422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аталия Занегина. Хроники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ukropink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5415" calcext:value-type="float">
            <text:p>3541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155" calcext:value-type="float">
            <text:p>141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33-04</text:p>
          </table:table-cell>
          <table:table-cell office:value-type="string" calcext:value-type="string">
            <text:p>2014-05-11 02:57:52.734645-04</text:p>
          </table:table-cell>
          <table:table-cell/>
          <table:table-cell office:value-type="string" calcext:value-type="string">
            <text:p>9dfffe6283ae293167d21c882d14cb9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v3.l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v3.lt/rss/sarasas/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2:56:26.098074-04</text:p>
          </table:table-cell>
          <table:table-cell office:value-type="float" office:value="366360" calcext:value-type="float">
            <text:p>3663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06" calcext:value-type="float">
            <text:p>287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2:56:59-04</text:p>
          </table:table-cell>
          <table:table-cell office:value-type="string" calcext:value-type="string">
            <text:p>2016-03-26 07:44:16.319059-04</text:p>
          </table:table-cell>
          <table:table-cell/>
          <table:table-cell office:value-type="string" calcext:value-type="string">
            <text:p>b54a38ee7d52fcb537dbaa8308e5e1e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бычный журнал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rbuzko-serj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4870" calcext:value-type="float">
            <text:p>348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606" calcext:value-type="float">
            <text:p>136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57-04</text:p>
          </table:table-cell>
          <table:table-cell office:value-type="string" calcext:value-type="string">
            <text:p>2013-10-22 13:49:57.450249-04</text:p>
          </table:table-cell>
          <table:table-cell/>
          <table:table-cell office:value-type="string" calcext:value-type="string">
            <text:p>7cc355475b82c6405f07e28cce895c8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id Watch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idwatcher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49:14.407517-04</text:p>
          </table:table-cell>
          <table:table-cell office:value-type="float" office:value="362823" calcext:value-type="float">
            <text:p>3628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921" calcext:value-type="float">
            <text:p>6092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2-08 05:53:53-05</text:p>
          </table:table-cell>
          <table:table-cell table:number-columns-repeated="2"/>
          <table:table-cell office:value-type="string" calcext:value-type="string">
            <text:p>d0d704366cab42f8f44cbebc2486135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3. Maila ataleko albisteak. eitb.com atariko RSS jarioa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itb.com/rss/eu/feed/kirolak/futbola/hirugarren-maila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1185" calcext:value-type="float">
            <text:p>711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286" calcext:value-type="float">
            <text:p>392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7:58-04</text:p>
          </table:table-cell>
          <table:table-cell office:value-type="string" calcext:value-type="string">
            <text:p>2013-07-24 04:00:54.915093-04</text:p>
          </table:table-cell>
          <table:table-cell/>
          <table:table-cell office:value-type="string" calcext:value-type="string">
            <text:p>65c7ec1b1c302fdf0d703a1dd17b226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unning Around Armeni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inarmenia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7:44:27.608932-04</text:p>
          </table:table-cell>
          <table:table-cell office:value-type="float" office:value="366542" calcext:value-type="float">
            <text:p>36654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662" calcext:value-type="float">
            <text:p>6366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7:44:54-04</text:p>
          </table:table-cell>
          <table:table-cell table:number-columns-repeated="2"/>
          <table:table-cell office:value-type="string" calcext:value-type="string">
            <text:p>d398840f5e529c41a49d39732f51776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Halcian Pierr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guardian.co.tt/taxonomy/term/635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769" calcext:value-type="float">
            <text:p>887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2:0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16cac2f2aa0b4623c941b0ec9789c7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 Журналист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udovikxi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04:14.43813-04</text:p>
          </table:table-cell>
          <table:table-cell office:value-type="float" office:value="15059" calcext:value-type="float">
            <text:p>150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8" calcext:value-type="float">
            <text:p>41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7:05:25-04</text:p>
          </table:table-cell>
          <table:table-cell office:value-type="string" calcext:value-type="string">
            <text:p>2015-07-20 07:33:27.625729-04</text:p>
          </table:table-cell>
          <table:table-cell/>
          <table:table-cell office:value-type="string" calcext:value-type="string">
            <text:p>44bfb7c3ebf752c7973fe06eed02136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r Beginners Onl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unnersworld.com/taxonomy/term/502/1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3:45:49.726507-04</text:p>
          </table:table-cell>
          <table:table-cell office:value-type="float" office:value="112032" calcext:value-type="float">
            <text:p>11203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432" calcext:value-type="float">
            <text:p>594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5-25 19:51:12.353716-04</text:p>
          </table:table-cell>
          <table:table-cell office:value-type="string" calcext:value-type="string">
            <text:p>2015-05-20 11:51:59.120192-04</text:p>
          </table:table-cell>
          <table:table-cell/>
          <table:table-cell office:value-type="string" calcext:value-type="string">
            <text:p>6996a33556d8ce828bce1a9d4d3e1d3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el's 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el-corey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03:23.553263-04</text:p>
          </table:table-cell>
          <table:table-cell office:value-type="float" office:value="373903" calcext:value-type="float">
            <text:p>3739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986" calcext:value-type="float">
            <text:p>89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03:36-04</text:p>
          </table:table-cell>
          <table:table-cell office:value-type="string" calcext:value-type="string">
            <text:p>2016-04-06 04:27:29.996523-04</text:p>
          </table:table-cell>
          <table:table-cell/>
          <table:table-cell office:value-type="string" calcext:value-type="string">
            <text:p>1fa0bd65bd36ff67fda924d6c65d2cb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antic Foodie: Confessions of a Wannabe Chef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seattlepi.nwsource.com/franticfoodie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279" calcext:value-type="float">
            <text:p>427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3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e1022522394f049b44d0e538f0339f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ardlin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saadhammadi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9:54:11.66294-04</text:p>
          </table:table-cell>
          <table:table-cell office:value-type="float" office:value="358692" calcext:value-type="float">
            <text:p>35869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247" calcext:value-type="float">
            <text:p>572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0:00:08-04</text:p>
          </table:table-cell>
          <table:table-cell table:number-columns-repeated="2"/>
          <table:table-cell office:value-type="string" calcext:value-type="string">
            <text:p>2cf36e811c080a49d1afa7c919dfa5a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pubblica.it &gt; Rugb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epubblica.it/rss/sport/rugby/rss2.0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1:24:29.446178-04</text:p>
          </table:table-cell>
          <table:table-cell office:value-type="float" office:value="88049" calcext:value-type="float">
            <text:p>880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52" calcext:value-type="float">
            <text:p>4155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1:29:22-04</text:p>
          </table:table-cell>
          <table:table-cell office:value-type="string" calcext:value-type="string">
            <text:p>2016-03-14 09:36:03.374853-04</text:p>
          </table:table-cell>
          <table:table-cell/>
          <table:table-cell office:value-type="string" calcext:value-type="string">
            <text:p>cb3d92144753a32a7b1caa6e69f8f29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uan Crouse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uancrouset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20589" calcext:value-type="float">
            <text:p>1205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070" calcext:value-type="float">
            <text:p>640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3:52-04</text:p>
          </table:table-cell>
          <table:table-cell office:value-type="string" calcext:value-type="string">
            <text:p>2014-10-30 03:06:52.205665-04</text:p>
          </table:table-cell>
          <table:table-cell/>
          <table:table-cell office:value-type="string" calcext:value-type="string">
            <text:p>0d45e0cd3b1849c5e8fe95537215331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быкновенный фашист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utoi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28902" calcext:value-type="float">
            <text:p>289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691" calcext:value-type="float">
            <text:p>76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3:12-04</text:p>
          </table:table-cell>
          <table:table-cell office:value-type="string" calcext:value-type="string">
            <text:p>2014-10-26 01:29:20.675372-04</text:p>
          </table:table-cell>
          <table:table-cell/>
          <table:table-cell office:value-type="string" calcext:value-type="string">
            <text:p>7f11ee159b5d0afa8ae46142d425cf5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eaverton, OR - Calendar - Beaverton Arts Commissi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eavertonoregon.gov/support/calendar27.x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3 01:13:11.875771-04</text:p>
          </table:table-cell>
          <table:table-cell office:value-type="float" office:value="356750" calcext:value-type="float">
            <text:p>3567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8670" calcext:value-type="float">
            <text:p>2686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1:13:31-04</text:p>
          </table:table-cell>
          <table:table-cell office:value-type="string" calcext:value-type="string">
            <text:p>2015-11-25 03:48:06.652824-05</text:p>
          </table:table-cell>
          <table:table-cell/>
          <table:table-cell office:value-type="string" calcext:value-type="string">
            <text:p>6e8b910400d05b3a9bee3b3efc85252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b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abb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4:13:48.929887-04</text:p>
          </table:table-cell>
          <table:table-cell office:value-type="float" office:value="111081" calcext:value-type="float">
            <text:p>1110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8670" calcext:value-type="float">
            <text:p>586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4:15:34-04</text:p>
          </table:table-cell>
          <table:table-cell office:value-type="string" calcext:value-type="string">
            <text:p>2016-03-23 12:07:52.656456-04</text:p>
          </table:table-cell>
          <table:table-cell/>
          <table:table-cell office:value-type="string" calcext:value-type="string">
            <text:p>3d8ec0b53a4eaa15572d6040a69d04d1</text:p>
          </table:table-cell>
        </table:table-row>
        <table:table-row table:style-name="ro5">
          <table:table-cell office:value-type="string" calcext:value-type="string">
            <text:p>syndicated</text:p>
          </table:table-cell>
          <table:table-cell office:value-type="string" calcext:value-type="string">
            <text:p>патогномонист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ignamax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6705" calcext:value-type="float">
            <text:p>367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459" calcext:value-type="float">
            <text:p>1545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11-04</text:p>
          </table:table-cell>
          <table:table-cell office:value-type="string" calcext:value-type="string">
            <text:p>2014-11-06 16:53:48.394379-05</text:p>
          </table:table-cell>
          <table:table-cell/>
          <table:table-cell office:value-type="string" calcext:value-type="string">
            <text:p>f25e2f34c32f782a478c17348ad2c54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пология срединного пути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oze-mash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8896" calcext:value-type="float">
            <text:p>3889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652" calcext:value-type="float">
            <text:p>1765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15-04</text:p>
          </table:table-cell>
          <table:table-cell office:value-type="string" calcext:value-type="string">
            <text:p>2016-03-21 08:27:15.611689-04</text:p>
          </table:table-cell>
          <table:table-cell/>
          <table:table-cell office:value-type="string" calcext:value-type="string">
            <text:p>626ba877914cff67ccc19486fe657ea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lture et politique arabes &amp;#187; Oma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pa.hypotheses.org/category/oman/f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8789" calcext:value-type="float">
            <text:p>1187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773" calcext:value-type="float">
            <text:p>627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5:5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d10de08cbf26671b2bd1a5060a0d2b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cky Mountain News Stories: Tech &amp; Telec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ockymountainnews.com/feeds/headlines/business/tech-telecom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089" calcext:value-type="float">
            <text:p>60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8-21 09:51:13.44279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4b61ef63a1bda66b4eb890db479c733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gghhh! The Home Of Two Of Jonah's Military Guys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donovan.com/comments-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024" calcext:value-type="float">
            <text:p>80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36" calcext:value-type="float">
            <text:p>11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5:10-04</text:p>
          </table:table-cell>
          <table:table-cell office:value-type="string" calcext:value-type="string">
            <text:p>2014-11-13 06:27:00.648415-05</text:p>
          </table:table-cell>
          <table:table-cell/>
          <table:table-cell office:value-type="string" calcext:value-type="string">
            <text:p>f6fbe1ac3523b82588264318b27db8a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Фото и креатив.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talk31337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2:50:04.925725-04</text:p>
          </table:table-cell>
          <table:table-cell office:value-type="float" office:value="15537" calcext:value-type="float">
            <text:p>155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403" calcext:value-type="float">
            <text:p>440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2:50:37-04</text:p>
          </table:table-cell>
          <table:table-cell office:value-type="string" calcext:value-type="string">
            <text:p>2015-03-26 08:44:28.533788-04</text:p>
          </table:table-cell>
          <table:table-cell/>
          <table:table-cell office:value-type="string" calcext:value-type="string">
            <text:p>dd371592b2f28e5b0cc39bf56a95582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BS 4 - Pets &amp; Animal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bs4.com/pets/resources_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23:08.231198-04</text:p>
          </table:table-cell>
          <table:table-cell office:value-type="float" office:value="8804" calcext:value-type="float">
            <text:p>88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49" calcext:value-type="float">
            <text:p>13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4:25:22-04</text:p>
          </table:table-cell>
          <table:table-cell office:value-type="string" calcext:value-type="string">
            <text:p>2016-03-18 11:45:55.208287-04</text:p>
          </table:table-cell>
          <table:table-cell/>
          <table:table-cell office:value-type="string" calcext:value-type="string">
            <text:p>c59b6fcbc10154fc15a2a8878152d5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- Rondôni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rasil.gov.br/rss/links/estados/rondon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3:50:23.74637-04</text:p>
          </table:table-cell>
          <table:table-cell office:value-type="float" office:value="367685" calcext:value-type="float">
            <text:p>3676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492" calcext:value-type="float">
            <text:p>8349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3:53:01-04</text:p>
          </table:table-cell>
          <table:table-cell office:value-type="string" calcext:value-type="string">
            <text:p>2016-02-18 18:59:35.819075-05</text:p>
          </table:table-cell>
          <table:table-cell/>
          <table:table-cell office:value-type="string" calcext:value-type="string">
            <text:p>77177bb07def06f5aec664462bd5c41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&amp;quot;Лесной Журнал&amp;quot;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esnoy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32985" calcext:value-type="float">
            <text:p>329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683" calcext:value-type="float">
            <text:p>116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5:41-04</text:p>
          </table:table-cell>
          <table:table-cell office:value-type="string" calcext:value-type="string">
            <text:p>2016-02-29 05:56:25.095543-05</text:p>
          </table:table-cell>
          <table:table-cell/>
          <table:table-cell office:value-type="string" calcext:value-type="string">
            <text:p>04aa14efcf79fddd8329739d34614f4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eople's International Observers Mission 2010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iom2010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3064" calcext:value-type="float">
            <text:p>11306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202" calcext:value-type="float">
            <text:p>602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7:08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31efd02e03b2f12e8752f409634d07f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и разу не кошк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l0r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31722" calcext:value-type="float">
            <text:p>3172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09" calcext:value-type="float">
            <text:p>104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28:25-04</text:p>
          </table:table-cell>
          <table:table-cell office:value-type="string" calcext:value-type="string">
            <text:p>2016-03-19 07:47:48.851258-04</text:p>
          </table:table-cell>
          <table:table-cell/>
          <table:table-cell office:value-type="string" calcext:value-type="string">
            <text:p>421c5afd0d5843286564476010844e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neditoria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ditorial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02:50.486901-04</text:p>
          </table:table-cell>
          <table:table-cell office:value-type="float" office:value="361979" calcext:value-type="float">
            <text:p>36197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141" calcext:value-type="float">
            <text:p>6514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04:01-04</text:p>
          </table:table-cell>
          <table:table-cell table:number-columns-repeated="2"/>
          <table:table-cell office:value-type="string" calcext:value-type="string">
            <text:p>06f6f0a51794598a93b05d93f26728bf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صحيفة تشرين - Syria Millenniu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ishreen.news.sy/tishreen/public/rss-syria-millenn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129736" calcext:value-type="float">
            <text:p>1297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78" calcext:value-type="float">
            <text:p>3917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9-04 22:03:19-04</text:p>
          </table:table-cell>
          <table:table-cell office:value-type="string" calcext:value-type="string">
            <text:p>2015-09-04 06:29:47.658166-04</text:p>
          </table:table-cell>
          <table:table-cell/>
          <table:table-cell office:value-type="string" calcext:value-type="string">
            <text:p>e47825a140141a74598d0135d456c45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1_23_82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116123" calcext:value-type="float">
            <text:p>1161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2:24:18-04</text:p>
          </table:table-cell>
          <table:table-cell office:value-type="string" calcext:value-type="string">
            <text:p>2014-07-30 08:48:17.608355-04</text:p>
          </table:table-cell>
          <table:table-cell/>
          <table:table-cell office:value-type="string" calcext:value-type="string">
            <text:p>1d704ba65bc3466619aa67cbd6c6227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formula="of:=SUM([.D2:.D501])" office:value-type="float" office:value="549748" calcext:value-type="float">
            <text:p>549748</text:p>
          </table:table-cell>
          <table:table-cell table:number-columns-repeated="10"/>
          <table:table-cell office:value-type="string" calcext:value-type="string">
            <text:p>total:</text:p>
          </table:table-cell>
        </table:table-row>
        <table:table-row table:style-name="ro1">
          <table:table-cell table:number-columns-repeated="3"/>
          <table:table-cell table:formula="of:=MEDIAN([.D2:.D501]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median:</text:p>
          </table:table-cell>
        </table:table-row>
        <table:table-row table:style-name="ro1">
          <table:table-cell table:number-columns-repeated="3"/>
          <table:table-cell table:formula="of:=AVERAGE([.D2:.D501])" office:value-type="float" office:value="1099.496" calcext:value-type="float">
            <text:p>1099</text:p>
          </table:table-cell>
          <table:table-cell table:number-columns-repeated="10"/>
          <table:table-cell office:value-type="string" calcext:value-type="string">
            <text:p>average: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formula="of:=1100 * ( 100 / 127 ) * 105000" office:value-type="float" office:value="90944881.8897638" calcext:value-type="float">
            <text:p>90944882</text:p>
          </table:table-cell>
          <table:table-cell table:number-columns-repeated="10"/>
          <table:table-cell office:value-type="string" calcext:value-type="string">
            <text:p>estimated imported feedly stories:</text:p>
          </table:table-cell>
        </table:table-row>
        <table:table-row table:style-name="ro1" table:number-rows-repeated="104806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feedly_feeds.A1:feedly_feeds.O50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09:56:51.3226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9T10:02:23.858560000</dc:date>
    <dc:creator>Hal Roberts</dc:creator>
    <meta:editing-duration>P1DT19M11S</meta:editing-duration>
    <meta:editing-cycles>3</meta:editing-cycles>
    <meta:generator>LibreOffice/5.1.0.3$MacOSX_X86_64 LibreOffice_project/5e3e00a007d9b3b6efb6797a8b8e57b51ab1f737</meta:generator>
    <meta:document-statistic meta:table-count="1" meta:cell-count="6996" meta:object-count="0"/>
  </office:meta>
</office:document-meta>
</file>